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571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0.6382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26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6-build-16-bb-threads" table:style-name="ta1">
        <table:shapes>
          <draw:frame draw:z-index="0" draw:style-name="gr1" draw:text-style-name="P1" svg:width="25.7287in" svg:height="12.1142in" svg:x="4.8976in" svg:y="0.6602in">
            <draw:object draw:notify-on-update-of-ranges="'6-build-16-bb-threads'.B1:'6-build-16-bb-threads'.B1 '6-build-16-bb-threads'.B2:'6-build-16-bb-threads'.B2041 '6-build-16-bb-threads'.C1:'6-build-16-bb-threads'.C1 '6-build-16-bb-threads'.C2:'6-build-16-bb-threads'.C2041 '6-build-16-bb-threads'.D1:'6-build-16-bb-threads'.D1 '6-build-16-bb-threads'.D2:'6-build-16-bb-threads'.D2041 '6-build-16-bb-threads'.E1:'6-build-16-bb-threads'.E1 '6-build-16-bb-threads'.E2:'6-build-16-bb-threads'.E20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6746" calcext:value-type="float">
            <text:p>18674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127" calcext:value-type="float">
            <text:p>5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0931" calcext:value-type="float">
            <text:p>1109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3453" calcext:value-type="float">
            <text:p>163453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49" calcext:value-type="float">
            <text:p>2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8859" calcext:value-type="float">
            <text:p>138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81" calcext:value-type="float">
            <text:p>1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3005" calcext:value-type="float">
            <text:p>12300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3508" calcext:value-type="float">
            <text:p>1035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72" calcext:value-type="float">
            <text:p>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3183" calcext:value-type="float">
            <text:p>11318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55" calcext:value-type="float">
            <text:p>2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5881" calcext:value-type="float">
            <text:p>125881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2809" calcext:value-type="float">
            <text:p>10280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1896" calcext:value-type="float">
            <text:p>1018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5554" calcext:value-type="float">
            <text:p>12555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919" calcext:value-type="float">
            <text:p>4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4767" calcext:value-type="float">
            <text:p>104767</text:p>
          </table:table-cell>
          <table:table-cell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10" calcext:value-type="float">
            <text:p>151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1039" calcext:value-type="float">
            <text:p>121039</text:p>
          </table:table-cell>
          <table:table-cell office:value-type="float" office:value="3429" calcext:value-type="float">
            <text:p>342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62" calcext:value-type="float">
            <text:p>362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6244" calcext:value-type="float">
            <text:p>106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352" calcext:value-type="float">
            <text:p>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8351" calcext:value-type="float">
            <text:p>13835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63" calcext:value-type="float">
            <text:p>3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8758" calcext:value-type="float">
            <text:p>1087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33" calcext:value-type="float">
            <text:p>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3854" calcext:value-type="float">
            <text:p>103854</text:p>
          </table:table-cell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8596" calcext:value-type="float">
            <text:p>158596</text:p>
          </table:table-cell>
          <table:table-cell office:value-type="float" office:value="96534" calcext:value-type="float">
            <text:p>965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8" calcext:value-type="float">
            <text:p>208</text:p>
          </table:table-cell>
          <table:table-cell office:value-type="float" office:value="9961" calcext:value-type="float">
            <text:p>99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2141" calcext:value-type="float">
            <text:p>142141</text:p>
          </table:table-cell>
          <table:table-cell office:value-type="float" office:value="22096" calcext:value-type="float">
            <text:p>2209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72848" calcext:value-type="float">
            <text:p>372848</text:p>
          </table:table-cell>
          <table:table-cell office:value-type="float" office:value="38614" calcext:value-type="float">
            <text:p>386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51" calcext:value-type="float">
            <text:p>351</text:p>
          </table:table-cell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6791" calcext:value-type="float">
            <text:p>196791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268" calcext:value-type="float">
            <text:p>112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9284" calcext:value-type="float">
            <text:p>109284</text:p>
          </table:table-cell>
          <table:table-cell office:value-type="float" office:value="33318" calcext:value-type="float">
            <text:p>333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6" calcext:value-type="float">
            <text:p>486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1337" calcext:value-type="float">
            <text:p>11133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49" calcext:value-type="float">
            <text:p>1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47491" calcext:value-type="float">
            <text:p>847491</text:p>
          </table:table-cell>
          <table:table-cell office:value-type="float" office:value="14676" calcext:value-type="float">
            <text:p>1467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8220" calcext:value-type="float">
            <text:p>17822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5203" calcext:value-type="float">
            <text:p>1152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18" calcext:value-type="float">
            <text:p>1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3025" calcext:value-type="float">
            <text:p>29302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418" calcext:value-type="float">
            <text:p>6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35837" calcext:value-type="float">
            <text:p>435837</text:p>
          </table:table-cell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281" calcext:value-type="float">
            <text:p>828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6545" calcext:value-type="float">
            <text:p>106545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963" calcext:value-type="float">
            <text:p>4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63180" calcext:value-type="float">
            <text:p>36318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9730" calcext:value-type="float">
            <text:p>59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9473" calcext:value-type="float">
            <text:p>289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404" calcext:value-type="float">
            <text:p>5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77327" calcext:value-type="float">
            <text:p>577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27" calcext:value-type="float">
            <text:p>3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09954" calcext:value-type="float">
            <text:p>3099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020" calcext:value-type="float">
            <text:p>9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9597" calcext:value-type="float">
            <text:p>129597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5077" calcext:value-type="float">
            <text:p>115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359" calcext:value-type="float">
            <text:p>4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8793" calcext:value-type="float">
            <text:p>128793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4614" calcext:value-type="float">
            <text:p>1046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627" calcext:value-type="float">
            <text:p>5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2957" calcext:value-type="float">
            <text:p>152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>
            <draw:frame draw:z-index="1" draw:style-name="gr1" draw:text-style-name="P1" svg:width="25.7287in" svg:height="12.1142in" svg:x="0.3098in" svg:y="0.0083in">
              <draw:object draw:notify-on-update-of-ranges="'6-build-16-bb-threads'.B1700:'6-build-16-bb-threads'.B1700 '6-build-16-bb-threads'.B1701:'6-build-16-bb-threads'.B2041 '6-build-16-bb-threads'.C1700:'6-build-16-bb-threads'.C1700 '6-build-16-bb-threads'.C1701:'6-build-16-bb-threads'.C2041 '6-build-16-bb-threads'.D1700:'6-build-16-bb-threads'.D1700 '6-build-16-bb-threads'.D1701:'6-build-16-bb-threads'.D2041 '6-build-16-bb-threads'.E1700:'6-build-16-bb-threads'.E1700 '6-build-16-bb-threads'.E1701:'6-build-16-bb-threads'.E204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18" calcext:value-type="float">
            <text:p>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2457" calcext:value-type="float">
            <text:p>122457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7234" calcext:value-type="float">
            <text:p>1972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9497" calcext:value-type="float">
            <text:p>249497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20" calcext:value-type="float">
            <text:p>1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09520" calcext:value-type="float">
            <text:p>2709520</text:p>
          </table:table-cell>
          <table:table-cell office:value-type="float" office:value="4546" calcext:value-type="float">
            <text:p>454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80" calcext:value-type="float">
            <text:p>580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3715" calcext:value-type="float">
            <text:p>313715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541" calcext:value-type="float">
            <text:p>20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7945" calcext:value-type="float">
            <text:p>1579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63" calcext:value-type="float">
            <text:p>1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0323" calcext:value-type="float">
            <text:p>1903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732" calcext:value-type="float">
            <text:p>177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81056" calcext:value-type="float">
            <text:p>1581056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65" calcext:value-type="float">
            <text:p>3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39034" calcext:value-type="float">
            <text:p>939034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437" calcext:value-type="float">
            <text:p>5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19644" calcext:value-type="float">
            <text:p>181964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098" calcext:value-type="float">
            <text:p>16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8957" calcext:value-type="float">
            <text:p>318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02623" calcext:value-type="float">
            <text:p>1102623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802" calcext:value-type="float">
            <text:p>19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48618" calcext:value-type="float">
            <text:p>8486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6686" calcext:value-type="float">
            <text:p>46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60672" calcext:value-type="float">
            <text:p>15606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3986" calcext:value-type="float">
            <text:p>639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71482" calcext:value-type="float">
            <text:p>3714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646" calcext:value-type="float">
            <text:p>28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44235" calcext:value-type="float">
            <text:p>444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954" calcext:value-type="float">
            <text:p>34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42328" calcext:value-type="float">
            <text:p>54232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9806" calcext:value-type="float">
            <text:p>49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08526" calcext:value-type="float">
            <text:p>1808526</text:p>
          </table:table-cell>
          <table:table-cell office:value-type="float" office:value="19899" calcext:value-type="float">
            <text:p>1989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410" calcext:value-type="float">
            <text:p>41410</text:p>
          </table:table-cell>
          <table:table-cell office:value-type="float" office:value="2767" calcext:value-type="float">
            <text:p>27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2210" calcext:value-type="float">
            <text:p>282210</text:p>
          </table:table-cell>
          <table:table-cell office:value-type="float" office:value="15078" calcext:value-type="float">
            <text:p>1507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200" calcext:value-type="float">
            <text:p>1220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2610" calcext:value-type="float">
            <text:p>172610</text:p>
          </table:table-cell>
          <table:table-cell office:value-type="float" office:value="3492" calcext:value-type="float">
            <text:p>349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256" calcext:value-type="float">
            <text:p>8256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43983" calcext:value-type="float">
            <text:p>1543983</text:p>
          </table:table-cell>
          <table:table-cell office:value-type="float" office:value="26296" calcext:value-type="float">
            <text:p>2629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932" calcext:value-type="float">
            <text:p>2793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07936" calcext:value-type="float">
            <text:p>707936</text:p>
          </table:table-cell>
          <table:table-cell office:value-type="float" office:value="12095" calcext:value-type="float">
            <text:p>1209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924" calcext:value-type="float">
            <text:p>25924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5543" calcext:value-type="float">
            <text:p>345543</text:p>
          </table:table-cell>
          <table:table-cell office:value-type="float" office:value="6493" calcext:value-type="float">
            <text:p>649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734" calcext:value-type="float">
            <text:p>3734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57751" calcext:value-type="float">
            <text:p>557751</text:p>
          </table:table-cell>
          <table:table-cell office:value-type="float" office:value="46020" calcext:value-type="float">
            <text:p>460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865" calcext:value-type="float">
            <text:p>48865</text:p>
          </table:table-cell>
          <table:table-cell office:value-type="float" office:value="12763" calcext:value-type="float">
            <text:p>1276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64867" calcext:value-type="float">
            <text:p>1864867</text:p>
          </table:table-cell>
          <table:table-cell office:value-type="float" office:value="205256" calcext:value-type="float">
            <text:p>20525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368" calcext:value-type="float">
            <text:p>24368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46518" calcext:value-type="float">
            <text:p>946518</text:p>
          </table:table-cell>
          <table:table-cell office:value-type="float" office:value="15814" calcext:value-type="float">
            <text:p>158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599" calcext:value-type="float">
            <text:p>5599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8655" calcext:value-type="float">
            <text:p>418655</text:p>
          </table:table-cell>
          <table:table-cell office:value-type="float" office:value="7394" calcext:value-type="float">
            <text:p>73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145" calcext:value-type="float">
            <text:p>33145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57284" calcext:value-type="float">
            <text:p>457284</text:p>
          </table:table-cell>
          <table:table-cell office:value-type="float" office:value="8265" calcext:value-type="float">
            <text:p>82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730" calcext:value-type="float">
            <text:p>6730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65412" calcext:value-type="float">
            <text:p>365412</text:p>
          </table:table-cell>
          <table:table-cell office:value-type="float" office:value="8297" calcext:value-type="float">
            <text:p>829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133" calcext:value-type="float">
            <text:p>14133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5815" calcext:value-type="float">
            <text:p>255815</text:p>
          </table:table-cell>
          <table:table-cell office:value-type="float" office:value="4462" calcext:value-type="float">
            <text:p>446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336" calcext:value-type="float">
            <text:p>27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79874" calcext:value-type="float">
            <text:p>3798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565" calcext:value-type="float">
            <text:p>5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3166" calcext:value-type="float">
            <text:p>133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325" calcext:value-type="float">
            <text:p>8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0655" calcext:value-type="float">
            <text:p>410655</text:p>
          </table:table-cell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587" calcext:value-type="float">
            <text:p>7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04579" calcext:value-type="float">
            <text:p>60457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317" calcext:value-type="float">
            <text:p>2231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3072" calcext:value-type="float">
            <text:p>163072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801" calcext:value-type="float">
            <text:p>7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17243" calcext:value-type="float">
            <text:p>1117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3764" calcext:value-type="float">
            <text:p>63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7559" calcext:value-type="float">
            <text:p>297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961" calcext:value-type="float">
            <text:p>7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8579" calcext:value-type="float">
            <text:p>188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12" calcext:value-type="float">
            <text:p>1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29422" calcext:value-type="float">
            <text:p>829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238" calcext:value-type="float">
            <text:p>9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18341" calcext:value-type="float">
            <text:p>918341</text:p>
          </table:table-cell>
          <table:table-cell office:value-type="float" office:value="265" calcext:value-type="float">
            <text:p>265</text:p>
          </table:table-cell>
          <table:table-cell office:value-type="float" office:value="229" calcext:value-type="float">
            <text:p>229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327" calcext:value-type="float">
            <text:p>40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61842" calcext:value-type="float">
            <text:p>361842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07" calcext:value-type="float">
            <text:p>1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4663" calcext:value-type="float">
            <text:p>224663</text:p>
          </table:table-cell>
          <table:table-cell office:value-type="float" office:value="2201" calcext:value-type="float">
            <text:p>220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21" calcext:value-type="float">
            <text:p>2921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8926" calcext:value-type="float">
            <text:p>258926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93" calcext:value-type="float">
            <text:p>21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14677" calcext:value-type="float">
            <text:p>514677</text:p>
          </table:table-cell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99" calcext:value-type="float">
            <text:p>2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9325" calcext:value-type="float">
            <text:p>2893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865" calcext:value-type="float">
            <text:p>3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3043" calcext:value-type="float">
            <text:p>153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36" calcext:value-type="float">
            <text:p>1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0039" calcext:value-type="float">
            <text:p>100039</text:p>
          </table:table-cell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805" calcext:value-type="float">
            <text:p>10805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20549" calcext:value-type="float">
            <text:p>520549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444" calcext:value-type="float">
            <text:p>54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1958" calcext:value-type="float">
            <text:p>17195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53373" calcext:value-type="float">
            <text:p>953373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402" calcext:value-type="float">
            <text:p>5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9493" calcext:value-type="float">
            <text:p>41949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784" calcext:value-type="float">
            <text:p>97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9966" calcext:value-type="float">
            <text:p>28996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370" calcext:value-type="float">
            <text:p>4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5369" calcext:value-type="float">
            <text:p>20536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486" calcext:value-type="float">
            <text:p>16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42098" calcext:value-type="float">
            <text:p>842098</text:p>
          </table:table-cell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614" calcext:value-type="float">
            <text:p>4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5340" calcext:value-type="float">
            <text:p>1753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582" calcext:value-type="float">
            <text:p>345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98020" calcext:value-type="float">
            <text:p>998020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185" calcext:value-type="float">
            <text:p>1318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9914" calcext:value-type="float">
            <text:p>159914</text:p>
          </table:table-cell>
          <table:table-cell office:value-type="float" office:value="2459" calcext:value-type="float">
            <text:p>245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301" calcext:value-type="float">
            <text:p>11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9658" calcext:value-type="float">
            <text:p>28965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48" calcext:value-type="float">
            <text:p>4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3192" calcext:value-type="float">
            <text:p>10319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1258" calcext:value-type="float">
            <text:p>171258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575" calcext:value-type="float">
            <text:p>10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20852" calcext:value-type="float">
            <text:p>520852</text:p>
          </table:table-cell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65239" calcext:value-type="float">
            <text:p>1465239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514" calcext:value-type="float">
            <text:p>21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08096" calcext:value-type="float">
            <text:p>508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232" calcext:value-type="float">
            <text:p>5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6903" calcext:value-type="float">
            <text:p>146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62" calcext:value-type="float">
            <text:p>3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5979" calcext:value-type="float">
            <text:p>105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3563" calcext:value-type="float">
            <text:p>293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073" calcext:value-type="float">
            <text:p>3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14014" calcext:value-type="float">
            <text:p>51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309" calcext:value-type="float">
            <text:p>5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5118" calcext:value-type="float">
            <text:p>335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859" calcext:value-type="float">
            <text:p>13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8371" calcext:value-type="float">
            <text:p>2183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601" calcext:value-type="float">
            <text:p>15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84652" calcext:value-type="float">
            <text:p>78465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202" calcext:value-type="float">
            <text:p>13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68877" calcext:value-type="float">
            <text:p>468877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615" calcext:value-type="float">
            <text:p>15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29062" calcext:value-type="float">
            <text:p>112906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775" calcext:value-type="float">
            <text:p>13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1937" calcext:value-type="float">
            <text:p>201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716" calcext:value-type="float">
            <text:p>5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54637" calcext:value-type="float">
            <text:p>854637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302" calcext:value-type="float">
            <text:p>13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22135" calcext:value-type="float">
            <text:p>622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767" calcext:value-type="float">
            <text:p>7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5333" calcext:value-type="float">
            <text:p>195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815" calcext:value-type="float">
            <text:p>12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02524" calcext:value-type="float">
            <text:p>250252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525" calcext:value-type="float">
            <text:p>13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12496" calcext:value-type="float">
            <text:p>271249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0862" calcext:value-type="float">
            <text:p>190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677" calcext:value-type="float">
            <text:p>12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81087" calcext:value-type="float">
            <text:p>3810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172" calcext:value-type="float">
            <text:p>5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439527" calcext:value-type="float">
            <text:p>5439527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12716" calcext:value-type="float">
            <text:p>1812716</text:p>
          </table:table-cell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107" calcext:value-type="float">
            <text:p>16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62399" calcext:value-type="float">
            <text:p>1162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8463" calcext:value-type="float">
            <text:p>58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86704" calcext:value-type="float">
            <text:p>19867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653" calcext:value-type="float">
            <text:p>8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5660" calcext:value-type="float">
            <text:p>1356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94" calcext:value-type="float">
            <text:p>2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1626" calcext:value-type="float">
            <text:p>1916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3728" calcext:value-type="float">
            <text:p>1337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08" calcext:value-type="float">
            <text:p>34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5878" calcext:value-type="float">
            <text:p>1458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281" calcext:value-type="float">
            <text:p>21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0121" calcext:value-type="float">
            <text:p>1201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0026" calcext:value-type="float">
            <text:p>32002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143" calcext:value-type="float">
            <text:p>16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7796" calcext:value-type="float">
            <text:p>20779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586" calcext:value-type="float">
            <text:p>12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5268" calcext:value-type="float">
            <text:p>25526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334" calcext:value-type="float">
            <text:p>14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3623" calcext:value-type="float">
            <text:p>2436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450" calcext:value-type="float">
            <text:p>14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52261" calcext:value-type="float">
            <text:p>115226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987" calcext:value-type="float">
            <text:p>7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16094" calcext:value-type="float">
            <text:p>18160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6225" calcext:value-type="float">
            <text:p>66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66625" calcext:value-type="float">
            <text:p>106662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732" calcext:value-type="float">
            <text:p>5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78452" calcext:value-type="float">
            <text:p>4784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271" calcext:value-type="float">
            <text:p>34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6127" calcext:value-type="float">
            <text:p>2661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89686" calcext:value-type="float">
            <text:p>8896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712" calcext:value-type="float">
            <text:p>18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35542" calcext:value-type="float">
            <text:p>18355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267" calcext:value-type="float">
            <text:p>6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98290" calcext:value-type="float">
            <text:p>1898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780" calcext:value-type="float">
            <text:p>14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31466" calcext:value-type="float">
            <text:p>24314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5920" calcext:value-type="float">
            <text:p>115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0711" calcext:value-type="float">
            <text:p>70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5593" calcext:value-type="float">
            <text:p>105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216" calcext:value-type="float">
            <text:p>19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4930" calcext:value-type="float">
            <text:p>1049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58" calcext:value-type="float">
            <text:p>1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3378" calcext:value-type="float">
            <text:p>103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12520" calcext:value-type="float">
            <text:p>5125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581" calcext:value-type="float">
            <text:p>18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8328" calcext:value-type="float">
            <text:p>118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1894" calcext:value-type="float">
            <text:p>231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362" calcext:value-type="float">
            <text:p>19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9960" calcext:value-type="float">
            <text:p>119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913" calcext:value-type="float">
            <text:p>5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2551" calcext:value-type="float">
            <text:p>212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466" calcext:value-type="float">
            <text:p>6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42901" calcext:value-type="float">
            <text:p>442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371" calcext:value-type="float">
            <text:p>12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60493" calcext:value-type="float">
            <text:p>460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893" calcext:value-type="float">
            <text:p>6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1863" calcext:value-type="float">
            <text:p>23186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237" calcext:value-type="float">
            <text:p>7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2824" calcext:value-type="float">
            <text:p>4028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826" calcext:value-type="float">
            <text:p>22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2107" calcext:value-type="float">
            <text:p>232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235" calcext:value-type="float">
            <text:p>18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7578" calcext:value-type="float">
            <text:p>227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467" calcext:value-type="float">
            <text:p>18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83564" calcext:value-type="float">
            <text:p>383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3161" calcext:value-type="float">
            <text:p>53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6110" calcext:value-type="float">
            <text:p>116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642" calcext:value-type="float">
            <text:p>6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42073" calcext:value-type="float">
            <text:p>10420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942" calcext:value-type="float">
            <text:p>4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7370" calcext:value-type="float">
            <text:p>187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462" calcext:value-type="float">
            <text:p>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5130" calcext:value-type="float">
            <text:p>175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40" calcext:value-type="float">
            <text:p>4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1034" calcext:value-type="float">
            <text:p>121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3119" calcext:value-type="float">
            <text:p>2131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46" calcext:value-type="float">
            <text:p>4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20312" calcext:value-type="float">
            <text:p>520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3073" calcext:value-type="float">
            <text:p>1130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88" calcext:value-type="float">
            <text:p>1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2471" calcext:value-type="float">
            <text:p>2524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393" calcext:value-type="float">
            <text:p>21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5338" calcext:value-type="float">
            <text:p>235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792" calcext:value-type="float">
            <text:p>13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5482" calcext:value-type="float">
            <text:p>125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44" calcext:value-type="float">
            <text:p>1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6716" calcext:value-type="float">
            <text:p>146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004" calcext:value-type="float">
            <text:p>13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72135" calcext:value-type="float">
            <text:p>10721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908" calcext:value-type="float">
            <text:p>23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9613" calcext:value-type="float">
            <text:p>119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1545" calcext:value-type="float">
            <text:p>16154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0878" calcext:value-type="float">
            <text:p>30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4064" calcext:value-type="float">
            <text:p>2840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1359" calcext:value-type="float">
            <text:p>51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74283" calcext:value-type="float">
            <text:p>147428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57" calcext:value-type="float">
            <text:p>3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298931" calcext:value-type="float">
            <text:p>429893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8116" calcext:value-type="float">
            <text:p>15811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55" calcext:value-type="float">
            <text:p>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8405" calcext:value-type="float">
            <text:p>25840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3699" calcext:value-type="float">
            <text:p>2736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020" calcext:value-type="float">
            <text:p>9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7356" calcext:value-type="float">
            <text:p>19735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644" calcext:value-type="float">
            <text:p>12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6186" calcext:value-type="float">
            <text:p>2661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55" calcext:value-type="float">
            <text:p>2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0188" calcext:value-type="float">
            <text:p>200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092" calcext:value-type="float">
            <text:p>16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6573" calcext:value-type="float">
            <text:p>1065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70" calcext:value-type="float">
            <text:p>17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3641" calcext:value-type="float">
            <text:p>17364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675" calcext:value-type="float">
            <text:p>4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38551" calcext:value-type="float">
            <text:p>538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4342" calcext:value-type="float">
            <text:p>44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62711" calcext:value-type="float">
            <text:p>5627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58" calcext:value-type="float">
            <text:p>1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6570" calcext:value-type="float">
            <text:p>4865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4526" calcext:value-type="float">
            <text:p>114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294" calcext:value-type="float">
            <text:p>5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5364" calcext:value-type="float">
            <text:p>14536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5072" calcext:value-type="float">
            <text:p>105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96" calcext:value-type="float">
            <text:p>3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9501" calcext:value-type="float">
            <text:p>119501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04" calcext:value-type="float">
            <text:p>2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8862" calcext:value-type="float">
            <text:p>1288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3736" calcext:value-type="float">
            <text:p>1037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86" calcext:value-type="float">
            <text:p>3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4057" calcext:value-type="float">
            <text:p>114057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356" calcext:value-type="float">
            <text:p>5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9117" calcext:value-type="float">
            <text:p>1091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93" calcext:value-type="float">
            <text:p>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1323" calcext:value-type="float">
            <text:p>1013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0431" calcext:value-type="float">
            <text:p>1304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833" calcext:value-type="float">
            <text:p>3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3085" calcext:value-type="float">
            <text:p>11308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6404" calcext:value-type="float">
            <text:p>216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8743" calcext:value-type="float">
            <text:p>118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5874" calcext:value-type="float">
            <text:p>1458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56" calcext:value-type="float">
            <text:p>40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8709" calcext:value-type="float">
            <text:p>1387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725" calcext:value-type="float">
            <text:p>3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2173" calcext:value-type="float">
            <text:p>172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826" calcext:value-type="float">
            <text:p>5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0748" calcext:value-type="float">
            <text:p>180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42" calcext:value-type="float">
            <text:p>1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6460" calcext:value-type="float">
            <text:p>126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455" calcext:value-type="float">
            <text:p>4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0082" calcext:value-type="float">
            <text:p>210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690" calcext:value-type="float">
            <text:p>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3349" calcext:value-type="float">
            <text:p>233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27" calcext:value-type="float">
            <text:p>1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4258" calcext:value-type="float">
            <text:p>134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852" calcext:value-type="float">
            <text:p>12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1356" calcext:value-type="float">
            <text:p>211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8138" calcext:value-type="float">
            <text:p>118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94539" calcext:value-type="float">
            <text:p>69453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264" calcext:value-type="float">
            <text:p>2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5944" calcext:value-type="float">
            <text:p>135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713" calcext:value-type="float">
            <text:p>4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92275" calcext:value-type="float">
            <text:p>5922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832" calcext:value-type="float">
            <text:p>3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71177" calcext:value-type="float">
            <text:p>57117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45" calcext:value-type="float">
            <text:p>4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7013" calcext:value-type="float">
            <text:p>347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61" calcext:value-type="float">
            <text:p>1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1817" calcext:value-type="float">
            <text:p>11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17" calcext:value-type="float">
            <text:p>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0001" calcext:value-type="float">
            <text:p>170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71" calcext:value-type="float">
            <text:p>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4796" calcext:value-type="float">
            <text:p>134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800" calcext:value-type="float">
            <text:p>5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2014" calcext:value-type="float">
            <text:p>10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283" calcext:value-type="float">
            <text:p>7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37849" calcext:value-type="float">
            <text:p>5378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28" calcext:value-type="float">
            <text:p>2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6754" calcext:value-type="float">
            <text:p>236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2945" calcext:value-type="float">
            <text:p>7294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3578" calcext:value-type="float">
            <text:p>12357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1188" calcext:value-type="float">
            <text:p>331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6943" calcext:value-type="float">
            <text:p>196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14" calcext:value-type="float">
            <text:p>1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7018" calcext:value-type="float">
            <text:p>327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33" calcext:value-type="float">
            <text:p>3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7683" calcext:value-type="float">
            <text:p>337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34" calcext:value-type="float">
            <text:p>1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6885" calcext:value-type="float">
            <text:p>3468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434" calcext:value-type="float">
            <text:p>26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7922" calcext:value-type="float">
            <text:p>167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26" calcext:value-type="float">
            <text:p>2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9793" calcext:value-type="float">
            <text:p>129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1910" calcext:value-type="float">
            <text:p>121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459" calcext:value-type="float">
            <text:p>7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9554" calcext:value-type="float">
            <text:p>119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988" calcext:value-type="float">
            <text:p>8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4160" calcext:value-type="float">
            <text:p>124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255" calcext:value-type="float">
            <text:p>9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6946" calcext:value-type="float">
            <text:p>186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71" calcext:value-type="float">
            <text:p>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8122" calcext:value-type="float">
            <text:p>178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76" calcext:value-type="float">
            <text:p>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1180" calcext:value-type="float">
            <text:p>121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77" calcext:value-type="float">
            <text:p>2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3881" calcext:value-type="float">
            <text:p>113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72" calcext:value-type="float">
            <text:p>3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8014" calcext:value-type="float">
            <text:p>20801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7181" calcext:value-type="float">
            <text:p>147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49" calcext:value-type="float">
            <text:p>3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7473" calcext:value-type="float">
            <text:p>187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77" calcext:value-type="float">
            <text:p>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3170" calcext:value-type="float">
            <text:p>183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05" calcext:value-type="float">
            <text:p>2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4001" calcext:value-type="float">
            <text:p>104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8995" calcext:value-type="float">
            <text:p>1489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9873" calcext:value-type="float">
            <text:p>1998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70" calcext:value-type="float">
            <text:p>1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4293" calcext:value-type="float">
            <text:p>104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2898" calcext:value-type="float">
            <text:p>1128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35" calcext:value-type="float">
            <text:p>2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4897" calcext:value-type="float">
            <text:p>1148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4941" calcext:value-type="float">
            <text:p>134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3690" calcext:value-type="float">
            <text:p>1036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4433" calcext:value-type="float">
            <text:p>2044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26" calcext:value-type="float">
            <text:p>4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78944" calcext:value-type="float">
            <text:p>3789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2187" calcext:value-type="float">
            <text:p>152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820" calcext:value-type="float">
            <text:p>6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9601" calcext:value-type="float">
            <text:p>10960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195" calcext:value-type="float">
            <text:p>6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44335" calcext:value-type="float">
            <text:p>94433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428" calcext:value-type="float">
            <text:p>8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5687" calcext:value-type="float">
            <text:p>395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980" calcext:value-type="float">
            <text:p>21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78091" calcext:value-type="float">
            <text:p>378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426" calcext:value-type="float">
            <text:p>40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1373" calcext:value-type="float">
            <text:p>321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113" calcext:value-type="float">
            <text:p>26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9895" calcext:value-type="float">
            <text:p>129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2425" calcext:value-type="float">
            <text:p>10242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3419" calcext:value-type="float">
            <text:p>283419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76645" calcext:value-type="float">
            <text:p>7766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95" calcext:value-type="float">
            <text:p>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9982" calcext:value-type="float">
            <text:p>39998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015" calcext:value-type="float">
            <text:p>8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06757" calcext:value-type="float">
            <text:p>50675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4789" calcext:value-type="float">
            <text:p>204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780" calcext:value-type="float">
            <text:p>20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3172" calcext:value-type="float">
            <text:p>223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344" calcext:value-type="float">
            <text:p>4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56656" calcext:value-type="float">
            <text:p>5566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34" calcext:value-type="float">
            <text:p>2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52819" calcext:value-type="float">
            <text:p>8528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8043" calcext:value-type="float">
            <text:p>58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9175" calcext:value-type="float">
            <text:p>2991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645" calcext:value-type="float">
            <text:p>24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12914" calcext:value-type="float">
            <text:p>5129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99" calcext:value-type="float">
            <text:p>2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9495" calcext:value-type="float">
            <text:p>119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76" calcext:value-type="float">
            <text:p>1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73545" calcext:value-type="float">
            <text:p>973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1900" calcext:value-type="float">
            <text:p>61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44168" calcext:value-type="float">
            <text:p>1744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114" calcext:value-type="float">
            <text:p>1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4512" calcext:value-type="float">
            <text:p>18451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441166" calcext:value-type="float">
            <text:p>5441166</text:p>
          </table:table-cell>
          <table:table-cell office:value-type="float" office:value="5290" calcext:value-type="float">
            <text:p>529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0402" calcext:value-type="float">
            <text:p>30402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2631" calcext:value-type="float">
            <text:p>312631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73" calcext:value-type="float">
            <text:p>2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00090" calcext:value-type="float">
            <text:p>800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715" calcext:value-type="float">
            <text:p>18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45984" calcext:value-type="float">
            <text:p>5459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2563" calcext:value-type="float">
            <text:p>82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39352" calcext:value-type="float">
            <text:p>193935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4345" calcext:value-type="float">
            <text:p>74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10651" calcext:value-type="float">
            <text:p>17106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712" calcext:value-type="float">
            <text:p>17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5200" calcext:value-type="float">
            <text:p>225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752" calcext:value-type="float">
            <text:p>3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8670" calcext:value-type="float">
            <text:p>1586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52" calcext:value-type="float">
            <text:p>1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4618" calcext:value-type="float">
            <text:p>1246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72" calcext:value-type="float">
            <text:p>1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4807" calcext:value-type="float">
            <text:p>224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785" calcext:value-type="float">
            <text:p>3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67262" calcext:value-type="float">
            <text:p>467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383" calcext:value-type="float">
            <text:p>12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0181" calcext:value-type="float">
            <text:p>190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7665" calcext:value-type="float">
            <text:p>1376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9011" calcext:value-type="float">
            <text:p>59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21185" calcext:value-type="float">
            <text:p>421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48" calcext:value-type="float">
            <text:p>1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3062" calcext:value-type="float">
            <text:p>163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546" calcext:value-type="float">
            <text:p>16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49643" calcext:value-type="float">
            <text:p>8496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274" calcext:value-type="float">
            <text:p>4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94376" calcext:value-type="float">
            <text:p>794376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8695" calcext:value-type="float">
            <text:p>38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75355" calcext:value-type="float">
            <text:p>14753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969" calcext:value-type="float">
            <text:p>7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73850" calcext:value-type="float">
            <text:p>9738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444" calcext:value-type="float">
            <text:p>27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41127" calcext:value-type="float">
            <text:p>541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31" calcext:value-type="float">
            <text:p>2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1531" calcext:value-type="float">
            <text:p>191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140" calcext:value-type="float">
            <text:p>7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23406" calcext:value-type="float">
            <text:p>723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340" calcext:value-type="float">
            <text:p>32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35805" calcext:value-type="float">
            <text:p>935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543" calcext:value-type="float">
            <text:p>9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88656" calcext:value-type="float">
            <text:p>12886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2495" calcext:value-type="float">
            <text:p>4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33737" calcext:value-type="float">
            <text:p>933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621" calcext:value-type="float">
            <text:p>16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50979" calcext:value-type="float">
            <text:p>125097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67" calcext:value-type="float">
            <text:p>2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49942" calcext:value-type="float">
            <text:p>4499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262" calcext:value-type="float">
            <text:p>4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6418" calcext:value-type="float">
            <text:p>156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825" calcext:value-type="float">
            <text:p>11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3764" calcext:value-type="float">
            <text:p>1637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8966" calcext:value-type="float">
            <text:p>168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2948" calcext:value-type="float">
            <text:p>22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89" calcext:value-type="float">
            <text:p>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3131" calcext:value-type="float">
            <text:p>283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865" calcext:value-type="float">
            <text:p>26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4086" calcext:value-type="float">
            <text:p>264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3380" calcext:value-type="float">
            <text:p>153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095" calcext:value-type="float">
            <text:p>25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4986" calcext:value-type="float">
            <text:p>114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514" calcext:value-type="float">
            <text:p>23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6036" calcext:value-type="float">
            <text:p>286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533" calcext:value-type="float">
            <text:p>29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8151" calcext:value-type="float">
            <text:p>298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953" calcext:value-type="float">
            <text:p>5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0779" calcext:value-type="float">
            <text:p>210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273" calcext:value-type="float">
            <text:p>4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5681" calcext:value-type="float">
            <text:p>105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410" calcext:value-type="float">
            <text:p>8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8175" calcext:value-type="float">
            <text:p>25817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940" calcext:value-type="float">
            <text:p>9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2972" calcext:value-type="float">
            <text:p>392972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76" calcext:value-type="float">
            <text:p>1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0753" calcext:value-type="float">
            <text:p>200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315" calcext:value-type="float">
            <text:p>34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6698" calcext:value-type="float">
            <text:p>21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252" calcext:value-type="float">
            <text:p>25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8698" calcext:value-type="float">
            <text:p>318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073" calcext:value-type="float">
            <text:p>1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2796" calcext:value-type="float">
            <text:p>232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089" calcext:value-type="float">
            <text:p>28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68159" calcext:value-type="float">
            <text:p>3681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860" calcext:value-type="float">
            <text:p>3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1373" calcext:value-type="float">
            <text:p>221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173" calcext:value-type="float">
            <text:p>26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0958" calcext:value-type="float">
            <text:p>29095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070" calcext:value-type="float">
            <text:p>28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8834" calcext:value-type="float">
            <text:p>2088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43" calcext:value-type="float">
            <text:p>1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99153" calcext:value-type="float">
            <text:p>599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984" calcext:value-type="float">
            <text:p>9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3614" calcext:value-type="float">
            <text:p>1136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6258" calcext:value-type="float">
            <text:p>17625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76" calcext:value-type="float">
            <text:p>1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4224" calcext:value-type="float">
            <text:p>104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735" calcext:value-type="float">
            <text:p>8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3213" calcext:value-type="float">
            <text:p>10321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97" calcext:value-type="float">
            <text:p>339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4917" calcext:value-type="float">
            <text:p>1349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137" calcext:value-type="float">
            <text:p>13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86029" calcext:value-type="float">
            <text:p>3860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276" calcext:value-type="float">
            <text:p>39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0962" calcext:value-type="float">
            <text:p>2109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83" calcext:value-type="float">
            <text:p>1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97505" calcext:value-type="float">
            <text:p>189750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979" calcext:value-type="float">
            <text:p>23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59300" calcext:value-type="float">
            <text:p>859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9988" calcext:value-type="float">
            <text:p>69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78477" calcext:value-type="float">
            <text:p>778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49" calcext:value-type="float">
            <text:p>2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41065" calcext:value-type="float">
            <text:p>541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946" calcext:value-type="float">
            <text:p>24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8257" calcext:value-type="float">
            <text:p>208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52" calcext:value-type="float">
            <text:p>1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6025" calcext:value-type="float">
            <text:p>24602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446" calcext:value-type="float">
            <text:p>15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78900" calcext:value-type="float">
            <text:p>8789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048" calcext:value-type="float">
            <text:p>8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30075" calcext:value-type="float">
            <text:p>6300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88" calcext:value-type="float">
            <text:p>2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9301" calcext:value-type="float">
            <text:p>239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099" calcext:value-type="float">
            <text:p>7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2486" calcext:value-type="float">
            <text:p>122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9696" calcext:value-type="float">
            <text:p>39969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120" calcext:value-type="float">
            <text:p>5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65745" calcext:value-type="float">
            <text:p>1165745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550" calcext:value-type="float">
            <text:p>4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00109" calcext:value-type="float">
            <text:p>2300109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1410" calcext:value-type="float">
            <text:p>17141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36" calcext:value-type="float">
            <text:p>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1608" calcext:value-type="float">
            <text:p>31160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075" calcext:value-type="float">
            <text:p>50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25084" calcext:value-type="float">
            <text:p>52508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967" calcext:value-type="float">
            <text:p>4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97935" calcext:value-type="float">
            <text:p>119793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620" calcext:value-type="float">
            <text:p>6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85469" calcext:value-type="float">
            <text:p>885469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610" calcext:value-type="float">
            <text:p>17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10836" calcext:value-type="float">
            <text:p>61083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21" calcext:value-type="float">
            <text:p>2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8149" calcext:value-type="float">
            <text:p>148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68" calcext:value-type="float">
            <text:p>3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30127" calcext:value-type="float">
            <text:p>430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838" calcext:value-type="float">
            <text:p>6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48065" calcext:value-type="float">
            <text:p>114806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78" calcext:value-type="float">
            <text:p>1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6230" calcext:value-type="float">
            <text:p>166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86" calcext:value-type="float">
            <text:p>3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8680" calcext:value-type="float">
            <text:p>1386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76" calcext:value-type="float">
            <text:p>147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5092" calcext:value-type="float">
            <text:p>155092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70" calcext:value-type="float">
            <text:p>2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3721" calcext:value-type="float">
            <text:p>113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122" calcext:value-type="float">
            <text:p>12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8027" calcext:value-type="float">
            <text:p>3280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381" calcext:value-type="float">
            <text:p>25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6498" calcext:value-type="float">
            <text:p>186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8530" calcext:value-type="float">
            <text:p>40853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38" calcext:value-type="float">
            <text:p>3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8145" calcext:value-type="float">
            <text:p>158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60" calcext:value-type="float">
            <text:p>2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32686" calcext:value-type="float">
            <text:p>1132686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023" calcext:value-type="float">
            <text:p>120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64124" calcext:value-type="float">
            <text:p>1764124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836" calcext:value-type="float">
            <text:p>298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99235" calcext:value-type="float">
            <text:p>7992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30" calcext:value-type="float">
            <text:p>4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84823" calcext:value-type="float">
            <text:p>2084823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358" calcext:value-type="float">
            <text:p>29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22100" calcext:value-type="float">
            <text:p>422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989" calcext:value-type="float">
            <text:p>14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29437" calcext:value-type="float">
            <text:p>6294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4981" calcext:value-type="float">
            <text:p>749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75127" calcext:value-type="float">
            <text:p>9751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613" calcext:value-type="float">
            <text:p>3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6070" calcext:value-type="float">
            <text:p>21607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35" calcext:value-type="float">
            <text:p>1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1345" calcext:value-type="float">
            <text:p>1913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3116" calcext:value-type="float">
            <text:p>153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12" calcext:value-type="float">
            <text:p>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6831" calcext:value-type="float">
            <text:p>1068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276973" calcext:value-type="float">
            <text:p>527697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485" calcext:value-type="float">
            <text:p>16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4884" calcext:value-type="float">
            <text:p>254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252" calcext:value-type="float">
            <text:p>4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64330" calcext:value-type="float">
            <text:p>364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942" calcext:value-type="float">
            <text:p>5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8750" calcext:value-type="float">
            <text:p>17875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45" calcext:value-type="float">
            <text:p>1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1467" calcext:value-type="float">
            <text:p>13146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08" calcext:value-type="float">
            <text:p>4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8602" calcext:value-type="float">
            <text:p>1586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78" calcext:value-type="float">
            <text:p>1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0748" calcext:value-type="float">
            <text:p>130748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5607" calcext:value-type="float">
            <text:p>215607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5315" calcext:value-type="float">
            <text:p>1053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49819" calcext:value-type="float">
            <text:p>6498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739" calcext:value-type="float">
            <text:p>24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76881" calcext:value-type="float">
            <text:p>87688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629" calcext:value-type="float">
            <text:p>12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90765" calcext:value-type="float">
            <text:p>2090765</text:p>
          </table:table-cell>
          <table:table-cell office:value-type="float" office:value="1150" calcext:value-type="float">
            <text:p>1150</text:p>
          </table:table-cell>
          <table:table-cell office:value-type="float" office:value="1217" calcext:value-type="float">
            <text:p>121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295" calcext:value-type="float">
            <text:p>23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66893" calcext:value-type="float">
            <text:p>466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43" calcext:value-type="float">
            <text:p>3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87489" calcext:value-type="float">
            <text:p>7874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926" calcext:value-type="float">
            <text:p>13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5301" calcext:value-type="float">
            <text:p>415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344" calcext:value-type="float">
            <text:p>4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1953" calcext:value-type="float">
            <text:p>131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5436" calcext:value-type="float">
            <text:p>2254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61" calcext:value-type="float">
            <text:p>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0505" calcext:value-type="float">
            <text:p>140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63" calcext:value-type="float">
            <text:p>3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77653" calcext:value-type="float">
            <text:p>4776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595" calcext:value-type="float">
            <text:p>48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2690" calcext:value-type="float">
            <text:p>112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26" calcext:value-type="float">
            <text:p>3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3354" calcext:value-type="float">
            <text:p>183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632" calcext:value-type="float">
            <text:p>16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06815" calcext:value-type="float">
            <text:p>1006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46" calcext:value-type="float">
            <text:p>4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53720" calcext:value-type="float">
            <text:p>753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094" calcext:value-type="float">
            <text:p>19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4662" calcext:value-type="float">
            <text:p>344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143" calcext:value-type="float">
            <text:p>28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5179" calcext:value-type="float">
            <text:p>145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74" calcext:value-type="float">
            <text:p>1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64694" calcext:value-type="float">
            <text:p>2364694</text:p>
          </table:table-cell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997" calcext:value-type="float">
            <text:p>15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56255" calcext:value-type="float">
            <text:p>456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193" calcext:value-type="float">
            <text:p>14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07660" calcext:value-type="float">
            <text:p>807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698" calcext:value-type="float">
            <text:p>5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82741" calcext:value-type="float">
            <text:p>382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137" calcext:value-type="float">
            <text:p>12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4251" calcext:value-type="float">
            <text:p>114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684" calcext:value-type="float">
            <text:p>4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13033" calcext:value-type="float">
            <text:p>613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50" calcext:value-type="float">
            <text:p>1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08554" calcext:value-type="float">
            <text:p>1208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39" calcext:value-type="float">
            <text:p>3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47171" calcext:value-type="float">
            <text:p>647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971" calcext:value-type="float">
            <text:p>12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20316" calcext:value-type="float">
            <text:p>1520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183" calcext:value-type="float">
            <text:p>61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9143" calcext:value-type="float">
            <text:p>349143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2556" calcext:value-type="float">
            <text:p>112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51" calcext:value-type="float">
            <text:p>1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3680" calcext:value-type="float">
            <text:p>213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184" calcext:value-type="float">
            <text:p>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1598" calcext:value-type="float">
            <text:p>161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607" calcext:value-type="float">
            <text:p>7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6245" calcext:value-type="float">
            <text:p>216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1213" calcext:value-type="float">
            <text:p>61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4784" calcext:value-type="float">
            <text:p>104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21" calcext:value-type="float">
            <text:p>4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07238" calcext:value-type="float">
            <text:p>307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072" calcext:value-type="float">
            <text:p>3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6369" calcext:value-type="float">
            <text:p>4063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18" calcext:value-type="float">
            <text:p>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66716" calcext:value-type="float">
            <text:p>366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344" calcext:value-type="float">
            <text:p>18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15429" calcext:value-type="float">
            <text:p>715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41" calcext:value-type="float">
            <text:p>2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4188" calcext:value-type="float">
            <text:p>214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665" calcext:value-type="float">
            <text:p>24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6162" calcext:value-type="float">
            <text:p>116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0540" calcext:value-type="float">
            <text:p>150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176" calcext:value-type="float">
            <text:p>10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9212" calcext:value-type="float">
            <text:p>109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13" calcext:value-type="float">
            <text:p>2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3963" calcext:value-type="float">
            <text:p>183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332" calcext:value-type="float">
            <text:p>18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9635" calcext:value-type="float">
            <text:p>199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3967" calcext:value-type="float">
            <text:p>113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0205" calcext:value-type="float">
            <text:p>170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06" calcext:value-type="float">
            <text:p>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4975" calcext:value-type="float">
            <text:p>174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0424" calcext:value-type="float">
            <text:p>30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2415" calcext:value-type="float">
            <text:p>282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33" calcext:value-type="float">
            <text:p>2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12410" calcext:value-type="float">
            <text:p>1012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879" calcext:value-type="float">
            <text:p>32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6100" calcext:value-type="float">
            <text:p>226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5442" calcext:value-type="float">
            <text:p>165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187" calcext:value-type="float">
            <text:p>7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7041" calcext:value-type="float">
            <text:p>287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251" calcext:value-type="float">
            <text:p>6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0388" calcext:value-type="float">
            <text:p>150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362" calcext:value-type="float">
            <text:p>6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8501" calcext:value-type="float">
            <text:p>178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836" calcext:value-type="float">
            <text:p>13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3755" calcext:value-type="float">
            <text:p>223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524" calcext:value-type="float">
            <text:p>10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0837" calcext:value-type="float">
            <text:p>140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50" calcext:value-type="float">
            <text:p>1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8313" calcext:value-type="float">
            <text:p>138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312" calcext:value-type="float">
            <text:p>12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02041" calcext:value-type="float">
            <text:p>302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96" calcext:value-type="float">
            <text:p>2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42449" calcext:value-type="float">
            <text:p>542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12" calcext:value-type="float">
            <text:p>4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84372" calcext:value-type="float">
            <text:p>584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689" calcext:value-type="float">
            <text:p>3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6184" calcext:value-type="float">
            <text:p>34618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25" calcext:value-type="float">
            <text:p>4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4206" calcext:value-type="float">
            <text:p>124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445" calcext:value-type="float">
            <text:p>6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9579" calcext:value-type="float">
            <text:p>199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1075" calcext:value-type="float">
            <text:p>161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37" calcext:value-type="float">
            <text:p>4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8066" calcext:value-type="float">
            <text:p>138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74" calcext:value-type="float">
            <text:p>1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0844" calcext:value-type="float">
            <text:p>330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525" calcext:value-type="float">
            <text:p>3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9147" calcext:value-type="float">
            <text:p>119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01702" calcext:value-type="float">
            <text:p>6017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8431" calcext:value-type="float">
            <text:p>408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284" calcext:value-type="float">
            <text:p>5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8287" calcext:value-type="float">
            <text:p>148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278" calcext:value-type="float">
            <text:p>22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4082" calcext:value-type="float">
            <text:p>234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27" calcext:value-type="float">
            <text:p>2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64096" calcext:value-type="float">
            <text:p>364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866" calcext:value-type="float">
            <text:p>27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2068" calcext:value-type="float">
            <text:p>242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579" calcext:value-type="float">
            <text:p>15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52894" calcext:value-type="float">
            <text:p>352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193" calcext:value-type="float">
            <text:p>25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08850" calcext:value-type="float">
            <text:p>608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746" calcext:value-type="float">
            <text:p>32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07051" calcext:value-type="float">
            <text:p>10070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890" calcext:value-type="float">
            <text:p>27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03924" calcext:value-type="float">
            <text:p>80392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601" calcext:value-type="float">
            <text:p>136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0489" calcext:value-type="float">
            <text:p>29048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154" calcext:value-type="float">
            <text:p>15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89796" calcext:value-type="float">
            <text:p>589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434" calcext:value-type="float">
            <text:p>28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56252" calcext:value-type="float">
            <text:p>135625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437" calcext:value-type="float">
            <text:p>28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62036" calcext:value-type="float">
            <text:p>562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526" calcext:value-type="float">
            <text:p>5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84618" calcext:value-type="float">
            <text:p>584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577" calcext:value-type="float">
            <text:p>5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5823" calcext:value-type="float">
            <text:p>185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38116" calcext:value-type="float">
            <text:p>53811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356" calcext:value-type="float">
            <text:p>10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5795" calcext:value-type="float">
            <text:p>135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932" calcext:value-type="float">
            <text:p>7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9258" calcext:value-type="float">
            <text:p>399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09" calcext:value-type="float">
            <text:p>2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0910" calcext:value-type="float">
            <text:p>310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9649" calcext:value-type="float">
            <text:p>339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051" calcext:value-type="float">
            <text:p>16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25585" calcext:value-type="float">
            <text:p>525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253" calcext:value-type="float">
            <text:p>21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0531" calcext:value-type="float">
            <text:p>340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26" calcext:value-type="float">
            <text:p>1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0989" calcext:value-type="float">
            <text:p>150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274" calcext:value-type="float">
            <text:p>5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8140" calcext:value-type="float">
            <text:p>108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249" calcext:value-type="float">
            <text:p>11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6948" calcext:value-type="float">
            <text:p>2769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91" calcext:value-type="float">
            <text:p>2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91272" calcext:value-type="float">
            <text:p>591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61" calcext:value-type="float">
            <text:p>2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3163" calcext:value-type="float">
            <text:p>113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99" calcext:value-type="float">
            <text:p>2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7984" calcext:value-type="float">
            <text:p>2079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221" calcext:value-type="float">
            <text:p>6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6438" calcext:value-type="float">
            <text:p>116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0453" calcext:value-type="float">
            <text:p>170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034" calcext:value-type="float">
            <text:p>31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7876" calcext:value-type="float">
            <text:p>147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745" calcext:value-type="float">
            <text:p>9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7510" calcext:value-type="float">
            <text:p>167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456" calcext:value-type="float">
            <text:p>11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2226" calcext:value-type="float">
            <text:p>132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08" calcext:value-type="float">
            <text:p>2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0518" calcext:value-type="float">
            <text:p>4005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849" calcext:value-type="float">
            <text:p>3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0475" calcext:value-type="float">
            <text:p>250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369" calcext:value-type="float">
            <text:p>19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7544" calcext:value-type="float">
            <text:p>107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961" calcext:value-type="float">
            <text:p>17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33657" calcext:value-type="float">
            <text:p>1033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9306" calcext:value-type="float">
            <text:p>49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8015" calcext:value-type="float">
            <text:p>128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796" calcext:value-type="float">
            <text:p>29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5912" calcext:value-type="float">
            <text:p>115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837" calcext:value-type="float">
            <text:p>20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748610" calcext:value-type="float">
            <text:p>57486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0053" calcext:value-type="float">
            <text:p>30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61414" calcext:value-type="float">
            <text:p>11614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077" calcext:value-type="float">
            <text:p>6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2669" calcext:value-type="float">
            <text:p>182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001" calcext:value-type="float">
            <text:p>7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7537" calcext:value-type="float">
            <text:p>407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658" calcext:value-type="float">
            <text:p>8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29315" calcext:value-type="float">
            <text:p>82931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71" calcext:value-type="float">
            <text:p>2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35826" calcext:value-type="float">
            <text:p>535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235" calcext:value-type="float">
            <text:p>6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23471" calcext:value-type="float">
            <text:p>52347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1073" calcext:value-type="float">
            <text:p>51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41083" calcext:value-type="float">
            <text:p>841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985" calcext:value-type="float">
            <text:p>5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72073" calcext:value-type="float">
            <text:p>3720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36" calcext:value-type="float">
            <text:p>3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78393" calcext:value-type="float">
            <text:p>578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933" calcext:value-type="float">
            <text:p>5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2651" calcext:value-type="float">
            <text:p>102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1344" calcext:value-type="float">
            <text:p>271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05" calcext:value-type="float">
            <text:p>1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6109" calcext:value-type="float">
            <text:p>136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17" calcext:value-type="float">
            <text:p>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93655" calcext:value-type="float">
            <text:p>493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57" calcext:value-type="float">
            <text:p>2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97157" calcext:value-type="float">
            <text:p>597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082" calcext:value-type="float">
            <text:p>5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4744" calcext:value-type="float">
            <text:p>484744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94" calcext:value-type="float">
            <text:p>1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3485" calcext:value-type="float">
            <text:p>153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002" calcext:value-type="float">
            <text:p>3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52951" calcext:value-type="float">
            <text:p>652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95" calcext:value-type="float">
            <text:p>3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6226" calcext:value-type="float">
            <text:p>256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20" calcext:value-type="float">
            <text:p>1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62019" calcext:value-type="float">
            <text:p>66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536" calcext:value-type="float">
            <text:p>7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3551" calcext:value-type="float">
            <text:p>24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571" calcext:value-type="float">
            <text:p>8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2257" calcext:value-type="float">
            <text:p>282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736" calcext:value-type="float">
            <text:p>5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75219" calcext:value-type="float">
            <text:p>375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692" calcext:value-type="float">
            <text:p>5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55243" calcext:value-type="float">
            <text:p>355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04" calcext:value-type="float">
            <text:p>2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46105" calcext:value-type="float">
            <text:p>446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66" calcext:value-type="float">
            <text:p>1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24447" calcext:value-type="float">
            <text:p>424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193" calcext:value-type="float">
            <text:p>16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9990" calcext:value-type="float">
            <text:p>399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5128" calcext:value-type="float">
            <text:p>35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86686" calcext:value-type="float">
            <text:p>386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73" calcext:value-type="float">
            <text:p>3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73223" calcext:value-type="float">
            <text:p>8732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928" calcext:value-type="float">
            <text:p>25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8866" calcext:value-type="float">
            <text:p>218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02" calcext:value-type="float">
            <text:p>1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67108" calcext:value-type="float">
            <text:p>767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734" calcext:value-type="float">
            <text:p>15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0097" calcext:value-type="float">
            <text:p>100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134" calcext:value-type="float">
            <text:p>39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6057" calcext:value-type="float">
            <text:p>316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497" calcext:value-type="float">
            <text:p>6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0308" calcext:value-type="float">
            <text:p>480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19" calcext:value-type="float">
            <text:p>1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0733" calcext:value-type="float">
            <text:p>160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590" calcext:value-type="float">
            <text:p>7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6568" calcext:value-type="float">
            <text:p>176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99" calcext:value-type="float">
            <text:p>1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6933" calcext:value-type="float">
            <text:p>276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483" calcext:value-type="float">
            <text:p>14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14734" calcext:value-type="float">
            <text:p>614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748" calcext:value-type="float">
            <text:p>37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84675" calcext:value-type="float">
            <text:p>1084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006" calcext:value-type="float">
            <text:p>3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97120" calcext:value-type="float">
            <text:p>497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981" calcext:value-type="float">
            <text:p>13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2370" calcext:value-type="float">
            <text:p>142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800" calcext:value-type="float">
            <text:p>14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2874" calcext:value-type="float">
            <text:p>292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248" calcext:value-type="float">
            <text:p>6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3702" calcext:value-type="float">
            <text:p>403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72" calcext:value-type="float">
            <text:p>4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5701" calcext:value-type="float">
            <text:p>125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09" calcext:value-type="float">
            <text:p>2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4058" calcext:value-type="float">
            <text:p>274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076" calcext:value-type="float">
            <text:p>10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0822" calcext:value-type="float">
            <text:p>100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633" calcext:value-type="float">
            <text:p>3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29632" calcext:value-type="float">
            <text:p>529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842" calcext:value-type="float">
            <text:p>26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6801" calcext:value-type="float">
            <text:p>136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745" calcext:value-type="float">
            <text:p>5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1069" calcext:value-type="float">
            <text:p>311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84" calcext:value-type="float">
            <text:p>1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4194" calcext:value-type="float">
            <text:p>104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141" calcext:value-type="float">
            <text:p>8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46814" calcext:value-type="float">
            <text:p>4468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440" calcext:value-type="float">
            <text:p>10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1013" calcext:value-type="float">
            <text:p>15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0872" calcext:value-type="float">
            <text:p>180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16" calcext:value-type="float">
            <text:p>1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7928" calcext:value-type="float">
            <text:p>127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033" calcext:value-type="float">
            <text:p>6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9741" calcext:value-type="float">
            <text:p>13974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74" calcext:value-type="float">
            <text:p>1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1374" calcext:value-type="float">
            <text:p>141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63" calcext:value-type="float">
            <text:p>3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2709" calcext:value-type="float">
            <text:p>262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605" calcext:value-type="float">
            <text:p>4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7654" calcext:value-type="float">
            <text:p>147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193" calcext:value-type="float">
            <text:p>21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51590" calcext:value-type="float">
            <text:p>65159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5304" calcext:value-type="float">
            <text:p>35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4607" calcext:value-type="float">
            <text:p>154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663" calcext:value-type="float">
            <text:p>4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79520" calcext:value-type="float">
            <text:p>4795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8903" calcext:value-type="float">
            <text:p>4089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325" calcext:value-type="float">
            <text:p>4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98111" calcext:value-type="float">
            <text:p>498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68" calcext:value-type="float">
            <text:p>2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6881" calcext:value-type="float">
            <text:p>116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49" calcext:value-type="float">
            <text:p>1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3425" calcext:value-type="float">
            <text:p>183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35" calcext:value-type="float">
            <text:p>2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6194" calcext:value-type="float">
            <text:p>256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30" calcext:value-type="float">
            <text:p>2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45676" calcext:value-type="float">
            <text:p>1045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352" calcext:value-type="float">
            <text:p>41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43039" calcext:value-type="float">
            <text:p>1143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894" calcext:value-type="float">
            <text:p>9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208375" calcext:value-type="float">
            <text:p>520837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452" calcext:value-type="float">
            <text:p>23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63977" calcext:value-type="float">
            <text:p>5639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67" calcext:value-type="float">
            <text:p>2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80325" calcext:value-type="float">
            <text:p>580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360" calcext:value-type="float">
            <text:p>33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4548" calcext:value-type="float">
            <text:p>104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906" calcext:value-type="float">
            <text:p>7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67557" calcext:value-type="float">
            <text:p>567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038" calcext:value-type="float">
            <text:p>6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18912" calcext:value-type="float">
            <text:p>9189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7494" calcext:value-type="float">
            <text:p>37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76296" calcext:value-type="float">
            <text:p>15762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086" calcext:value-type="float">
            <text:p>17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78561" calcext:value-type="float">
            <text:p>878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8631" calcext:value-type="float">
            <text:p>58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88683" calcext:value-type="float">
            <text:p>1788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000" calcext:value-type="float">
            <text:p>29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03470" calcext:value-type="float">
            <text:p>603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584" calcext:value-type="float">
            <text:p>3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08335" calcext:value-type="float">
            <text:p>708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3427" calcext:value-type="float">
            <text:p>53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9165" calcext:value-type="float">
            <text:p>289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916" calcext:value-type="float">
            <text:p>9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7234" calcext:value-type="float">
            <text:p>147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927" calcext:value-type="float">
            <text:p>9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3227" calcext:value-type="float">
            <text:p>393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54" calcext:value-type="float">
            <text:p>2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7927" calcext:value-type="float">
            <text:p>107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564" calcext:value-type="float">
            <text:p>5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2739" calcext:value-type="float">
            <text:p>142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420" calcext:value-type="float">
            <text:p>7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92233" calcext:value-type="float">
            <text:p>692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3149" calcext:value-type="float">
            <text:p>53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21688" calcext:value-type="float">
            <text:p>9216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691" calcext:value-type="float">
            <text:p>5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01360" calcext:value-type="float">
            <text:p>801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2536" calcext:value-type="float">
            <text:p>72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4191" calcext:value-type="float">
            <text:p>244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62" calcext:value-type="float">
            <text:p>1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38244" calcext:value-type="float">
            <text:p>1838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904" calcext:value-type="float">
            <text:p>19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91987" calcext:value-type="float">
            <text:p>591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4619" calcext:value-type="float">
            <text:p>74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91453" calcext:value-type="float">
            <text:p>491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355" calcext:value-type="float">
            <text:p>16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96209" calcext:value-type="float">
            <text:p>496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43" calcext:value-type="float">
            <text:p>2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5262" calcext:value-type="float">
            <text:p>105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26" calcext:value-type="float">
            <text:p>1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05180" calcext:value-type="float">
            <text:p>805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797" calcext:value-type="float">
            <text:p>3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9864" calcext:value-type="float">
            <text:p>239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699" calcext:value-type="float">
            <text:p>8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1722" calcext:value-type="float">
            <text:p>121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579" calcext:value-type="float">
            <text:p>4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2093" calcext:value-type="float">
            <text:p>41209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822" calcext:value-type="float">
            <text:p>23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9367" calcext:value-type="float">
            <text:p>349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57" calcext:value-type="float">
            <text:p>1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24555" calcext:value-type="float">
            <text:p>424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577" calcext:value-type="float">
            <text:p>5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4519" calcext:value-type="float">
            <text:p>164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21" calcext:value-type="float">
            <text:p>2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5203" calcext:value-type="float">
            <text:p>135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818" calcext:value-type="float">
            <text:p>24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3755" calcext:value-type="float">
            <text:p>1237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406" calcext:value-type="float">
            <text:p>12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9028" calcext:value-type="float">
            <text:p>279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04" calcext:value-type="float">
            <text:p>1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0741" calcext:value-type="float">
            <text:p>290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793" calcext:value-type="float">
            <text:p>14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3458" calcext:value-type="float">
            <text:p>243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2308" calcext:value-type="float">
            <text:p>42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05356" calcext:value-type="float">
            <text:p>705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4052" calcext:value-type="float">
            <text:p>54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8402" calcext:value-type="float">
            <text:p>268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16" calcext:value-type="float">
            <text:p>1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50860" calcext:value-type="float">
            <text:p>550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3020" calcext:value-type="float">
            <text:p>63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3994" calcext:value-type="float">
            <text:p>273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7491" calcext:value-type="float">
            <text:p>47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51165" calcext:value-type="float">
            <text:p>14511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7339" calcext:value-type="float">
            <text:p>37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00305" calcext:value-type="float">
            <text:p>1800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232" calcext:value-type="float">
            <text:p>33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08945" calcext:value-type="float">
            <text:p>508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440" calcext:value-type="float">
            <text:p>22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07431" calcext:value-type="float">
            <text:p>607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86" calcext:value-type="float">
            <text:p>4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79599" calcext:value-type="float">
            <text:p>1979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0125" calcext:value-type="float">
            <text:p>60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21494" calcext:value-type="float">
            <text:p>1521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6876" calcext:value-type="float">
            <text:p>56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24900" calcext:value-type="float">
            <text:p>1124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716" calcext:value-type="float">
            <text:p>24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44456" calcext:value-type="float">
            <text:p>544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694" calcext:value-type="float">
            <text:p>21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39786" calcext:value-type="float">
            <text:p>293978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903" calcext:value-type="float">
            <text:p>23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26993" calcext:value-type="float">
            <text:p>14269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330" calcext:value-type="float">
            <text:p>4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8931" calcext:value-type="float">
            <text:p>408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6203" calcext:value-type="float">
            <text:p>286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064" calcext:value-type="float">
            <text:p>5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1657" calcext:value-type="float">
            <text:p>341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973" calcext:value-type="float">
            <text:p>7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8360" calcext:value-type="float">
            <text:p>238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773" calcext:value-type="float">
            <text:p>24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3870" calcext:value-type="float">
            <text:p>1638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324" calcext:value-type="float">
            <text:p>25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7393" calcext:value-type="float">
            <text:p>147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094" calcext:value-type="float">
            <text:p>8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0647" calcext:value-type="float">
            <text:p>190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547" calcext:value-type="float">
            <text:p>13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8216" calcext:value-type="float">
            <text:p>168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421" calcext:value-type="float">
            <text:p>4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4387" calcext:value-type="float">
            <text:p>164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03096" calcext:value-type="float">
            <text:p>603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267" calcext:value-type="float">
            <text:p>28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1904" calcext:value-type="float">
            <text:p>181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42" calcext:value-type="float">
            <text:p>1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8933" calcext:value-type="float">
            <text:p>248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3918" calcext:value-type="float">
            <text:p>143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42" calcext:value-type="float">
            <text:p>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4556" calcext:value-type="float">
            <text:p>1245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29348" calcext:value-type="float">
            <text:p>429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971" calcext:value-type="float">
            <text:p>18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4697" calcext:value-type="float">
            <text:p>264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81" calcext:value-type="float">
            <text:p>3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7837" calcext:value-type="float">
            <text:p>397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697" calcext:value-type="float">
            <text:p>17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0031" calcext:value-type="float">
            <text:p>24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30" calcext:value-type="float">
            <text:p>2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5049" calcext:value-type="float">
            <text:p>295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805" calcext:value-type="float">
            <text:p>15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0050" calcext:value-type="float">
            <text:p>110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502" calcext:value-type="float">
            <text:p>13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0256" calcext:value-type="float">
            <text:p>100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77" calcext:value-type="float">
            <text:p>1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3071" calcext:value-type="float">
            <text:p>243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57" calcext:value-type="float">
            <text:p>1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10224" calcext:value-type="float">
            <text:p>61022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702" calcext:value-type="float">
            <text:p>5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9935" calcext:value-type="float">
            <text:p>249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831" calcext:value-type="float">
            <text:p>14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7737" calcext:value-type="float">
            <text:p>117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062" calcext:value-type="float">
            <text:p>22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7081" calcext:value-type="float">
            <text:p>1070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477" calcext:value-type="float">
            <text:p>6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1043" calcext:value-type="float">
            <text:p>411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283" calcext:value-type="float">
            <text:p>7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0434" calcext:value-type="float">
            <text:p>31043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95" calcext:value-type="float">
            <text:p>3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5446" calcext:value-type="float">
            <text:p>175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28" calcext:value-type="float">
            <text:p>4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31297" calcext:value-type="float">
            <text:p>431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52" calcext:value-type="float">
            <text:p>2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79529" calcext:value-type="float">
            <text:p>167952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846" calcext:value-type="float">
            <text:p>5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6228" calcext:value-type="float">
            <text:p>256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89" calcext:value-type="float">
            <text:p>4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39204" calcext:value-type="float">
            <text:p>14392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198" calcext:value-type="float">
            <text:p>5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6015" calcext:value-type="float">
            <text:p>136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681" calcext:value-type="float">
            <text:p>32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34209" calcext:value-type="float">
            <text:p>534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346" calcext:value-type="float">
            <text:p>13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5230" calcext:value-type="float">
            <text:p>335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859" calcext:value-type="float">
            <text:p>9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44853" calcext:value-type="float">
            <text:p>1544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273" calcext:value-type="float">
            <text:p>7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80755" calcext:value-type="float">
            <text:p>1080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2351" calcext:value-type="float">
            <text:p>52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0064" calcext:value-type="float">
            <text:p>180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37" calcext:value-type="float">
            <text:p>3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3324" calcext:value-type="float">
            <text:p>213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6411" calcext:value-type="float">
            <text:p>36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60411" calcext:value-type="float">
            <text:p>760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6928" calcext:value-type="float">
            <text:p>166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100" calcext:value-type="float">
            <text:p>27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62644" calcext:value-type="float">
            <text:p>12626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514" calcext:value-type="float">
            <text:p>9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16593" calcext:value-type="float">
            <text:p>71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418" calcext:value-type="float">
            <text:p>10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0114" calcext:value-type="float">
            <text:p>320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8125" calcext:value-type="float">
            <text:p>398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22" calcext:value-type="float">
            <text:p>2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4620" calcext:value-type="float">
            <text:p>1746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73" calcext:value-type="float">
            <text:p>3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2028" calcext:value-type="float">
            <text:p>412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6152" calcext:value-type="float">
            <text:p>36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5373" calcext:value-type="float">
            <text:p>115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84" calcext:value-type="float">
            <text:p>3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1123" calcext:value-type="float">
            <text:p>411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1713" calcext:value-type="float">
            <text:p>131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98" calcext:value-type="float">
            <text:p>1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2043" calcext:value-type="float">
            <text:p>13204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4794" calcext:value-type="float">
            <text:p>8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1524" calcext:value-type="float">
            <text:p>161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65" calcext:value-type="float">
            <text:p>2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7398" calcext:value-type="float">
            <text:p>217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206" calcext:value-type="float">
            <text:p>20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94792" calcext:value-type="float">
            <text:p>494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81" calcext:value-type="float">
            <text:p>2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7022" calcext:value-type="float">
            <text:p>167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559" calcext:value-type="float">
            <text:p>28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4754" calcext:value-type="float">
            <text:p>104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461" calcext:value-type="float">
            <text:p>7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7253" calcext:value-type="float">
            <text:p>407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147" calcext:value-type="float">
            <text:p>18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6736" calcext:value-type="float">
            <text:p>246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180" calcext:value-type="float">
            <text:p>17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4611" calcext:value-type="float">
            <text:p>344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8364" calcext:value-type="float">
            <text:p>38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9339" calcext:value-type="float">
            <text:p>159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845" calcext:value-type="float">
            <text:p>33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5030" calcext:value-type="float">
            <text:p>105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71" calcext:value-type="float">
            <text:p>1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4291" calcext:value-type="float">
            <text:p>404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125" calcext:value-type="float">
            <text:p>12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72568" calcext:value-type="float">
            <text:p>872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50" calcext:value-type="float">
            <text:p>3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53798" calcext:value-type="float">
            <text:p>753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568" calcext:value-type="float">
            <text:p>28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2837" calcext:value-type="float">
            <text:p>292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674" calcext:value-type="float">
            <text:p>4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92735" calcext:value-type="float">
            <text:p>4927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5030" calcext:value-type="float">
            <text:p>35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40794" calcext:value-type="float">
            <text:p>540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83" calcext:value-type="float">
            <text:p>1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9198" calcext:value-type="float">
            <text:p>409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5691" calcext:value-type="float">
            <text:p>35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27625" calcext:value-type="float">
            <text:p>727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644" calcext:value-type="float">
            <text:p>6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6877" calcext:value-type="float">
            <text:p>406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492" calcext:value-type="float">
            <text:p>41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39373" calcext:value-type="float">
            <text:p>4393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886" calcext:value-type="float">
            <text:p>41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24334" calcext:value-type="float">
            <text:p>13243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741" calcext:value-type="float">
            <text:p>34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07866" calcext:value-type="float">
            <text:p>707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91" calcext:value-type="float">
            <text:p>1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09468" calcext:value-type="float">
            <text:p>309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879" calcext:value-type="float">
            <text:p>14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69090" calcext:value-type="float">
            <text:p>769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587" calcext:value-type="float">
            <text:p>14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05179" calcext:value-type="float">
            <text:p>505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535" calcext:value-type="float">
            <text:p>6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22093" calcext:value-type="float">
            <text:p>10220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555" calcext:value-type="float">
            <text:p>14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98104" calcext:value-type="float">
            <text:p>1298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577" calcext:value-type="float">
            <text:p>28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59371" calcext:value-type="float">
            <text:p>359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329" calcext:value-type="float">
            <text:p>13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02248" calcext:value-type="float">
            <text:p>80224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075" calcext:value-type="float">
            <text:p>27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26003" calcext:value-type="float">
            <text:p>9260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001" calcext:value-type="float">
            <text:p>26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0885" calcext:value-type="float">
            <text:p>290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085" calcext:value-type="float">
            <text:p>25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0418" calcext:value-type="float">
            <text:p>250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807" calcext:value-type="float">
            <text:p>40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43812" calcext:value-type="float">
            <text:p>5438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840" calcext:value-type="float">
            <text:p>10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68446" calcext:value-type="float">
            <text:p>468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47873" calcext:value-type="float">
            <text:p>4478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916" calcext:value-type="float">
            <text:p>26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72105" calcext:value-type="float">
            <text:p>117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325" calcext:value-type="float">
            <text:p>20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75655" calcext:value-type="float">
            <text:p>7756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244" calcext:value-type="float">
            <text:p>282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45470" calcext:value-type="float">
            <text:p>545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077" calcext:value-type="float">
            <text:p>26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53227" calcext:value-type="float">
            <text:p>753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97" calcext:value-type="float">
            <text:p>48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6543" calcext:value-type="float">
            <text:p>1865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536" calcext:value-type="float">
            <text:p>5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8346" calcext:value-type="float">
            <text:p>118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842" calcext:value-type="float">
            <text:p>7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51075" calcext:value-type="float">
            <text:p>14510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059" calcext:value-type="float">
            <text:p>3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34561" calcext:value-type="float">
            <text:p>43456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785" calcext:value-type="float">
            <text:p>12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2532" calcext:value-type="float">
            <text:p>4025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529" calcext:value-type="float">
            <text:p>26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7668" calcext:value-type="float">
            <text:p>217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706" calcext:value-type="float">
            <text:p>4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3289" calcext:value-type="float">
            <text:p>403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657" calcext:value-type="float">
            <text:p>20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9022" calcext:value-type="float">
            <text:p>269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112" calcext:value-type="float">
            <text:p>17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00315" calcext:value-type="float">
            <text:p>10003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26" calcext:value-type="float">
            <text:p>2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25431" calcext:value-type="float">
            <text:p>525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201" calcext:value-type="float">
            <text:p>28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8911" calcext:value-type="float">
            <text:p>398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422" calcext:value-type="float">
            <text:p>39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3838" calcext:value-type="float">
            <text:p>1838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3924" calcext:value-type="float">
            <text:p>63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5302" calcext:value-type="float">
            <text:p>415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042" calcext:value-type="float">
            <text:p>32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42436" calcext:value-type="float">
            <text:p>542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812" calcext:value-type="float">
            <text:p>10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42120" calcext:value-type="float">
            <text:p>842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03" calcext:value-type="float">
            <text:p>3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6701" calcext:value-type="float">
            <text:p>48670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739" calcext:value-type="float">
            <text:p>34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2005" calcext:value-type="float">
            <text:p>10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966" calcext:value-type="float">
            <text:p>6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9357" calcext:value-type="float">
            <text:p>159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182" calcext:value-type="float">
            <text:p>7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5020" calcext:value-type="float">
            <text:p>235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923" calcext:value-type="float">
            <text:p>24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3722" calcext:value-type="float">
            <text:p>183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363" calcext:value-type="float">
            <text:p>8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21913" calcext:value-type="float">
            <text:p>521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308" calcext:value-type="float">
            <text:p>34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1469" calcext:value-type="float">
            <text:p>311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586" calcext:value-type="float">
            <text:p>15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7858" calcext:value-type="float">
            <text:p>397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878" calcext:value-type="float">
            <text:p>19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6568" calcext:value-type="float">
            <text:p>286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4171" calcext:value-type="float">
            <text:p>44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5783" calcext:value-type="float">
            <text:p>125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323" calcext:value-type="float">
            <text:p>19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1265" calcext:value-type="float">
            <text:p>271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95" calcext:value-type="float">
            <text:p>2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2082" calcext:value-type="float">
            <text:p>3120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27" calcext:value-type="float">
            <text:p>3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2455" calcext:value-type="float">
            <text:p>182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671" calcext:value-type="float">
            <text:p>12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5348" calcext:value-type="float">
            <text:p>285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015" calcext:value-type="float">
            <text:p>6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6576" calcext:value-type="float">
            <text:p>416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766" calcext:value-type="float">
            <text:p>7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2186" calcext:value-type="float">
            <text:p>202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3011" calcext:value-type="float">
            <text:p>243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616" calcext:value-type="float">
            <text:p>7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8685" calcext:value-type="float">
            <text:p>118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01" calcext:value-type="float">
            <text:p>2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9342" calcext:value-type="float">
            <text:p>249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994" calcext:value-type="float">
            <text:p>11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0687" calcext:value-type="float">
            <text:p>2106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683" calcext:value-type="float">
            <text:p>9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9747" calcext:value-type="float">
            <text:p>109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686" calcext:value-type="float">
            <text:p>4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77835" calcext:value-type="float">
            <text:p>7778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390" calcext:value-type="float">
            <text:p>12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40572" calcext:value-type="float">
            <text:p>5405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574" calcext:value-type="float">
            <text:p>6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5169" calcext:value-type="float">
            <text:p>165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30" calcext:value-type="float">
            <text:p>2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2364" calcext:value-type="float">
            <text:p>17236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489" calcext:value-type="float">
            <text:p>4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80787" calcext:value-type="float">
            <text:p>580787</text:p>
          </table:table-cell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35" calcext:value-type="float">
            <text:p>3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67553" calcext:value-type="float">
            <text:p>667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67" calcext:value-type="float">
            <text:p>3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7254" calcext:value-type="float">
            <text:p>117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903" calcext:value-type="float">
            <text:p>9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6887" calcext:value-type="float">
            <text:p>256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5605" calcext:value-type="float">
            <text:p>155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233" calcext:value-type="float">
            <text:p>15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2820" calcext:value-type="float">
            <text:p>4128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40" calcext:value-type="float">
            <text:p>19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5563" calcext:value-type="float">
            <text:p>275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21206" calcext:value-type="float">
            <text:p>42120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06" calcext:value-type="float">
            <text:p>2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7916" calcext:value-type="float">
            <text:p>31791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685" calcext:value-type="float">
            <text:p>5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32677" calcext:value-type="float">
            <text:p>432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401" calcext:value-type="float">
            <text:p>6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3977" calcext:value-type="float">
            <text:p>173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46" calcext:value-type="float">
            <text:p>2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9327" calcext:value-type="float">
            <text:p>239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664" calcext:value-type="float">
            <text:p>5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11137" calcext:value-type="float">
            <text:p>511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160" calcext:value-type="float">
            <text:p>28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2526" calcext:value-type="float">
            <text:p>112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245" calcext:value-type="float">
            <text:p>9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62178" calcext:value-type="float">
            <text:p>362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54" calcext:value-type="float">
            <text:p>1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6341" calcext:value-type="float">
            <text:p>406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52" calcext:value-type="float">
            <text:p>4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8022" calcext:value-type="float">
            <text:p>28802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445" calcext:value-type="float">
            <text:p>10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4088" calcext:value-type="float">
            <text:p>3140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57" calcext:value-type="float">
            <text:p>3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29691" calcext:value-type="float">
            <text:p>429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41" calcext:value-type="float">
            <text:p>2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02466" calcext:value-type="float">
            <text:p>802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201" calcext:value-type="float">
            <text:p>33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0800" calcext:value-type="float">
            <text:p>340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314" calcext:value-type="float">
            <text:p>8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75696" calcext:value-type="float">
            <text:p>775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162" calcext:value-type="float">
            <text:p>32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9983" calcext:value-type="float">
            <text:p>129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728" calcext:value-type="float">
            <text:p>5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1568" calcext:value-type="float">
            <text:p>2115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15" calcext:value-type="float">
            <text:p>1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0428" calcext:value-type="float">
            <text:p>160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403" calcext:value-type="float">
            <text:p>9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2959" calcext:value-type="float">
            <text:p>152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104" calcext:value-type="float">
            <text:p>21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2264" calcext:value-type="float">
            <text:p>232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347" calcext:value-type="float">
            <text:p>23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5180" calcext:value-type="float">
            <text:p>145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521" calcext:value-type="float">
            <text:p>14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6153" calcext:value-type="float">
            <text:p>236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33" calcext:value-type="float">
            <text:p>1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6496" calcext:value-type="float">
            <text:p>156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11" calcext:value-type="float">
            <text:p>2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3252" calcext:value-type="float">
            <text:p>143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758" calcext:value-type="float">
            <text:p>24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50545" calcext:value-type="float">
            <text:p>350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98" calcext:value-type="float">
            <text:p>1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4338" calcext:value-type="float">
            <text:p>294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148" calcext:value-type="float">
            <text:p>26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55544" calcext:value-type="float">
            <text:p>555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0989" calcext:value-type="float">
            <text:p>1009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884" calcext:value-type="float">
            <text:p>3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8688" calcext:value-type="float">
            <text:p>138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281" calcext:value-type="float">
            <text:p>24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2584" calcext:value-type="float">
            <text:p>172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349" calcext:value-type="float">
            <text:p>20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7040" calcext:value-type="float">
            <text:p>187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05" calcext:value-type="float">
            <text:p>3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4152" calcext:value-type="float">
            <text:p>25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11" calcext:value-type="float">
            <text:p>1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0929" calcext:value-type="float">
            <text:p>120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720" calcext:value-type="float">
            <text:p>16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7323" calcext:value-type="float">
            <text:p>397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040" calcext:value-type="float">
            <text:p>28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2356" calcext:value-type="float">
            <text:p>342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454" calcext:value-type="float">
            <text:p>8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0296" calcext:value-type="float">
            <text:p>190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7226" calcext:value-type="float">
            <text:p>147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483" calcext:value-type="float">
            <text:p>4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7979" calcext:value-type="float">
            <text:p>2579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695" calcext:value-type="float">
            <text:p>5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8389" calcext:value-type="float">
            <text:p>118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999" calcext:value-type="float">
            <text:p>27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1202" calcext:value-type="float">
            <text:p>231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53" calcext:value-type="float">
            <text:p>1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9432" calcext:value-type="float">
            <text:p>149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395" calcext:value-type="float">
            <text:p>8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3945" calcext:value-type="float">
            <text:p>213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002" calcext:value-type="float">
            <text:p>39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3532" calcext:value-type="float">
            <text:p>283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963" calcext:value-type="float">
            <text:p>2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3196" calcext:value-type="float">
            <text:p>173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07" calcext:value-type="float">
            <text:p>3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37124" calcext:value-type="float">
            <text:p>6371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436" calcext:value-type="float">
            <text:p>7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1104" calcext:value-type="float">
            <text:p>161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6861" calcext:value-type="float">
            <text:p>416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937" calcext:value-type="float">
            <text:p>5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8488" calcext:value-type="float">
            <text:p>2384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522" calcext:value-type="float">
            <text:p>22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7301" calcext:value-type="float">
            <text:p>397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948" calcext:value-type="float">
            <text:p>7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5034" calcext:value-type="float">
            <text:p>335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519" calcext:value-type="float">
            <text:p>5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57794" calcext:value-type="float">
            <text:p>4577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153" calcext:value-type="float">
            <text:p>17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93047" calcext:value-type="float">
            <text:p>593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55" calcext:value-type="float">
            <text:p>3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80273" calcext:value-type="float">
            <text:p>380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5516" calcext:value-type="float">
            <text:p>455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60641" calcext:value-type="float">
            <text:p>5606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098" calcext:value-type="float">
            <text:p>33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4175" calcext:value-type="float">
            <text:p>224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832" calcext:value-type="float">
            <text:p>21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09428" calcext:value-type="float">
            <text:p>6094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6173" calcext:value-type="float">
            <text:p>46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33915" calcext:value-type="float">
            <text:p>11339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096" calcext:value-type="float">
            <text:p>5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11659" calcext:value-type="float">
            <text:p>511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31" calcext:value-type="float">
            <text:p>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4169" calcext:value-type="float">
            <text:p>104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71086" calcext:value-type="float">
            <text:p>4710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91" calcext:value-type="float">
            <text:p>2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89136" calcext:value-type="float">
            <text:p>389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07490" calcext:value-type="float">
            <text:p>707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62" calcext:value-type="float">
            <text:p>1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0814" calcext:value-type="float">
            <text:p>2808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26" calcext:value-type="float">
            <text:p>1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6179" calcext:value-type="float">
            <text:p>276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645" calcext:value-type="float">
            <text:p>14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2781" calcext:value-type="float">
            <text:p>332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81" calcext:value-type="float">
            <text:p>1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0076" calcext:value-type="float">
            <text:p>150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7608" calcext:value-type="float">
            <text:p>127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444" calcext:value-type="float">
            <text:p>21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7759" calcext:value-type="float">
            <text:p>297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499" calcext:value-type="float">
            <text:p>8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9497" calcext:value-type="float">
            <text:p>149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153" calcext:value-type="float">
            <text:p>15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8768" calcext:value-type="float">
            <text:p>288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41" calcext:value-type="float">
            <text:p>1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7252" calcext:value-type="float">
            <text:p>107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3251" calcext:value-type="float">
            <text:p>2332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0172" calcext:value-type="float">
            <text:p>240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750" calcext:value-type="float">
            <text:p>24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5936" calcext:value-type="float">
            <text:p>115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406" calcext:value-type="float">
            <text:p>5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2874" calcext:value-type="float">
            <text:p>1828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417" calcext:value-type="float">
            <text:p>4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4672" calcext:value-type="float">
            <text:p>1346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637" calcext:value-type="float">
            <text:p>20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6938" calcext:value-type="float">
            <text:p>326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713" calcext:value-type="float">
            <text:p>7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8362" calcext:value-type="float">
            <text:p>1983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624" calcext:value-type="float">
            <text:p>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2843" calcext:value-type="float">
            <text:p>1728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26" calcext:value-type="float">
            <text:p>2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4381" calcext:value-type="float">
            <text:p>224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713" calcext:value-type="float">
            <text:p>11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6804" calcext:value-type="float">
            <text:p>196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59" calcext:value-type="float">
            <text:p>4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4414" calcext:value-type="float">
            <text:p>114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912" calcext:value-type="float">
            <text:p>4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4896" calcext:value-type="float">
            <text:p>224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5574" calcext:value-type="float">
            <text:p>2155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790" calcext:value-type="float">
            <text:p>127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5817" calcext:value-type="float">
            <text:p>315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46" calcext:value-type="float">
            <text:p>1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96827" calcext:value-type="float">
            <text:p>496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31" calcext:value-type="float">
            <text:p>3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49964" calcext:value-type="float">
            <text:p>4499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39" calcext:value-type="float">
            <text:p>2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76134" calcext:value-type="float">
            <text:p>676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1475" calcext:value-type="float">
            <text:p>101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0698" calcext:value-type="float">
            <text:p>20069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6909" calcext:value-type="float">
            <text:p>166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34" calcext:value-type="float">
            <text:p>1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7367" calcext:value-type="float">
            <text:p>127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330" calcext:value-type="float">
            <text:p>6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7032" calcext:value-type="float">
            <text:p>107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89" calcext:value-type="float">
            <text:p>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2925" calcext:value-type="float">
            <text:p>132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6820" calcext:value-type="float">
            <text:p>1668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27" calcext:value-type="float">
            <text:p>1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4116" calcext:value-type="float">
            <text:p>144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889" calcext:value-type="float">
            <text:p>17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1257" calcext:value-type="float">
            <text:p>1212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821" calcext:value-type="float">
            <text:p>10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8890" calcext:value-type="float">
            <text:p>158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43" calcext:value-type="float">
            <text:p>1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0945" calcext:value-type="float">
            <text:p>1409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68" calcext:value-type="float">
            <text:p>2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7943" calcext:value-type="float">
            <text:p>187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5279" calcext:value-type="float">
            <text:p>10527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3998" calcext:value-type="float">
            <text:p>153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58" calcext:value-type="float">
            <text:p>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5449" calcext:value-type="float">
            <text:p>1254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155" calcext:value-type="float">
            <text:p>13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6352" calcext:value-type="float">
            <text:p>2163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39137" calcext:value-type="float">
            <text:p>333913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182" calcext:value-type="float">
            <text:p>27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74734" calcext:value-type="float">
            <text:p>374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659" calcext:value-type="float">
            <text:p>27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68830" calcext:value-type="float">
            <text:p>368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665" calcext:value-type="float">
            <text:p>10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4698" calcext:value-type="float">
            <text:p>1646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172" calcext:value-type="float">
            <text:p>13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2372" calcext:value-type="float">
            <text:p>10237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25" calcext:value-type="float">
            <text:p>2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91630" calcext:value-type="float">
            <text:p>5916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216" calcext:value-type="float">
            <text:p>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0483" calcext:value-type="float">
            <text:p>1104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03" calcext:value-type="float">
            <text:p>2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5536" calcext:value-type="float">
            <text:p>335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313" calcext:value-type="float">
            <text:p>4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0264" calcext:value-type="float">
            <text:p>140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06" calcext:value-type="float">
            <text:p>3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6372" calcext:value-type="float">
            <text:p>20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519" calcext:value-type="float">
            <text:p>4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2850" calcext:value-type="float">
            <text:p>102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8422" calcext:value-type="float">
            <text:p>3284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50870" calcext:value-type="float">
            <text:p>3508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67" calcext:value-type="float">
            <text:p>3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3452" calcext:value-type="float">
            <text:p>123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9456" calcext:value-type="float">
            <text:p>229456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983" calcext:value-type="float">
            <text:p>15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84570" calcext:value-type="float">
            <text:p>9845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252" calcext:value-type="float">
            <text:p>9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42570" calcext:value-type="float">
            <text:p>1242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89232" calcext:value-type="float">
            <text:p>6892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882" calcext:value-type="float">
            <text:p>3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47265" calcext:value-type="float">
            <text:p>15472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199" calcext:value-type="float">
            <text:p>8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4422" calcext:value-type="float">
            <text:p>394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558" calcext:value-type="float">
            <text:p>24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82915" calcext:value-type="float">
            <text:p>1582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9590" calcext:value-type="float">
            <text:p>27959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5552" calcext:value-type="float">
            <text:p>105552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76" calcext:value-type="float">
            <text:p>3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6015" calcext:value-type="float">
            <text:p>116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553" calcext:value-type="float">
            <text:p>4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9650" calcext:value-type="float">
            <text:p>119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6639" calcext:value-type="float">
            <text:p>1066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26" calcext:value-type="float">
            <text:p>2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3963" calcext:value-type="float">
            <text:p>1039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41" calcext:value-type="float">
            <text:p>1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90615" calcext:value-type="float">
            <text:p>590615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014" calcext:value-type="float">
            <text:p>6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4488" calcext:value-type="float">
            <text:p>12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019" calcext:value-type="float">
            <text:p>3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60843" calcext:value-type="float">
            <text:p>760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11211" calcext:value-type="float">
            <text:p>1711211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792241" calcext:value-type="float">
            <text:p>379224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84832" calcext:value-type="float">
            <text:p>10848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831" calcext:value-type="float">
            <text:p>40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6255" calcext:value-type="float">
            <text:p>2462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4823" calcext:value-type="float">
            <text:p>104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33773" calcext:value-type="float">
            <text:p>43377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06" calcext:value-type="float">
            <text:p>1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6207" calcext:value-type="float">
            <text:p>14620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80426" calcext:value-type="float">
            <text:p>17804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7577" calcext:value-type="float">
            <text:p>37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14767" calcext:value-type="float">
            <text:p>15147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9785" calcext:value-type="float">
            <text:p>1997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0219" calcext:value-type="float">
            <text:p>30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74596" calcext:value-type="float">
            <text:p>127459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8529" calcext:value-type="float">
            <text:p>58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8076" calcext:value-type="float">
            <text:p>168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489" calcext:value-type="float">
            <text:p>16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0801" calcext:value-type="float">
            <text:p>100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6139" calcext:value-type="float">
            <text:p>126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814" calcext:value-type="float">
            <text:p>3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788084" calcext:value-type="float">
            <text:p>5788084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92316" calcext:value-type="float">
            <text:p>1192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24" calcext:value-type="float">
            <text:p>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03987" calcext:value-type="float">
            <text:p>303987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163278" calcext:value-type="float">
            <text:p>516327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4365" calcext:value-type="float">
            <text:p>214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322" calcext:value-type="float">
            <text:p>48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84504" calcext:value-type="float">
            <text:p>1284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532567" calcext:value-type="float">
            <text:p>35325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532828" calcext:value-type="float">
            <text:p>5532828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7114" calcext:value-type="float">
            <text:p>1271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03568" calcext:value-type="float">
            <text:p>1403568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58579" calcext:value-type="float">
            <text:p>275857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7352" calcext:value-type="float">
            <text:p>97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43724" calcext:value-type="float">
            <text:p>2143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01" calcext:value-type="float">
            <text:p>2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346049" calcext:value-type="float">
            <text:p>4346049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81810" calcext:value-type="float">
            <text:p>338181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4327" calcext:value-type="float">
            <text:p>2243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09" calcext:value-type="float">
            <text:p>2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6154" calcext:value-type="float">
            <text:p>41615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770" calcext:value-type="float">
            <text:p>67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3184" calcext:value-type="float">
            <text:p>20318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68319" calcext:value-type="float">
            <text:p>116831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07594" calcext:value-type="float">
            <text:p>17075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72" calcext:value-type="float">
            <text:p>2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7838" calcext:value-type="float">
            <text:p>287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47" calcext:value-type="float">
            <text:p>2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88755" calcext:value-type="float">
            <text:p>68875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4490" calcext:value-type="float">
            <text:p>264490</text:p>
          </table:table-cell>
          <table:table-cell office:value-type="float" office:value="357" calcext:value-type="float">
            <text:p>35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25" calcext:value-type="float">
            <text:p>2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90153" calcext:value-type="float">
            <text:p>109015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63" calcext:value-type="float">
            <text:p>3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23331" calcext:value-type="float">
            <text:p>32233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046" calcext:value-type="float">
            <text:p>14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2686" calcext:value-type="float">
            <text:p>31268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76760" calcext:value-type="float">
            <text:p>37676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80" calcext:value-type="float">
            <text:p>2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8754" calcext:value-type="float">
            <text:p>22875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521" calcext:value-type="float">
            <text:p>6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7434" calcext:value-type="float">
            <text:p>157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72" calcext:value-type="float">
            <text:p>2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4273" calcext:value-type="float">
            <text:p>184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025" calcext:value-type="float">
            <text:p>18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6030" calcext:value-type="float">
            <text:p>136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32" calcext:value-type="float">
            <text:p>4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0036" calcext:value-type="float">
            <text:p>12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430" calcext:value-type="float">
            <text:p>74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0396" calcext:value-type="float">
            <text:p>120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97984" calcext:value-type="float">
            <text:p>49798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06" calcext:value-type="float">
            <text:p>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4914" calcext:value-type="float">
            <text:p>1049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66" calcext:value-type="float">
            <text:p>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5077" calcext:value-type="float">
            <text:p>285077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550" calcext:value-type="float">
            <text:p>3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2780" calcext:value-type="float">
            <text:p>202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711" calcext:value-type="float">
            <text:p>13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6734" calcext:value-type="float">
            <text:p>116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3500" calcext:value-type="float">
            <text:p>2835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83" calcext:value-type="float">
            <text:p>2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55349" calcext:value-type="float">
            <text:p>1655349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257" calcext:value-type="float">
            <text:p>4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64006" calcext:value-type="float">
            <text:p>6640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126" calcext:value-type="float">
            <text:p>5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2230" calcext:value-type="float">
            <text:p>162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6618" calcext:value-type="float">
            <text:p>276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12" calcext:value-type="float">
            <text:p>1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0043" calcext:value-type="float">
            <text:p>170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7270" calcext:value-type="float">
            <text:p>2872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02" calcext:value-type="float">
            <text:p>3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4231" calcext:value-type="float">
            <text:p>1142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3343" calcext:value-type="float">
            <text:p>1133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7092" calcext:value-type="float">
            <text:p>14709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20" calcext:value-type="float">
            <text:p>3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03786" calcext:value-type="float">
            <text:p>703786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10" calcext:value-type="float">
            <text:p>1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2645" calcext:value-type="float">
            <text:p>4026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6094" calcext:value-type="float">
            <text:p>13609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0357" calcext:value-type="float">
            <text:p>1603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3790" calcext:value-type="float">
            <text:p>16379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88" calcext:value-type="float">
            <text:p>2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39546" calcext:value-type="float">
            <text:p>339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128" calcext:value-type="float">
            <text:p>4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6316" calcext:value-type="float">
            <text:p>32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825" calcext:value-type="float">
            <text:p>1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97022" calcext:value-type="float">
            <text:p>597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0665" calcext:value-type="float">
            <text:p>110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07672" calcext:value-type="float">
            <text:p>2107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910" calcext:value-type="float">
            <text:p>24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11190" calcext:value-type="float">
            <text:p>1211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744" calcext:value-type="float">
            <text:p>19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39243" calcext:value-type="float">
            <text:p>7392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78" calcext:value-type="float">
            <text:p>1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5557" calcext:value-type="float">
            <text:p>15555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443" calcext:value-type="float">
            <text:p>9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826274" calcext:value-type="float">
            <text:p>5826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611" calcext:value-type="float">
            <text:p>3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50534" calcext:value-type="float">
            <text:p>12505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297" calcext:value-type="float">
            <text:p>4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05860" calcext:value-type="float">
            <text:p>4058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876" calcext:value-type="float">
            <text:p>11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87646" calcext:value-type="float">
            <text:p>1187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407" calcext:value-type="float">
            <text:p>29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6558" calcext:value-type="float">
            <text:p>106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9033" calcext:value-type="float">
            <text:p>49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90903" calcext:value-type="float">
            <text:p>23909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462" calcext:value-type="float">
            <text:p>9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6009" calcext:value-type="float">
            <text:p>246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965" calcext:value-type="float">
            <text:p>12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0264" calcext:value-type="float">
            <text:p>140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62" calcext:value-type="float">
            <text:p>1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80231" calcext:value-type="float">
            <text:p>780231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570" calcext:value-type="float">
            <text:p>22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18424" calcext:value-type="float">
            <text:p>8184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382" calcext:value-type="float">
            <text:p>9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72668" calcext:value-type="float">
            <text:p>272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374" calcext:value-type="float">
            <text:p>7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8422680" calcext:value-type="float">
            <text:p>78422680</text:p>
          </table:table-cell>
          <table:table-cell office:value-type="float" office:value="14742" calcext:value-type="float">
            <text:p>147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0057581" calcext:value-type="float">
            <text:p>90057581</text:p>
          </table:table-cell>
          <table:table-cell office:value-type="float" office:value="87627" calcext:value-type="float">
            <text:p>87627</text:p>
          </table:table-cell>
          <table:table-cell office:value-type="float" office:value="347309" calcext:value-type="float">
            <text:p>3473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840" calcext:value-type="float">
            <text:p>38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968435" calcext:value-type="float">
            <text:p>1968435</text:p>
          </table:table-cell>
          <table:table-cell office:value-type="float" office:value="25092" calcext:value-type="float">
            <text:p>25092</text:p>
          </table:table-cell>
          <table:table-cell office:value-type="float" office:value="19885" calcext:value-type="float">
            <text:p>1988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40" calcext:value-type="float">
            <text:p>20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79321" calcext:value-type="float">
            <text:p>2879321</text:p>
          </table:table-cell>
          <table:table-cell office:value-type="float" office:value="6375" calcext:value-type="float">
            <text:p>6375</text:p>
          </table:table-cell>
          <table:table-cell office:value-type="float" office:value="1565" calcext:value-type="float">
            <text:p>156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019" calcext:value-type="float">
            <text:p>70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3985" calcext:value-type="float">
            <text:p>133985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448" calcext:value-type="float">
            <text:p>5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088250" calcext:value-type="float">
            <text:p>6088250</text:p>
          </table:table-cell>
          <table:table-cell office:value-type="float" office:value="11772" calcext:value-type="float">
            <text:p>11772</text:p>
          </table:table-cell>
          <table:table-cell office:value-type="float" office:value="16993" calcext:value-type="float">
            <text:p>1699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70655" calcext:value-type="float">
            <text:p>2370655</text:p>
          </table:table-cell>
          <table:table-cell office:value-type="float" office:value="39629" calcext:value-type="float">
            <text:p>39629</text:p>
          </table:table-cell>
          <table:table-cell office:value-type="float" office:value="5263" calcext:value-type="float">
            <text:p>526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462" calcext:value-type="float">
            <text:p>646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630001" calcext:value-type="float">
            <text:p>3630001</text:p>
          </table:table-cell>
          <table:table-cell office:value-type="float" office:value="9775" calcext:value-type="float">
            <text:p>9775</text:p>
          </table:table-cell>
          <table:table-cell office:value-type="float" office:value="3521" calcext:value-type="float">
            <text:p>352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702" calcext:value-type="float">
            <text:p>47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263992" calcext:value-type="float">
            <text:p>8263992</text:p>
          </table:table-cell>
          <table:table-cell office:value-type="float" office:value="13127" calcext:value-type="float">
            <text:p>13127</text:p>
          </table:table-cell>
          <table:table-cell office:value-type="float" office:value="3863" calcext:value-type="float">
            <text:p>386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908" calcext:value-type="float">
            <text:p>3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66848" calcext:value-type="float">
            <text:p>966848</text:p>
          </table:table-cell>
          <table:table-cell office:value-type="float" office:value="8527" calcext:value-type="float">
            <text:p>852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51" calcext:value-type="float">
            <text:p>35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800919" calcext:value-type="float">
            <text:p>17800919</text:p>
          </table:table-cell>
          <table:table-cell office:value-type="float" office:value="72831" calcext:value-type="float">
            <text:p>72831</text:p>
          </table:table-cell>
          <table:table-cell office:value-type="float" office:value="24827" calcext:value-type="float">
            <text:p>248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131975" calcext:value-type="float">
            <text:p>6131975</text:p>
          </table:table-cell>
          <table:table-cell office:value-type="float" office:value="19646" calcext:value-type="float">
            <text:p>19646</text:p>
          </table:table-cell>
          <table:table-cell office:value-type="float" office:value="10528" calcext:value-type="float">
            <text:p>105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773201" calcext:value-type="float">
            <text:p>32773201</text:p>
          </table:table-cell>
          <table:table-cell office:value-type="float" office:value="90971" calcext:value-type="float">
            <text:p>90971</text:p>
          </table:table-cell>
          <table:table-cell office:value-type="float" office:value="20536" calcext:value-type="float">
            <text:p>205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78399" calcext:value-type="float">
            <text:p>3278399</text:p>
          </table:table-cell>
          <table:table-cell office:value-type="float" office:value="6963" calcext:value-type="float">
            <text:p>6963</text:p>
          </table:table-cell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0977" calcext:value-type="float">
            <text:p>30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41174" calcext:value-type="float">
            <text:p>2141174</text:p>
          </table:table-cell>
          <table:table-cell office:value-type="float" office:value="2275" calcext:value-type="float">
            <text:p>227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48427" calcext:value-type="float">
            <text:p>2048427</text:p>
          </table:table-cell>
          <table:table-cell office:value-type="float" office:value="31987" calcext:value-type="float">
            <text:p>31987</text:p>
          </table:table-cell>
          <table:table-cell office:value-type="float" office:value="24172" calcext:value-type="float">
            <text:p>241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4163" calcext:value-type="float">
            <text:p>54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924650" calcext:value-type="float">
            <text:p>6924650</text:p>
          </table:table-cell>
          <table:table-cell office:value-type="float" office:value="1296433" calcext:value-type="float">
            <text:p>1296433</text:p>
          </table:table-cell>
          <table:table-cell office:value-type="float" office:value="79201" calcext:value-type="float">
            <text:p>7920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11" calcext:value-type="float">
            <text:p>1111</text:p>
          </table:table-cell>
          <table:table-cell office:value-type="float" office:value="7317" calcext:value-type="float">
            <text:p>7317</text:p>
          </table:table-cell>
          <table:table-cell office:value-type="float" office:value="1677" calcext:value-type="float">
            <text:p>167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679599" calcext:value-type="float">
            <text:p>1679599</text:p>
          </table:table-cell>
          <table:table-cell office:value-type="float" office:value="57377" calcext:value-type="float">
            <text:p>57377</text:p>
          </table:table-cell>
          <table:table-cell office:value-type="float" office:value="2721" calcext:value-type="float">
            <text:p>27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475" calcext:value-type="float">
            <text:p>9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699570" calcext:value-type="float">
            <text:p>14699570</text:p>
          </table:table-cell>
          <table:table-cell office:value-type="float" office:value="11879" calcext:value-type="float">
            <text:p>11879</text:p>
          </table:table-cell>
          <table:table-cell office:value-type="float" office:value="5645" calcext:value-type="float">
            <text:p>564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224" calcext:value-type="float">
            <text:p>3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031014" calcext:value-type="float">
            <text:p>23031014</text:p>
          </table:table-cell>
          <table:table-cell office:value-type="float" office:value="33083" calcext:value-type="float">
            <text:p>33083</text:p>
          </table:table-cell>
          <table:table-cell office:value-type="float" office:value="15580" calcext:value-type="float">
            <text:p>1558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30" calcext:value-type="float">
            <text:p>1530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48477" calcext:value-type="float">
            <text:p>3148477</text:p>
          </table:table-cell>
          <table:table-cell office:value-type="float" office:value="3231" calcext:value-type="float">
            <text:p>3231</text:p>
          </table:table-cell>
          <table:table-cell office:value-type="float" office:value="8144" calcext:value-type="float">
            <text:p>81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973" calcext:value-type="float">
            <text:p>6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60570" calcext:value-type="float">
            <text:p>960570</text:p>
          </table:table-cell>
          <table:table-cell office:value-type="float" office:value="5663" calcext:value-type="float">
            <text:p>5663</text:p>
          </table:table-cell>
          <table:table-cell office:value-type="float" office:value="5655" calcext:value-type="float">
            <text:p>565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26123" calcext:value-type="float">
            <text:p>126123</text:p>
          </table:table-cell>
          <table:table-cell office:value-type="float" office:value="394" calcext:value-type="float">
            <text:p>394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439503" calcext:value-type="float">
            <text:p>9439503</text:p>
          </table:table-cell>
          <table:table-cell office:value-type="float" office:value="3339" calcext:value-type="float">
            <text:p>3339</text:p>
          </table:table-cell>
          <table:table-cell office:value-type="float" office:value="2297" calcext:value-type="float">
            <text:p>229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47" calcext:value-type="float">
            <text:p>1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2776" calcext:value-type="float">
            <text:p>102776</text:p>
          </table:table-cell>
          <table:table-cell office:value-type="float" office:value="9420" calcext:value-type="float">
            <text:p>942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3160" calcext:value-type="float">
            <text:p>143160</text:p>
          </table:table-cell>
          <table:table-cell office:value-type="float" office:value="352" calcext:value-type="float">
            <text:p>352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175" calcext:value-type="float">
            <text:p>7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977086" calcext:value-type="float">
            <text:p>4977086</text:p>
          </table:table-cell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4572" calcext:value-type="float">
            <text:p>64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8227581" calcext:value-type="float">
            <text:p>8227581</text:p>
          </table:table-cell>
          <table:table-cell office:value-type="float" office:value="1272" calcext:value-type="float">
            <text:p>1272</text:p>
          </table:table-cell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743096" calcext:value-type="float">
            <text:p>9743096</text:p>
          </table:table-cell>
          <table:table-cell office:value-type="float" office:value="10854" calcext:value-type="float">
            <text:p>10854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1660" calcext:value-type="float">
            <text:p>141660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64" calcext:value-type="float">
            <text:p>1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52269" calcext:value-type="float">
            <text:p>652269</text:p>
          </table:table-cell>
          <table:table-cell office:value-type="float" office:value="1129" calcext:value-type="float">
            <text:p>1129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03" calcext:value-type="float">
            <text:p>4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156081" calcext:value-type="float">
            <text:p>5156081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135039" calcext:value-type="float">
            <text:p>9135039</text:p>
          </table:table-cell>
          <table:table-cell office:value-type="float" office:value="3530" calcext:value-type="float">
            <text:p>3530</text:p>
          </table:table-cell>
          <table:table-cell office:value-type="float" office:value="697" calcext:value-type="float">
            <text:p>69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346" calcext:value-type="float">
            <text:p>6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9107" calcext:value-type="float">
            <text:p>159107</text:p>
          </table:table-cell>
          <table:table-cell office:value-type="float" office:value="3680" calcext:value-type="float">
            <text:p>36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45" calcext:value-type="float">
            <text:p>445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90298" calcext:value-type="float">
            <text:p>490298</text:p>
          </table:table-cell>
          <table:table-cell office:value-type="float" office:value="4945" calcext:value-type="float">
            <text:p>4945</text:p>
          </table:table-cell>
          <table:table-cell office:value-type="float" office:value="2510" calcext:value-type="float">
            <text:p>25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95" calcext:value-type="float">
            <text:p>109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9171" calcext:value-type="float">
            <text:p>289171</text:p>
          </table:table-cell>
          <table:table-cell office:value-type="float" office:value="1400" calcext:value-type="float">
            <text:p>1400</text:p>
          </table:table-cell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19" calcext:value-type="float">
            <text:p>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7326" calcext:value-type="float">
            <text:p>117326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76" calcext:value-type="float">
            <text:p>77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4150" calcext:value-type="float">
            <text:p>104150</text:p>
          </table:table-cell>
          <table:table-cell office:value-type="float" office:value="437" calcext:value-type="float">
            <text:p>437</text:p>
          </table:table-cell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98" calcext:value-type="float">
            <text:p>119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69689" calcext:value-type="float">
            <text:p>369689</text:p>
          </table:table-cell>
          <table:table-cell office:value-type="float" office:value="557" calcext:value-type="float">
            <text:p>557</text:p>
          </table:table-cell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498" calcext:value-type="float">
            <text:p>154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9055" calcext:value-type="float">
            <text:p>17905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5068" calcext:value-type="float">
            <text:p>15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101379" calcext:value-type="float">
            <text:p>5101379</text:p>
          </table:table-cell>
          <table:table-cell office:value-type="float" office:value="3029" calcext:value-type="float">
            <text:p>3029</text:p>
          </table:table-cell>
          <table:table-cell office:value-type="float" office:value="2519" calcext:value-type="float">
            <text:p>25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2112" calcext:value-type="float">
            <text:p>112112</text:p>
          </table:table-cell>
          <table:table-cell office:value-type="float" office:value="291" calcext:value-type="float">
            <text:p>29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89395" calcext:value-type="float">
            <text:p>489395</text:p>
          </table:table-cell>
          <table:table-cell office:value-type="float" office:value="800" calcext:value-type="float">
            <text:p>800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237" calcext:value-type="float">
            <text:p>42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4258" calcext:value-type="float">
            <text:p>264258</text:p>
          </table:table-cell>
          <table:table-cell office:value-type="float" office:value="478" calcext:value-type="float">
            <text:p>478</text:p>
          </table:table-cell>
          <table:table-cell office:value-type="float" office:value="569" calcext:value-type="float">
            <text:p>56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547" calcext:value-type="float">
            <text:p>254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030707" calcext:value-type="float">
            <text:p>1030707</text:p>
          </table:table-cell>
          <table:table-cell office:value-type="float" office:value="1215" calcext:value-type="float">
            <text:p>1215</text:p>
          </table:table-cell>
          <table:table-cell office:value-type="float" office:value="1716" calcext:value-type="float">
            <text:p>17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625" calcext:value-type="float">
            <text:p>66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9992" calcext:value-type="float">
            <text:p>119992</text:p>
          </table:table-cell>
          <table:table-cell office:value-type="float" office:value="822" calcext:value-type="float">
            <text:p>822</text:p>
          </table:table-cell>
          <table:table-cell office:value-type="float" office:value="517" calcext:value-type="float">
            <text:p>5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461817" calcext:value-type="float">
            <text:p>3461817</text:p>
          </table:table-cell>
          <table:table-cell office:value-type="float" office:value="6150" calcext:value-type="float">
            <text:p>6150</text:p>
          </table:table-cell>
          <table:table-cell office:value-type="float" office:value="4700" calcext:value-type="float">
            <text:p>47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854" calcext:value-type="float">
            <text:p>2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9483474" calcext:value-type="float">
            <text:p>9483474</text:p>
          </table:table-cell>
          <table:table-cell office:value-type="float" office:value="10040" calcext:value-type="float">
            <text:p>10040</text:p>
          </table:table-cell>
          <table:table-cell office:value-type="float" office:value="4187" calcext:value-type="float">
            <text:p>41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74606" calcext:value-type="float">
            <text:p>174606</text:p>
          </table:table-cell>
          <table:table-cell office:value-type="float" office:value="878" calcext:value-type="float">
            <text:p>878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22216" calcext:value-type="float">
            <text:p>622216</text:p>
          </table:table-cell>
          <table:table-cell office:value-type="float" office:value="1964" calcext:value-type="float">
            <text:p>1964</text:p>
          </table:table-cell>
          <table:table-cell office:value-type="float" office:value="1324" calcext:value-type="float">
            <text:p>13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9518" calcext:value-type="float">
            <text:p>269518</text:p>
          </table:table-cell>
          <table:table-cell office:value-type="float" office:value="3124" calcext:value-type="float">
            <text:p>3124</text:p>
          </table:table-cell>
          <table:table-cell office:value-type="float" office:value="1608" calcext:value-type="float">
            <text:p>16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60" calcext:value-type="float">
            <text:p>36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890439" calcext:value-type="float">
            <text:p>3890439</text:p>
          </table:table-cell>
          <table:table-cell office:value-type="float" office:value="21753" calcext:value-type="float">
            <text:p>21753</text:p>
          </table:table-cell>
          <table:table-cell office:value-type="float" office:value="3264" calcext:value-type="float">
            <text:p>32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458" calcext:value-type="float">
            <text:p>1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650518" calcext:value-type="float">
            <text:p>2650518</text:p>
          </table:table-cell>
          <table:table-cell office:value-type="float" office:value="6030" calcext:value-type="float">
            <text:p>6030</text:p>
          </table:table-cell>
          <table:table-cell office:value-type="float" office:value="880" calcext:value-type="float">
            <text:p>88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3433028" calcext:value-type="float">
            <text:p>63433028</text:p>
          </table:table-cell>
          <table:table-cell office:value-type="float" office:value="155352" calcext:value-type="float">
            <text:p>155352</text:p>
          </table:table-cell>
          <table:table-cell office:value-type="float" office:value="12855" calcext:value-type="float">
            <text:p>1285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409247" calcext:value-type="float">
            <text:p>2409247</text:p>
          </table:table-cell>
          <table:table-cell office:value-type="float" office:value="866" calcext:value-type="float">
            <text:p>866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531" calcext:value-type="float">
            <text:p>65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8918212" calcext:value-type="float">
            <text:p>18918212</text:p>
          </table:table-cell>
          <table:table-cell office:value-type="float" office:value="442040" calcext:value-type="float">
            <text:p>442040</text:p>
          </table:table-cell>
          <table:table-cell office:value-type="float" office:value="20975" calcext:value-type="float">
            <text:p>2097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460382" calcext:value-type="float">
            <text:p>22460382</text:p>
          </table:table-cell>
          <table:table-cell office:value-type="float" office:value="18924" calcext:value-type="float">
            <text:p>18924</text:p>
          </table:table-cell>
          <table:table-cell office:value-type="float" office:value="3938" calcext:value-type="float">
            <text:p>39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520465904" calcext:value-type="float">
            <text:p>520465904</text:p>
          </table:table-cell>
          <table:table-cell office:value-type="float" office:value="415170" calcext:value-type="float">
            <text:p>415170</text:p>
          </table:table-cell>
          <table:table-cell office:value-type="float" office:value="53436" calcext:value-type="float">
            <text:p>534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310863" calcext:value-type="float">
            <text:p>310863</text:p>
          </table:table-cell>
          <table:table-cell office:value-type="float" office:value="2606" calcext:value-type="float">
            <text:p>2606</text:p>
          </table:table-cell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453411" calcext:value-type="float">
            <text:p>4453411</text:p>
          </table:table-cell>
          <table:table-cell office:value-type="float" office:value="26030" calcext:value-type="float">
            <text:p>26030</text:p>
          </table:table-cell>
          <table:table-cell office:value-type="float" office:value="7730" calcext:value-type="float">
            <text:p>77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779974" calcext:value-type="float">
            <text:p>7779974</text:p>
          </table:table-cell>
          <table:table-cell office:value-type="float" office:value="17460" calcext:value-type="float">
            <text:p>17460</text:p>
          </table:table-cell>
          <table:table-cell office:value-type="float" office:value="3260" calcext:value-type="float">
            <text:p>326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4510747" calcext:value-type="float">
            <text:p>4510747</text:p>
          </table:table-cell>
          <table:table-cell office:value-type="float" office:value="112980" calcext:value-type="float">
            <text:p>112980</text:p>
          </table:table-cell>
          <table:table-cell office:value-type="float" office:value="13316" calcext:value-type="float">
            <text:p>133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131192" calcext:value-type="float">
            <text:p>131192</text:p>
          </table:table-cell>
          <table:table-cell office:value-type="float" office:value="2235485" calcext:value-type="float">
            <text:p>2235485</text:p>
          </table:table-cell>
          <table:table-cell office:value-type="float" office:value="16977" calcext:value-type="float">
            <text:p>169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kstone-100K-16-bb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8T16:01:51.859825413</dc:date>
    <meta:editing-duration>PT15M14S</meta:editing-duration>
    <meta:editing-cycles>1</meta:editing-cycles>
    <meta:document-statistic meta:table-count="1" meta:cell-count="10205" meta:object-count="2"/>
    <meta:generator>LibreOffice/7.5.5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2a6099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ec9ba4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5.352cm" svg:height="30.771cm" xlink:href=".." xlink:type="simple" chart:class="chart:line" chart:style-name="ch1">
        <chart:legend chart:legend-position="end" svg:x="63.771cm" svg:y="14.327cm" style:legend-expansion="high" chart:style-name="ch2"/>
        <chart:plot-area chart:style-name="ch3" table:cell-range-address="'6-build-16-bb-threads'.B1:'6-build-16-bb-threads'.E2041" chart:data-source-has-labels="row" svg:x="1.307cm" svg:y="0.615cm" svg:width="61.157cm" svg:height="29.541cm">
          <chart:coordinate-region svg:x="3.463cm" svg:y="0.818cm" svg:width="59.001cm" svg:height="28.2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6-build-16-bb-threads'.B2:'6-build-16-bb-threads'.B2041" chart:label-cell-address="'6-build-16-bb-threads'.B1:'6-build-16-bb-threads'.B1" chart:class="chart:line">
            <chart:data-point chart:repeated="2040"/>
          </chart:series>
          <chart:series chart:style-name="ch8" chart:values-cell-range-address="'6-build-16-bb-threads'.C2:'6-build-16-bb-threads'.C2041" chart:label-cell-address="'6-build-16-bb-threads'.C1:'6-build-16-bb-threads'.C1" chart:class="chart:line">
            <chart:data-point chart:repeated="2040"/>
          </chart:series>
          <chart:series chart:style-name="ch9" chart:values-cell-range-address="'6-build-16-bb-threads'.D2:'6-build-16-bb-threads'.D2041" chart:label-cell-address="'6-build-16-bb-threads'.D1:'6-build-16-bb-threads'.D1" chart:class="chart:line">
            <chart:data-point chart:repeated="2040"/>
          </chart:series>
          <chart:series chart:style-name="ch10" chart:values-cell-range-address="'6-build-16-bb-threads'.E2:'6-build-16-bb-threads'.E2041" chart:label-cell-address="'6-build-16-bb-threads'.E1:'6-build-16-bb-threads'.E1" chart:class="chart:line">
            <chart:data-point chart:repeated="20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'6-build-16-bb-threads'.B1:'6-build-16-bb-threads'.B1</svg:desc>
                </draw:g>
              </table:table-cell>
              <table:table-cell office:value-type="string">
                <text:p>MEM</text:p>
                <draw:g>
                  <svg:desc>'6-build-16-bb-threads'.C1:'6-build-16-bb-threads'.C1</svg:desc>
                </draw:g>
              </table:table-cell>
              <table:table-cell office:value-type="string">
                <text:p>IO</text:p>
                <draw:g>
                  <svg:desc>'6-build-16-bb-threads'.D1:'6-build-16-bb-threads'.D1</svg:desc>
                </draw:g>
              </table:table-cell>
              <table:table-cell office:value-type="string">
                <text:p>BB</text:p>
                <draw:g>
                  <svg:desc>'6-build-16-bb-threads'.E1:'6-build-16-bb-thread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6746">
                <text:p>186746</text:p>
                <draw:g>
                  <svg:desc>'6-build-16-bb-threads'.B2:'6-build-16-bb-threads'.B2041</svg:desc>
                </draw:g>
              </table:table-cell>
              <table:table-cell office:value-type="float" office:value="30">
                <text:p>30</text:p>
                <draw:g>
                  <svg:desc>'6-build-16-bb-threads'.C2:'6-build-16-bb-threads'.C2041</svg:desc>
                </draw:g>
              </table:table-cell>
              <table:table-cell office:value-type="float" office:value="0">
                <text:p>0</text:p>
                <draw:g>
                  <svg:desc>'6-build-16-bb-threads'.D2:'6-build-16-bb-threads'.D2041</svg:desc>
                </draw:g>
              </table:table-cell>
              <table:table-cell office:value-type="float" office:value="15">
                <text:p>15</text:p>
                <draw:g>
                  <svg:desc>'6-build-16-bb-threads'.E2:'6-build-16-bb-threads'.E20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27">
                <text:p>5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931">
                <text:p>11093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453">
                <text:p>163453</text:p>
              </table:table-cell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49">
                <text:p>2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8859">
                <text:p>138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1">
                <text:p>1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005">
                <text:p>123005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508">
                <text:p>10350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72">
                <text:p>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183">
                <text:p>113183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55">
                <text:p>2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881">
                <text:p>125881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809">
                <text:p>102809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2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896">
                <text:p>10189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5554">
                <text:p>125554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19">
                <text:p>4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4767">
                <text:p>104767</text:p>
              </table:table-cell>
              <table:table-cell office:value-type="float" office:value="1310">
                <text:p>131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10">
                <text:p>151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1039">
                <text:p>121039</text:p>
              </table:table-cell>
              <table:table-cell office:value-type="float" office:value="3429">
                <text:p>342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2">
                <text:p>362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244">
                <text:p>1062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52">
                <text:p>8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8351">
                <text:p>138351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63">
                <text:p>3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8758">
                <text:p>10875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3">
                <text:p>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854">
                <text:p>103854</text:p>
              </table:table-cell>
              <table:table-cell office:value-type="float" office:value="2970">
                <text:p>297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8596">
                <text:p>158596</text:p>
              </table:table-cell>
              <table:table-cell office:value-type="float" office:value="96534">
                <text:p>9653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8">
                <text:p>208</text:p>
              </table:table-cell>
              <table:table-cell office:value-type="float" office:value="9961">
                <text:p>996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2141">
                <text:p>142141</text:p>
              </table:table-cell>
              <table:table-cell office:value-type="float" office:value="22096">
                <text:p>2209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2848">
                <text:p>372848</text:p>
              </table:table-cell>
              <table:table-cell office:value-type="float" office:value="38614">
                <text:p>3861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1">
                <text:p>351</text:p>
              </table:table-cell>
              <table:table-cell office:value-type="float" office:value="1879">
                <text:p>187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791">
                <text:p>196791</text:p>
              </table:table-cell>
              <table:table-cell office:value-type="float" office:value="1983">
                <text:p>198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68">
                <text:p>1126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9284">
                <text:p>109284</text:p>
              </table:table-cell>
              <table:table-cell office:value-type="float" office:value="33318">
                <text:p>3331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6">
                <text:p>486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1337">
                <text:p>11133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49">
                <text:p>1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7491">
                <text:p>847491</text:p>
              </table:table-cell>
              <table:table-cell office:value-type="float" office:value="14676">
                <text:p>1467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8220">
                <text:p>17822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5203">
                <text:p>11520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18">
                <text:p>1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3025">
                <text:p>293025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18">
                <text:p>6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5837">
                <text:p>435837</text:p>
              </table:table-cell>
              <table:table-cell office:value-type="float" office:value="1869">
                <text:p>186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81">
                <text:p>8281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6545">
                <text:p>106545</text:p>
              </table:table-cell>
              <table:table-cell office:value-type="float" office:value="731">
                <text:p>73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63">
                <text:p>4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3180">
                <text:p>363180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730">
                <text:p>59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9473">
                <text:p>289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04">
                <text:p>5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7327">
                <text:p>577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27">
                <text:p>3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9954">
                <text:p>3099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20">
                <text:p>9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9597">
                <text:p>129597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36">
                <text:p>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077">
                <text:p>115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59">
                <text:p>4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8793">
                <text:p>128793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90">
                <text:p>1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4614">
                <text:p>10461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27">
                <text:p>5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2957">
                <text:p>152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8">
                <text:p>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2457">
                <text:p>122457</text:p>
              </table:table-cell>
              <table:table-cell office:value-type="float" office:value="326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234">
                <text:p>19723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9497">
                <text:p>249497</text:p>
              </table:table-cell>
              <table:table-cell office:value-type="float" office:value="572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20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09520">
                <text:p>2709520</text:p>
              </table:table-cell>
              <table:table-cell office:value-type="float" office:value="4546">
                <text:p>454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0">
                <text:p>580</text:p>
              </table:table-cell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3715">
                <text:p>313715</text:p>
              </table:table-cell>
              <table:table-cell office:value-type="float" office:value="125">
                <text:p>125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541">
                <text:p>20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7945">
                <text:p>15794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63">
                <text:p>1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0323">
                <text:p>19032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732">
                <text:p>177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81056">
                <text:p>1581056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65">
                <text:p>3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9034">
                <text:p>939034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37">
                <text:p>5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19644">
                <text:p>1819644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098">
                <text:p>16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8957">
                <text:p>318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50">
                <text:p>6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02623">
                <text:p>1102623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02">
                <text:p>198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48618">
                <text:p>8486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686">
                <text:p>46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60672">
                <text:p>156067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986">
                <text:p>6398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1482">
                <text:p>37148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646">
                <text:p>28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4235">
                <text:p>444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954">
                <text:p>349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2328">
                <text:p>542328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9806">
                <text:p>49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08526">
                <text:p>1808526</text:p>
              </table:table-cell>
              <table:table-cell office:value-type="float" office:value="19899">
                <text:p>19899</text:p>
              </table:table-cell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410">
                <text:p>41410</text:p>
              </table:table-cell>
              <table:table-cell office:value-type="float" office:value="2767">
                <text:p>276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2210">
                <text:p>282210</text:p>
              </table:table-cell>
              <table:table-cell office:value-type="float" office:value="15078">
                <text:p>1507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200">
                <text:p>12200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2610">
                <text:p>172610</text:p>
              </table:table-cell>
              <table:table-cell office:value-type="float" office:value="3492">
                <text:p>349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256">
                <text:p>8256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43983">
                <text:p>1543983</text:p>
              </table:table-cell>
              <table:table-cell office:value-type="float" office:value="26296">
                <text:p>2629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7932">
                <text:p>27932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7936">
                <text:p>707936</text:p>
              </table:table-cell>
              <table:table-cell office:value-type="float" office:value="12095">
                <text:p>1209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924">
                <text:p>25924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5543">
                <text:p>345543</text:p>
              </table:table-cell>
              <table:table-cell office:value-type="float" office:value="6493">
                <text:p>649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34">
                <text:p>3734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57751">
                <text:p>557751</text:p>
              </table:table-cell>
              <table:table-cell office:value-type="float" office:value="46020">
                <text:p>4602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865">
                <text:p>48865</text:p>
              </table:table-cell>
              <table:table-cell office:value-type="float" office:value="12763">
                <text:p>1276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64867">
                <text:p>1864867</text:p>
              </table:table-cell>
              <table:table-cell office:value-type="float" office:value="205256">
                <text:p>20525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368">
                <text:p>24368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46518">
                <text:p>946518</text:p>
              </table:table-cell>
              <table:table-cell office:value-type="float" office:value="15814">
                <text:p>158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99">
                <text:p>5599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18655">
                <text:p>418655</text:p>
              </table:table-cell>
              <table:table-cell office:value-type="float" office:value="7394">
                <text:p>739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145">
                <text:p>33145</text:p>
              </table:table-cell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7284">
                <text:p>457284</text:p>
              </table:table-cell>
              <table:table-cell office:value-type="float" office:value="8265">
                <text:p>826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730">
                <text:p>6730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5412">
                <text:p>365412</text:p>
              </table:table-cell>
              <table:table-cell office:value-type="float" office:value="8297">
                <text:p>829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133">
                <text:p>14133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5815">
                <text:p>255815</text:p>
              </table:table-cell>
              <table:table-cell office:value-type="float" office:value="4462">
                <text:p>446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336">
                <text:p>27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9874">
                <text:p>37987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65">
                <text:p>5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3166">
                <text:p>133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325">
                <text:p>8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0655">
                <text:p>410655</text:p>
              </table:table-cell>
              <table:table-cell office:value-type="float" office:value="1605">
                <text:p>160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587">
                <text:p>7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04579">
                <text:p>604579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317">
                <text:p>22317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3072">
                <text:p>163072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801">
                <text:p>7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17243">
                <text:p>1117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3764">
                <text:p>63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559">
                <text:p>297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961">
                <text:p>7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8579">
                <text:p>188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12">
                <text:p>1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29422">
                <text:p>829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238">
                <text:p>9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18341">
                <text:p>918341</text:p>
              </table:table-cell>
              <table:table-cell office:value-type="float" office:value="265">
                <text:p>265</text:p>
              </table:table-cell>
              <table:table-cell office:value-type="float" office:value="229">
                <text:p>2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27">
                <text:p>40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1842">
                <text:p>361842</text:p>
              </table:table-cell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07">
                <text:p>1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4663">
                <text:p>224663</text:p>
              </table:table-cell>
              <table:table-cell office:value-type="float" office:value="2201">
                <text:p>220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21">
                <text:p>2921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8926">
                <text:p>258926</text:p>
              </table:table-cell>
              <table:table-cell office:value-type="float" office:value="1203">
                <text:p>120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93">
                <text:p>219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14677">
                <text:p>514677</text:p>
              </table:table-cell>
              <table:table-cell office:value-type="float" office:value="1492">
                <text:p>149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99">
                <text:p>2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9325">
                <text:p>2893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65">
                <text:p>3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3043">
                <text:p>153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039">
                <text:p>100039</text:p>
              </table:table-cell>
              <table:table-cell office:value-type="float" office:value="937">
                <text:p>93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805">
                <text:p>10805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0549">
                <text:p>520549</text:p>
              </table:table-cell>
              <table:table-cell office:value-type="float" office:value="685">
                <text:p>68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444">
                <text:p>54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1958">
                <text:p>17195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16">
                <text:p>1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53373">
                <text:p>953373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402">
                <text:p>5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19493">
                <text:p>41949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784">
                <text:p>97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9966">
                <text:p>289966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370">
                <text:p>4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5369">
                <text:p>2053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486">
                <text:p>16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42098">
                <text:p>842098</text:p>
              </table:table-cell>
              <table:table-cell office:value-type="float" office:value="2485">
                <text:p>248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14">
                <text:p>4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5340">
                <text:p>1753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582">
                <text:p>3458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98020">
                <text:p>998020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185">
                <text:p>13185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9914">
                <text:p>159914</text:p>
              </table:table-cell>
              <table:table-cell office:value-type="float" office:value="2459">
                <text:p>245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301">
                <text:p>11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9658">
                <text:p>289658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48">
                <text:p>4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3192">
                <text:p>10319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1258">
                <text:p>171258</text:p>
              </table:table-cell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575">
                <text:p>10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20852">
                <text:p>520852</text:p>
              </table:table-cell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19">
                <text:p>2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65239">
                <text:p>1465239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14">
                <text:p>21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8096">
                <text:p>5080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32">
                <text:p>5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6903">
                <text:p>146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62">
                <text:p>3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5979">
                <text:p>105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08">
                <text:p>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3563">
                <text:p>293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73">
                <text:p>3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14014">
                <text:p>514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09">
                <text:p>5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5118">
                <text:p>335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859">
                <text:p>13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8371">
                <text:p>21837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601">
                <text:p>15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84652">
                <text:p>78465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202">
                <text:p>13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68877">
                <text:p>468877</text:p>
              </table:table-cell>
              <table:table-cell office:value-type="float" office:value="648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615">
                <text:p>15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29062">
                <text:p>112906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775">
                <text:p>13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1937">
                <text:p>201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16">
                <text:p>5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54637">
                <text:p>854637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302">
                <text:p>13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22135">
                <text:p>6221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767">
                <text:p>77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5333">
                <text:p>195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815">
                <text:p>12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02524">
                <text:p>2502524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525">
                <text:p>13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12496">
                <text:p>271249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0862">
                <text:p>190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677">
                <text:p>126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81087">
                <text:p>381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172">
                <text:p>5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439527">
                <text:p>5439527</text:p>
              </table:table-cell>
              <table:table-cell office:value-type="float" office:value="247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12716">
                <text:p>1812716</text:p>
              </table:table-cell>
              <table:table-cell office:value-type="float" office:value="929">
                <text:p>92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107">
                <text:p>16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62399">
                <text:p>1162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8463">
                <text:p>58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86704">
                <text:p>198670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653">
                <text:p>86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5660">
                <text:p>13566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94">
                <text:p>2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1626">
                <text:p>19162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3728">
                <text:p>13372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08">
                <text:p>34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5878">
                <text:p>1458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281">
                <text:p>21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0121">
                <text:p>1201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87">
                <text:p>5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20026">
                <text:p>320026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143">
                <text:p>161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7796">
                <text:p>20779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586">
                <text:p>12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5268">
                <text:p>25526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334">
                <text:p>14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3623">
                <text:p>2436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450">
                <text:p>14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52261">
                <text:p>115226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987">
                <text:p>7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16094">
                <text:p>181609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6225">
                <text:p>66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66625">
                <text:p>1066625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732">
                <text:p>57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78452">
                <text:p>47845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4271">
                <text:p>34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6127">
                <text:p>26612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89686">
                <text:p>8896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712">
                <text:p>18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35542">
                <text:p>183554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267">
                <text:p>6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98290">
                <text:p>1898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780">
                <text:p>14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31466">
                <text:p>24314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1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5920">
                <text:p>115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711">
                <text:p>70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5593">
                <text:p>105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216">
                <text:p>19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4930">
                <text:p>104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58">
                <text:p>1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3378">
                <text:p>103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12520">
                <text:p>5125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581">
                <text:p>18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8328">
                <text:p>118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1894">
                <text:p>231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362">
                <text:p>19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9960">
                <text:p>119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3">
                <text:p>59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12551">
                <text:p>212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466">
                <text:p>6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2901">
                <text:p>442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371">
                <text:p>12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60493">
                <text:p>4604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893">
                <text:p>6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31863">
                <text:p>231863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237">
                <text:p>7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2824">
                <text:p>40282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2826">
                <text:p>22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2107">
                <text:p>232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235">
                <text:p>18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27578">
                <text:p>227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467">
                <text:p>18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3564">
                <text:p>383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3161">
                <text:p>53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16110">
                <text:p>116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642">
                <text:p>6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42073">
                <text:p>104207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942">
                <text:p>4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7370">
                <text:p>187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462">
                <text:p>4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5130">
                <text:p>175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840">
                <text:p>4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1034">
                <text:p>121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3119">
                <text:p>21311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146">
                <text:p>4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20312">
                <text:p>520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3073">
                <text:p>11307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2471">
                <text:p>25247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393">
                <text:p>21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35338">
                <text:p>2353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792">
                <text:p>13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5482">
                <text:p>125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44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6716">
                <text:p>146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004">
                <text:p>13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72135">
                <text:p>10721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908">
                <text:p>23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9613">
                <text:p>119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1545">
                <text:p>161545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878">
                <text:p>30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4064">
                <text:p>2840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1359">
                <text:p>51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74283">
                <text:p>1474283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257">
                <text:p>3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98931">
                <text:p>429893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8116">
                <text:p>15811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58405">
                <text:p>258405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82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73699">
                <text:p>2736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020">
                <text:p>9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7356">
                <text:p>19735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644">
                <text:p>12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66186">
                <text:p>26618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55">
                <text:p>2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0188">
                <text:p>200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092">
                <text:p>16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6573">
                <text:p>1065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70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3641">
                <text:p>173641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675">
                <text:p>4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38551">
                <text:p>538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4342">
                <text:p>44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62711">
                <text:p>5627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58">
                <text:p>1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86570">
                <text:p>4865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84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4526">
                <text:p>114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294">
                <text:p>5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5364">
                <text:p>145364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5072">
                <text:p>105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196">
                <text:p>3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9501">
                <text:p>119501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504">
                <text:p>2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8862">
                <text:p>1288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74">
                <text:p>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3736">
                <text:p>1037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86">
                <text:p>3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4057">
                <text:p>114057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356">
                <text:p>5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9117">
                <text:p>10911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1323">
                <text:p>1013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0431">
                <text:p>1304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33">
                <text:p>3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3085">
                <text:p>113085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16404">
                <text:p>216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8743">
                <text:p>118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5874">
                <text:p>14587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56">
                <text:p>405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8709">
                <text:p>13870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25">
                <text:p>3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2173">
                <text:p>1721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826">
                <text:p>5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0748">
                <text:p>180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42">
                <text:p>1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6460">
                <text:p>126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455">
                <text:p>4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10082">
                <text:p>2100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690">
                <text:p>7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3349">
                <text:p>233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27">
                <text:p>1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4258">
                <text:p>134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852">
                <text:p>12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11356">
                <text:p>211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16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8138">
                <text:p>118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06">
                <text:p>1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94539">
                <text:p>694539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1264">
                <text:p>21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5944">
                <text:p>1359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713">
                <text:p>4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92275">
                <text:p>59227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832">
                <text:p>3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71177">
                <text:p>57117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145">
                <text:p>4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47013">
                <text:p>347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61">
                <text:p>1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1817">
                <text:p>111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0001">
                <text:p>1700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71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4796">
                <text:p>134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800">
                <text:p>5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2014">
                <text:p>10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283">
                <text:p>7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37849">
                <text:p>5378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28">
                <text:p>2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36754">
                <text:p>236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2945">
                <text:p>72945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3578">
                <text:p>12357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31188">
                <text:p>331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74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6943">
                <text:p>196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14">
                <text:p>17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27018">
                <text:p>327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133">
                <text:p>3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37683">
                <text:p>33768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34">
                <text:p>1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46885">
                <text:p>3468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6434">
                <text:p>26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7922">
                <text:p>167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26">
                <text:p>2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9793">
                <text:p>1297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1910">
                <text:p>121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459">
                <text:p>7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9554">
                <text:p>119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988">
                <text:p>8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4160">
                <text:p>124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55">
                <text:p>9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6946">
                <text:p>186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71">
                <text:p>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8122">
                <text:p>178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76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1180">
                <text:p>12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177">
                <text:p>2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13881">
                <text:p>113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272">
                <text:p>3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8014">
                <text:p>208014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7181">
                <text:p>147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149">
                <text:p>3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7473">
                <text:p>187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77">
                <text:p>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3170">
                <text:p>183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05">
                <text:p>2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4001">
                <text:p>104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8995">
                <text:p>1489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9873">
                <text:p>19987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70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4293">
                <text:p>104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99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2898">
                <text:p>112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135">
                <text:p>2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4897">
                <text:p>114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74">
                <text:p>1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4941">
                <text:p>134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59">
                <text:p>7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3690">
                <text:p>10369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4433">
                <text:p>2044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026">
                <text:p>4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78944">
                <text:p>3789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2187">
                <text:p>152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820">
                <text:p>6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9601">
                <text:p>10960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195">
                <text:p>6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44335">
                <text:p>94433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428">
                <text:p>8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95687">
                <text:p>3956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1980">
                <text:p>21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78091">
                <text:p>3780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0426">
                <text:p>40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21373">
                <text:p>321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6113">
                <text:p>26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9895">
                <text:p>12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425">
                <text:p>10242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987">
                <text:p>2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83419">
                <text:p>283419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34">
                <text:p>2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76645">
                <text:p>77664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495">
                <text:p>2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99982">
                <text:p>399982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015">
                <text:p>8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06757">
                <text:p>50675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92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4789">
                <text:p>204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780">
                <text:p>20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23172">
                <text:p>223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344">
                <text:p>4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56656">
                <text:p>5566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934">
                <text:p>29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52819">
                <text:p>8528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8043">
                <text:p>58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99175">
                <text:p>2991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4645">
                <text:p>24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12914">
                <text:p>5129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99">
                <text:p>2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9495">
                <text:p>119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76">
                <text:p>1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73545">
                <text:p>9735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1900">
                <text:p>61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44168">
                <text:p>1744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114">
                <text:p>10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4512">
                <text:p>184512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41166">
                <text:p>5441166</text:p>
              </table:table-cell>
              <table:table-cell office:value-type="float" office:value="5290">
                <text:p>529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0402">
                <text:p>30402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12631">
                <text:p>312631</text:p>
              </table:table-cell>
              <table:table-cell office:value-type="float" office:value="558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273">
                <text:p>22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00090">
                <text:p>800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715">
                <text:p>187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5984">
                <text:p>5459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2563">
                <text:p>82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939352">
                <text:p>193935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4345">
                <text:p>74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10651">
                <text:p>17106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712">
                <text:p>17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25200">
                <text:p>225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752">
                <text:p>3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8670">
                <text:p>1586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52">
                <text:p>1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4618">
                <text:p>1246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72">
                <text:p>1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24807">
                <text:p>224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785">
                <text:p>3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67262">
                <text:p>467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383">
                <text:p>12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90181">
                <text:p>190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7665">
                <text:p>13766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9011">
                <text:p>59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21185">
                <text:p>421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548">
                <text:p>1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3062">
                <text:p>1630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546">
                <text:p>16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49643">
                <text:p>8496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274">
                <text:p>4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94376">
                <text:p>794376</text:p>
              </table:table-cell>
              <table:table-cell office:value-type="float" office:value="363">
                <text:p>36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8695">
                <text:p>38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75355">
                <text:p>147535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969">
                <text:p>7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73850">
                <text:p>9738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7444">
                <text:p>27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41127">
                <text:p>541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31">
                <text:p>2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1531">
                <text:p>191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140">
                <text:p>7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23406">
                <text:p>723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2340">
                <text:p>32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35805">
                <text:p>935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543">
                <text:p>9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288656">
                <text:p>12886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2495">
                <text:p>42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33737">
                <text:p>933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621">
                <text:p>16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50979">
                <text:p>1250979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67">
                <text:p>2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49942">
                <text:p>4499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262">
                <text:p>4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6418">
                <text:p>156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825">
                <text:p>11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3764">
                <text:p>163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8966">
                <text:p>168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22948">
                <text:p>222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89">
                <text:p>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83131">
                <text:p>283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6865">
                <text:p>26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64086">
                <text:p>264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3380">
                <text:p>153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5095">
                <text:p>250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4986">
                <text:p>114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3514">
                <text:p>23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86036">
                <text:p>286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9533">
                <text:p>29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98151">
                <text:p>298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953">
                <text:p>5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10779">
                <text:p>2107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273">
                <text:p>4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5681">
                <text:p>105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410">
                <text:p>8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58175">
                <text:p>258175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940">
                <text:p>9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92972">
                <text:p>392972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76">
                <text:p>1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0753">
                <text:p>200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4315">
                <text:p>34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16698">
                <text:p>216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5252">
                <text:p>25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8698">
                <text:p>318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073">
                <text:p>10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32796">
                <text:p>232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8089">
                <text:p>28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68159">
                <text:p>36815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860">
                <text:p>3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1373">
                <text:p>221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6173">
                <text:p>26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90958">
                <text:p>29095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8070">
                <text:p>28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8834">
                <text:p>208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43">
                <text:p>1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99153">
                <text:p>599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984">
                <text:p>9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13614">
                <text:p>1136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41">
                <text:p>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6258">
                <text:p>17625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76">
                <text:p>1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4224">
                <text:p>104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735">
                <text:p>8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3213">
                <text:p>103213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397">
                <text:p>339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4917">
                <text:p>1349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137">
                <text:p>13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86029">
                <text:p>38602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9276">
                <text:p>39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10962">
                <text:p>21096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83">
                <text:p>1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897505">
                <text:p>1897505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3979">
                <text:p>23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59300">
                <text:p>8593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9988">
                <text:p>69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78477">
                <text:p>7784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149">
                <text:p>21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41065">
                <text:p>541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4946">
                <text:p>24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8257">
                <text:p>208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52">
                <text:p>1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46025">
                <text:p>246025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446">
                <text:p>15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78900">
                <text:p>8789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048">
                <text:p>8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30075">
                <text:p>6300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39301">
                <text:p>239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099">
                <text:p>7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2486">
                <text:p>122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99696">
                <text:p>39969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120">
                <text:p>5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65745">
                <text:p>1165745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550">
                <text:p>4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300109">
                <text:p>2300109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946">
                <text:p>1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1410">
                <text:p>171410</text:p>
              </table:table-cell>
              <table:table-cell office:value-type="float" office:value="73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636">
                <text:p>2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11608">
                <text:p>31160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075">
                <text:p>50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25084">
                <text:p>525084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967">
                <text:p>4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97935">
                <text:p>119793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620">
                <text:p>6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85469">
                <text:p>885469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610">
                <text:p>17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10836">
                <text:p>610836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721">
                <text:p>2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8149">
                <text:p>1481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68">
                <text:p>3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30127">
                <text:p>430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838">
                <text:p>68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48065">
                <text:p>114806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878">
                <text:p>1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6230">
                <text:p>166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986">
                <text:p>39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38680">
                <text:p>13868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76">
                <text:p>1476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5092">
                <text:p>155092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270">
                <text:p>2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3721">
                <text:p>113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2122">
                <text:p>12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28027">
                <text:p>32802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5381">
                <text:p>25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86498">
                <text:p>1864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43">
                <text:p>12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08530">
                <text:p>40853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438">
                <text:p>3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8145">
                <text:p>158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460">
                <text:p>2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32686">
                <text:p>1132686</text:p>
              </table:table-cell>
              <table:table-cell office:value-type="float" office:value="76">
                <text:p>76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2023">
                <text:p>1202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764124">
                <text:p>1764124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9836">
                <text:p>298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99235">
                <text:p>79923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830">
                <text:p>4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84823">
                <text:p>208482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9358">
                <text:p>29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22100">
                <text:p>422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989">
                <text:p>14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29437">
                <text:p>62943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4981">
                <text:p>749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75127">
                <text:p>97512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13">
                <text:p>3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16070">
                <text:p>21607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35">
                <text:p>1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91345">
                <text:p>19134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3116">
                <text:p>153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12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6831">
                <text:p>1068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276973">
                <text:p>527697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6485">
                <text:p>16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54884">
                <text:p>254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252">
                <text:p>4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64330">
                <text:p>364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942">
                <text:p>5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78750">
                <text:p>17875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745">
                <text:p>17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1467">
                <text:p>13146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808">
                <text:p>4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8602">
                <text:p>1586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78">
                <text:p>1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0748">
                <text:p>130748</text:p>
              </table:table-cell>
              <table:table-cell office:value-type="float" office:value="116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15607">
                <text:p>215607</text:p>
              </table:table-cell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5315">
                <text:p>1053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49819">
                <text:p>64981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4739">
                <text:p>24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876881">
                <text:p>876881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629">
                <text:p>12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090765">
                <text:p>2090765</text:p>
              </table:table-cell>
              <table:table-cell office:value-type="float" office:value="1150">
                <text:p>1150</text:p>
              </table:table-cell>
              <table:table-cell office:value-type="float" office:value="1217">
                <text:p>12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3295">
                <text:p>23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66893">
                <text:p>466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943">
                <text:p>3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87489">
                <text:p>7874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926">
                <text:p>13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15301">
                <text:p>415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344">
                <text:p>4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31953">
                <text:p>131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25436">
                <text:p>2254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61">
                <text:p>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40505">
                <text:p>1405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463">
                <text:p>3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77653">
                <text:p>4776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8595">
                <text:p>48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12690">
                <text:p>112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926">
                <text:p>3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83354">
                <text:p>183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632">
                <text:p>16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06815">
                <text:p>1006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146">
                <text:p>4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53720">
                <text:p>753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9094">
                <text:p>19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44662">
                <text:p>344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8143">
                <text:p>28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45179">
                <text:p>145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374">
                <text:p>1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364694">
                <text:p>2364694</text:p>
              </table:table-cell>
              <table:table-cell office:value-type="float" office:value="110">
                <text:p>110</text:p>
              </table:table-cell>
              <table:table-cell office:value-type="float" office:value="54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997">
                <text:p>15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56255">
                <text:p>456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193">
                <text:p>14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07660">
                <text:p>807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698">
                <text:p>5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82741">
                <text:p>382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137">
                <text:p>12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14251">
                <text:p>114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684">
                <text:p>4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13033">
                <text:p>613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150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08554">
                <text:p>1208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439">
                <text:p>3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47171">
                <text:p>647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2971">
                <text:p>12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20316">
                <text:p>1520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183">
                <text:p>61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49143">
                <text:p>349143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12556">
                <text:p>112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51">
                <text:p>1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13680">
                <text:p>213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184">
                <text:p>5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1598">
                <text:p>161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607">
                <text:p>7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16245">
                <text:p>216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1213">
                <text:p>61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4784">
                <text:p>104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821">
                <text:p>48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07238">
                <text:p>307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072">
                <text:p>3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06369">
                <text:p>4063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18">
                <text:p>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66716">
                <text:p>366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8344">
                <text:p>18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15429">
                <text:p>715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341">
                <text:p>2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14188">
                <text:p>214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4665">
                <text:p>24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16162">
                <text:p>116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19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0540">
                <text:p>150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176">
                <text:p>10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9212">
                <text:p>109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113">
                <text:p>2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83963">
                <text:p>183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8332">
                <text:p>18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99635">
                <text:p>199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59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13967">
                <text:p>1139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0205">
                <text:p>170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06">
                <text:p>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4975">
                <text:p>174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0424">
                <text:p>30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2415">
                <text:p>282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33">
                <text:p>2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12410">
                <text:p>1012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2879">
                <text:p>32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26100">
                <text:p>2261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53">
                <text:p>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5442">
                <text:p>165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187">
                <text:p>7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87041">
                <text:p>287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251">
                <text:p>6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50388">
                <text:p>150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362">
                <text:p>6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8501">
                <text:p>178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3836">
                <text:p>138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23755">
                <text:p>223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524">
                <text:p>10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40837">
                <text:p>140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8313">
                <text:p>138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312">
                <text:p>12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02041">
                <text:p>30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496">
                <text:p>2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42449">
                <text:p>542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112">
                <text:p>4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84372">
                <text:p>584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689">
                <text:p>3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46184">
                <text:p>346184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125">
                <text:p>4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24206">
                <text:p>124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445">
                <text:p>6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99579">
                <text:p>199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57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1075">
                <text:p>16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037">
                <text:p>4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8066">
                <text:p>138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374">
                <text:p>1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30844">
                <text:p>330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525">
                <text:p>3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19147">
                <text:p>119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07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01702">
                <text:p>6017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80">
                <text:p>2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08431">
                <text:p>408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284">
                <text:p>5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48287">
                <text:p>148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2278">
                <text:p>22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34082">
                <text:p>2340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027">
                <text:p>20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64096">
                <text:p>364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7866">
                <text:p>27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42068">
                <text:p>242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5579">
                <text:p>15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52894">
                <text:p>352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5193">
                <text:p>25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08850">
                <text:p>608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2746">
                <text:p>32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07051">
                <text:p>10070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7890">
                <text:p>27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03924">
                <text:p>80392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3601">
                <text:p>1360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90489">
                <text:p>290489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154">
                <text:p>15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89796">
                <text:p>589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8434">
                <text:p>28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356252">
                <text:p>1356252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8437">
                <text:p>28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62036">
                <text:p>562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526">
                <text:p>5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84618">
                <text:p>584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577">
                <text:p>5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5823">
                <text:p>185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02">
                <text:p>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38116">
                <text:p>53811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356">
                <text:p>10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35795">
                <text:p>1357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7932">
                <text:p>7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99258">
                <text:p>399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409">
                <text:p>2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10910">
                <text:p>310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39649">
                <text:p>3396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6051">
                <text:p>16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25585">
                <text:p>525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1253">
                <text:p>21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40531">
                <text:p>340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26">
                <text:p>1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0989">
                <text:p>150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274">
                <text:p>5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8140">
                <text:p>108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1249">
                <text:p>11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76948">
                <text:p>2769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791">
                <text:p>2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91272">
                <text:p>591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761">
                <text:p>27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13163">
                <text:p>113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299">
                <text:p>2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07984">
                <text:p>20798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221">
                <text:p>6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6438">
                <text:p>116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70453">
                <text:p>170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1034">
                <text:p>31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7876">
                <text:p>147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745">
                <text:p>97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67510">
                <text:p>167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456">
                <text:p>11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32226">
                <text:p>132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708">
                <text:p>27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00518">
                <text:p>40051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849">
                <text:p>3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50475">
                <text:p>250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369">
                <text:p>19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07544">
                <text:p>1075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7961">
                <text:p>17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033657">
                <text:p>1033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9306">
                <text:p>49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28015">
                <text:p>128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9796">
                <text:p>29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5912">
                <text:p>115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837">
                <text:p>20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748610">
                <text:p>5748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0053">
                <text:p>30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61414">
                <text:p>11614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077">
                <text:p>6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82669">
                <text:p>182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001">
                <text:p>7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07537">
                <text:p>407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8658">
                <text:p>86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829315">
                <text:p>829315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371">
                <text:p>2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35826">
                <text:p>535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235">
                <text:p>6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23471">
                <text:p>52347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1073">
                <text:p>51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41083">
                <text:p>841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985">
                <text:p>5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72073">
                <text:p>3720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936">
                <text:p>3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78393">
                <text:p>578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933">
                <text:p>5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2651">
                <text:p>102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71344">
                <text:p>27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36109">
                <text:p>136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17">
                <text:p>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93655">
                <text:p>493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357">
                <text:p>2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97157">
                <text:p>597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082">
                <text:p>50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84744">
                <text:p>484744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494">
                <text:p>1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3485">
                <text:p>153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002">
                <text:p>3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52951">
                <text:p>652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295">
                <text:p>3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56226">
                <text:p>256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20">
                <text:p>1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62019">
                <text:p>6620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7536">
                <text:p>7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43551">
                <text:p>243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8571">
                <text:p>8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82257">
                <text:p>282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736">
                <text:p>5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75219">
                <text:p>375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692">
                <text:p>5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55243">
                <text:p>355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804">
                <text:p>2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446105">
                <text:p>446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866">
                <text:p>1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24447">
                <text:p>424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6193">
                <text:p>16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99990">
                <text:p>399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5128">
                <text:p>35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86686">
                <text:p>386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173">
                <text:p>3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873223">
                <text:p>8732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5928">
                <text:p>25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18866">
                <text:p>218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202">
                <text:p>1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767108">
                <text:p>767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734">
                <text:p>15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0097">
                <text:p>1000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9134">
                <text:p>39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16057">
                <text:p>316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497">
                <text:p>6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80308">
                <text:p>480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919">
                <text:p>19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60733">
                <text:p>160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7590">
                <text:p>7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76568">
                <text:p>176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76933">
                <text:p>276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4483">
                <text:p>14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14734">
                <text:p>614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748">
                <text:p>3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84675">
                <text:p>10846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006">
                <text:p>3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97120">
                <text:p>497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3981">
                <text:p>13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42370">
                <text:p>142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4800">
                <text:p>14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92874">
                <text:p>292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248">
                <text:p>6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403702">
                <text:p>403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072">
                <text:p>4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25701">
                <text:p>1257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809">
                <text:p>2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74058">
                <text:p>2740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076">
                <text:p>10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0822">
                <text:p>100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633">
                <text:p>3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29632">
                <text:p>529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6842">
                <text:p>26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36801">
                <text:p>136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745">
                <text:p>57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11069">
                <text:p>311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284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4194">
                <text:p>104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8141">
                <text:p>8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446814">
                <text:p>4468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440">
                <text:p>10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51013">
                <text:p>151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80872">
                <text:p>180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716">
                <text:p>1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27928">
                <text:p>127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033">
                <text:p>6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39741">
                <text:p>139741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374">
                <text:p>1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41374">
                <text:p>141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163">
                <text:p>3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62709">
                <text:p>2627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605">
                <text:p>4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47654">
                <text:p>147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1193">
                <text:p>211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651590">
                <text:p>651590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5304">
                <text:p>35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54607">
                <text:p>154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663">
                <text:p>46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79520">
                <text:p>4795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08903">
                <text:p>4089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325">
                <text:p>4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98111">
                <text:p>498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568">
                <text:p>2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16881">
                <text:p>116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549">
                <text:p>1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83425">
                <text:p>183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735">
                <text:p>27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56194">
                <text:p>256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330">
                <text:p>2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45676">
                <text:p>1045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41352">
                <text:p>41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43039">
                <text:p>11430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9894">
                <text:p>9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208375">
                <text:p>520837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3452">
                <text:p>23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63977">
                <text:p>56397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567">
                <text:p>2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80325">
                <text:p>580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3360">
                <text:p>33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04548">
                <text:p>104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7906">
                <text:p>7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67557">
                <text:p>567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038">
                <text:p>6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918912">
                <text:p>9189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7494">
                <text:p>37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576296">
                <text:p>15762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7086">
                <text:p>17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878561">
                <text:p>878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8631">
                <text:p>58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788683">
                <text:p>1788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9000">
                <text:p>2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603470">
                <text:p>603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584">
                <text:p>3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708335">
                <text:p>708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3427">
                <text:p>53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89165">
                <text:p>289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9916">
                <text:p>9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47234">
                <text:p>147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9927">
                <text:p>9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93227">
                <text:p>393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054">
                <text:p>2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07927">
                <text:p>107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564">
                <text:p>5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42739">
                <text:p>142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7420">
                <text:p>7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92233">
                <text:p>692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3149">
                <text:p>53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921688">
                <text:p>9216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691">
                <text:p>5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801360">
                <text:p>801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72536">
                <text:p>72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44191">
                <text:p>244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562">
                <text:p>1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838244">
                <text:p>18382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9904">
                <text:p>19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91987">
                <text:p>591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74619">
                <text:p>74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491453">
                <text:p>491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6355">
                <text:p>16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96209">
                <text:p>496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843">
                <text:p>2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05262">
                <text:p>105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626">
                <text:p>1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805180">
                <text:p>805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797">
                <text:p>3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39864">
                <text:p>239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8699">
                <text:p>8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21722">
                <text:p>121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4579">
                <text:p>4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412093">
                <text:p>412093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3822">
                <text:p>23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49367">
                <text:p>349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657">
                <text:p>1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424555">
                <text:p>4245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577">
                <text:p>5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64519">
                <text:p>164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421">
                <text:p>2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35203">
                <text:p>135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4818">
                <text:p>24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23755">
                <text:p>12375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2406">
                <text:p>12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79028">
                <text:p>279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704">
                <text:p>1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90741">
                <text:p>290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4793">
                <text:p>147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43458">
                <text:p>243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42308">
                <text:p>42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705356">
                <text:p>705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4052">
                <text:p>54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68402">
                <text:p>268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816">
                <text:p>1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50860">
                <text:p>550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3020">
                <text:p>63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73994">
                <text:p>273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47491">
                <text:p>47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451165">
                <text:p>14511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7339">
                <text:p>37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800305">
                <text:p>1800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3232">
                <text:p>33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08945">
                <text:p>508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2440">
                <text:p>22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07431">
                <text:p>607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4886">
                <text:p>4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979599">
                <text:p>1979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0125">
                <text:p>60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521494">
                <text:p>1521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6876">
                <text:p>56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24900">
                <text:p>11249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4716">
                <text:p>24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44456">
                <text:p>544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1694">
                <text:p>21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939786">
                <text:p>2939786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3903">
                <text:p>2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426993">
                <text:p>14269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4330">
                <text:p>4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08931">
                <text:p>408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340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86203">
                <text:p>286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064">
                <text:p>5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41657">
                <text:p>341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7973">
                <text:p>7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38360">
                <text:p>238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4773">
                <text:p>247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63870">
                <text:p>1638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5324">
                <text:p>25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47393">
                <text:p>147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8094">
                <text:p>80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90647">
                <text:p>190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3547">
                <text:p>13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68216">
                <text:p>168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421">
                <text:p>4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64387">
                <text:p>164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036">
                <text:p>2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03096">
                <text:p>603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8267">
                <text:p>28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81904">
                <text:p>181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842">
                <text:p>1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48933">
                <text:p>248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416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43918">
                <text:p>143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942">
                <text:p>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4556">
                <text:p>1245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168">
                <text:p>1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429348">
                <text:p>429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8971">
                <text:p>18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64697">
                <text:p>264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481">
                <text:p>3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97837">
                <text:p>397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7697">
                <text:p>176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40031">
                <text:p>240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330">
                <text:p>2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95049">
                <text:p>2950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5805">
                <text:p>15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10050">
                <text:p>110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3502">
                <text:p>13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00256">
                <text:p>100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43071">
                <text:p>243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457">
                <text:p>1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10224">
                <text:p>61022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702">
                <text:p>5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49935">
                <text:p>249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4831">
                <text:p>14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17737">
                <text:p>1177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2062">
                <text:p>220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07081">
                <text:p>10708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477">
                <text:p>6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411043">
                <text:p>411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7283">
                <text:p>7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10434">
                <text:p>31043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395">
                <text:p>3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75446">
                <text:p>175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4028">
                <text:p>4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31297">
                <text:p>431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452">
                <text:p>2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679529">
                <text:p>1679529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5846">
                <text:p>5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56228">
                <text:p>256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889">
                <text:p>4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439204">
                <text:p>14392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5198">
                <text:p>5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36015">
                <text:p>1360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2681">
                <text:p>32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534209">
                <text:p>534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3346">
                <text:p>13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35230">
                <text:p>335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9859">
                <text:p>9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544853">
                <text:p>1544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273">
                <text:p>7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80755">
                <text:p>10807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52351">
                <text:p>52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80064">
                <text:p>18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437">
                <text:p>3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13324">
                <text:p>213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6411">
                <text:p>36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760411">
                <text:p>760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5175">
                <text:p>5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66928">
                <text:p>166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7100">
                <text:p>27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62644">
                <text:p>12626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9514">
                <text:p>9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16593">
                <text:p>716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0418">
                <text:p>10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20114">
                <text:p>320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98125">
                <text:p>398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222">
                <text:p>2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74620">
                <text:p>174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273">
                <text:p>3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12028">
                <text:p>412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6152">
                <text:p>36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15373">
                <text:p>115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484">
                <text:p>3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11123">
                <text:p>411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809">
                <text:p>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1713">
                <text:p>131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798">
                <text:p>1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2043">
                <text:p>132043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84794">
                <text:p>84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61524">
                <text:p>161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565">
                <text:p>2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17398">
                <text:p>217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0206">
                <text:p>20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94792">
                <text:p>4947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881">
                <text:p>2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67022">
                <text:p>167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8559">
                <text:p>28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04754">
                <text:p>104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461">
                <text:p>7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407253">
                <text:p>407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8147">
                <text:p>18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46736">
                <text:p>24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7180">
                <text:p>17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44611">
                <text:p>344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8364">
                <text:p>38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59339">
                <text:p>159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3845">
                <text:p>33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05030">
                <text:p>105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771">
                <text:p>1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04291">
                <text:p>404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2125">
                <text:p>12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872568">
                <text:p>872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250">
                <text:p>3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53798">
                <text:p>753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8568">
                <text:p>28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92837">
                <text:p>292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4674">
                <text:p>4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492735">
                <text:p>4927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5030">
                <text:p>35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540794">
                <text:p>540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783">
                <text:p>1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09198">
                <text:p>409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5691">
                <text:p>35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727625">
                <text:p>727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644">
                <text:p>6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406877">
                <text:p>406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41492">
                <text:p>41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439373">
                <text:p>439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1886">
                <text:p>41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24334">
                <text:p>13243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4741">
                <text:p>34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707866">
                <text:p>707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991">
                <text:p>1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09468">
                <text:p>309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4879">
                <text:p>14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769090">
                <text:p>769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4587">
                <text:p>14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505179">
                <text:p>505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535">
                <text:p>6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022093">
                <text:p>10220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4555">
                <text:p>14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298104">
                <text:p>1298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8577">
                <text:p>28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59371">
                <text:p>359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329">
                <text:p>13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802248">
                <text:p>802248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7075">
                <text:p>27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926003">
                <text:p>92600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6001">
                <text:p>26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90885">
                <text:p>290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5085">
                <text:p>250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50418">
                <text:p>250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0807">
                <text:p>40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543812">
                <text:p>54381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0840">
                <text:p>10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468446">
                <text:p>468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5000">
                <text:p>2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447873">
                <text:p>4478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6916">
                <text:p>269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172105">
                <text:p>1172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0325">
                <text:p>20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75655">
                <text:p>7756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8244">
                <text:p>28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545470">
                <text:p>545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6077">
                <text:p>26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53227">
                <text:p>753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897">
                <text:p>489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86543">
                <text:p>18654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5536">
                <text:p>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18346">
                <text:p>118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7842">
                <text:p>7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451075">
                <text:p>145107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059">
                <text:p>3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434561">
                <text:p>434561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2785">
                <text:p>12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02532">
                <text:p>40253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6529">
                <text:p>26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17668">
                <text:p>217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706">
                <text:p>47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03289">
                <text:p>403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0657">
                <text:p>20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69022">
                <text:p>269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7112">
                <text:p>17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000315">
                <text:p>100031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126">
                <text:p>2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525431">
                <text:p>525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8201">
                <text:p>28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398911">
                <text:p>398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9422">
                <text:p>39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83838">
                <text:p>1838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3924">
                <text:p>63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15302">
                <text:p>415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32042">
                <text:p>32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542436">
                <text:p>542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0812">
                <text:p>108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842120">
                <text:p>842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403">
                <text:p>3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86701">
                <text:p>486701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4739">
                <text:p>34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02005">
                <text:p>102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6966">
                <text:p>6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59357">
                <text:p>159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7182">
                <text:p>7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235020">
                <text:p>235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4923">
                <text:p>24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83722">
                <text:p>183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8363">
                <text:p>8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521913">
                <text:p>5219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4308">
                <text:p>34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11469">
                <text:p>311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5586">
                <text:p>15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97858">
                <text:p>397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9878">
                <text:p>19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286568">
                <text:p>286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44171">
                <text:p>44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25783">
                <text:p>125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9323">
                <text:p>19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71265">
                <text:p>271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695">
                <text:p>2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12082">
                <text:p>3120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427">
                <text:p>3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82455">
                <text:p>182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2671">
                <text:p>12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285348">
                <text:p>285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6015">
                <text:p>6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416576">
                <text:p>416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766">
                <text:p>77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02186">
                <text:p>202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243011">
                <text:p>243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616">
                <text:p>7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18685">
                <text:p>118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501">
                <text:p>2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249342">
                <text:p>249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1994">
                <text:p>11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10687">
                <text:p>21068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9683">
                <text:p>9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09747">
                <text:p>109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4686">
                <text:p>46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77835">
                <text:p>77783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2390">
                <text:p>12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540572">
                <text:p>54057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6574">
                <text:p>6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65169">
                <text:p>165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230">
                <text:p>2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72364">
                <text:p>172364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489">
                <text:p>4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580787">
                <text:p>580787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135">
                <text:p>3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667553">
                <text:p>667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367">
                <text:p>3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17254">
                <text:p>117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9903">
                <text:p>9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56887">
                <text:p>256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870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55605">
                <text:p>155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5233">
                <text:p>15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412820">
                <text:p>4128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940">
                <text:p>1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275563">
                <text:p>275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421206">
                <text:p>42120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506">
                <text:p>2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17916">
                <text:p>317916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5685">
                <text:p>56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32677">
                <text:p>4326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6401">
                <text:p>6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73977">
                <text:p>173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546">
                <text:p>2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39327">
                <text:p>239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5664">
                <text:p>5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511137">
                <text:p>5111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28160">
                <text:p>28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12526">
                <text:p>112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9245">
                <text:p>9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62178">
                <text:p>362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354">
                <text:p>1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406341">
                <text:p>406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4852">
                <text:p>4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288022">
                <text:p>28802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0445">
                <text:p>10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14088">
                <text:p>31408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957">
                <text:p>3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429691">
                <text:p>429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941">
                <text:p>2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802466">
                <text:p>802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3201">
                <text:p>33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40800">
                <text:p>340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8314">
                <text:p>8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75696">
                <text:p>775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2162">
                <text:p>32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29983">
                <text:p>129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5728">
                <text:p>5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11568">
                <text:p>2115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15">
                <text:p>1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60428">
                <text:p>160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9403">
                <text:p>9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2959">
                <text:p>1529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1104">
                <text:p>21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32264">
                <text:p>232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3347">
                <text:p>23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45180">
                <text:p>145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4521">
                <text:p>14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36153">
                <text:p>236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933">
                <text:p>1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6496">
                <text:p>156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611">
                <text:p>2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43252">
                <text:p>143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4758">
                <text:p>24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350545">
                <text:p>350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798">
                <text:p>17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94338">
                <text:p>294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6148">
                <text:p>26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55544">
                <text:p>5555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00989">
                <text:p>10098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884">
                <text:p>3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38688">
                <text:p>138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4281">
                <text:p>24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72584">
                <text:p>172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0349">
                <text:p>20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87040">
                <text:p>187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405">
                <text:p>3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54152">
                <text:p>254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411">
                <text:p>1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20929">
                <text:p>120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6720">
                <text:p>16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97323">
                <text:p>397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8040">
                <text:p>28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42356">
                <text:p>342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8454">
                <text:p>8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90296">
                <text:p>190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632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47226">
                <text:p>147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4483">
                <text:p>4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57979">
                <text:p>2579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5695">
                <text:p>5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18389">
                <text:p>118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7999">
                <text:p>27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31202">
                <text:p>231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253">
                <text:p>1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49432">
                <text:p>149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8395">
                <text:p>8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13945">
                <text:p>213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9002">
                <text:p>39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83532">
                <text:p>283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1963">
                <text:p>21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73196">
                <text:p>173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907">
                <text:p>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637124">
                <text:p>6371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7436">
                <text:p>7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61104">
                <text:p>161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4100">
                <text:p>4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416861">
                <text:p>416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5937">
                <text:p>5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38488">
                <text:p>23848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2522">
                <text:p>22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397301">
                <text:p>397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7948">
                <text:p>7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335034">
                <text:p>335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5519">
                <text:p>5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57794">
                <text:p>4577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7153">
                <text:p>17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593047">
                <text:p>593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955">
                <text:p>39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380273">
                <text:p>3802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5516">
                <text:p>45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560641">
                <text:p>5606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3098">
                <text:p>33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24175">
                <text:p>224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1832">
                <text:p>21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609428">
                <text:p>6094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46173">
                <text:p>46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133915">
                <text:p>11339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096">
                <text:p>5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11659">
                <text:p>511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031">
                <text:p>2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04169">
                <text:p>104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71086">
                <text:p>4710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491">
                <text:p>2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389136">
                <text:p>389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912">
                <text:p>1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07490">
                <text:p>707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962">
                <text:p>1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80814">
                <text:p>2808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826">
                <text:p>1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76179">
                <text:p>276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4645">
                <text:p>146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332781">
                <text:p>332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781">
                <text:p>17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50076">
                <text:p>150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27608">
                <text:p>127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1444">
                <text:p>21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297759">
                <text:p>2977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8499">
                <text:p>8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49497">
                <text:p>149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5153">
                <text:p>15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288768">
                <text:p>288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041">
                <text:p>1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07252">
                <text:p>107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233251">
                <text:p>23325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240172">
                <text:p>240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24750">
                <text:p>24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15936">
                <text:p>115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5406">
                <text:p>5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82874">
                <text:p>1828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4417">
                <text:p>4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34672">
                <text:p>1346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0637">
                <text:p>20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326938">
                <text:p>3269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713">
                <text:p>7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98362">
                <text:p>1983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5624">
                <text:p>5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72843">
                <text:p>1728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2726">
                <text:p>2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24381">
                <text:p>224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1713">
                <text:p>11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96804">
                <text:p>1968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059">
                <text:p>40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14414">
                <text:p>114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4912">
                <text:p>49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24896">
                <text:p>224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15574">
                <text:p>2155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2790">
                <text:p>12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315817">
                <text:p>315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346">
                <text:p>1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496827">
                <text:p>496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3231">
                <text:p>3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49964">
                <text:p>4499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339">
                <text:p>2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676134">
                <text:p>676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01475">
                <text:p>1014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973">
                <text:p>19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200698">
                <text:p>20069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6909">
                <text:p>166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334">
                <text:p>1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27367">
                <text:p>1273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6330">
                <text:p>6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07032">
                <text:p>107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989">
                <text:p>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32925">
                <text:p>132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6820">
                <text:p>1668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927">
                <text:p>1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44116">
                <text:p>1441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7889">
                <text:p>178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21257">
                <text:p>1212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0821">
                <text:p>108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58890">
                <text:p>158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43">
                <text:p>1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40945">
                <text:p>1409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2268">
                <text:p>2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87943">
                <text:p>187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05279">
                <text:p>10527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53998">
                <text:p>153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958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25449">
                <text:p>12544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3155">
                <text:p>131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16352">
                <text:p>2163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879">
                <text:p>8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3339137">
                <text:p>3339137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7182">
                <text:p>27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374734">
                <text:p>374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7659">
                <text:p>27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368830">
                <text:p>368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0665">
                <text:p>10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4698">
                <text:p>1646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3172">
                <text:p>13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02372">
                <text:p>10237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725">
                <text:p>27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591630">
                <text:p>5916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216">
                <text:p>5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10483">
                <text:p>1104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103">
                <text:p>2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335536">
                <text:p>3355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313">
                <text:p>4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40264">
                <text:p>140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3906">
                <text:p>3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06372">
                <text:p>206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4519">
                <text:p>4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02850">
                <text:p>102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328422">
                <text:p>3284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350870">
                <text:p>3508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3167">
                <text:p>3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23452">
                <text:p>123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29456">
                <text:p>229456</text:p>
              </table:table-cell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5983">
                <text:p>15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984570">
                <text:p>9845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9252">
                <text:p>9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242570">
                <text:p>1242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689232">
                <text:p>6892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3882">
                <text:p>3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547265">
                <text:p>154726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8199">
                <text:p>8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394422">
                <text:p>394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4558">
                <text:p>24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582915">
                <text:p>1582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279590">
                <text:p>279590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05552">
                <text:p>105552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276">
                <text:p>3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16015">
                <text:p>116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4553">
                <text:p>4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19650">
                <text:p>119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06639">
                <text:p>10663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626">
                <text:p>2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03963">
                <text:p>1039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941">
                <text:p>1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590615">
                <text:p>590615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6014">
                <text:p>6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24488">
                <text:p>124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3019">
                <text:p>3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60843">
                <text:p>760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711211">
                <text:p>1711211</text:p>
              </table:table-cell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622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3792241">
                <text:p>379224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084832">
                <text:p>108483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40831">
                <text:p>40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46255">
                <text:p>24625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04823">
                <text:p>104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433773">
                <text:p>433773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206">
                <text:p>1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46207">
                <text:p>14620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780426">
                <text:p>178042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37577">
                <text:p>3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514767">
                <text:p>151476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99785">
                <text:p>19978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30219">
                <text:p>30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274596">
                <text:p>1274596</text:p>
              </table:table-cell>
              <table:table-cell office:value-type="float" office:value="21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58529">
                <text:p>58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68076">
                <text:p>16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6489">
                <text:p>16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00801">
                <text:p>100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26139">
                <text:p>126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3814">
                <text:p>3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5788084">
                <text:p>5788084</text:p>
              </table:table-cell>
              <table:table-cell office:value-type="float" office:value="669">
                <text:p>66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192316">
                <text:p>11923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924">
                <text:p>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03987">
                <text:p>303987</text:p>
              </table:table-cell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5163278">
                <text:p>5163278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14365">
                <text:p>2143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48322">
                <text:p>48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284504">
                <text:p>128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636">
                <text:p>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3532567">
                <text:p>353256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5532828">
                <text:p>5532828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27114">
                <text:p>12711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403568">
                <text:p>1403568</text:p>
              </table:table-cell>
              <table:table-cell office:value-type="float" office:value="171">
                <text:p>171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2758579">
                <text:p>275857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97352">
                <text:p>97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143724">
                <text:p>2143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401">
                <text:p>2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4346049">
                <text:p>4346049</text:p>
              </table:table-cell>
              <table:table-cell office:value-type="float" office:value="685">
                <text:p>68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3381810">
                <text:p>3381810</text:p>
              </table:table-cell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24327">
                <text:p>22432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2809">
                <text:p>2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416154">
                <text:p>416154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6770">
                <text:p>6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03184">
                <text:p>20318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485">
                <text:p>4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168319">
                <text:p>1168319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541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707594">
                <text:p>17075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972">
                <text:p>2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287838">
                <text:p>2878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347">
                <text:p>2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688755">
                <text:p>688755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64490">
                <text:p>264490</text:p>
              </table:table-cell>
              <table:table-cell office:value-type="float" office:value="357">
                <text:p>357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090153">
                <text:p>1090153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3363">
                <text:p>3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223331">
                <text:p>32233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4046">
                <text:p>14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312686">
                <text:p>31268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376760">
                <text:p>37676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380">
                <text:p>2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28754">
                <text:p>228754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6521">
                <text:p>6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57434">
                <text:p>157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2572">
                <text:p>2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84273">
                <text:p>184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8025">
                <text:p>18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36030">
                <text:p>136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4832">
                <text:p>4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20036">
                <text:p>120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7430">
                <text:p>7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20396">
                <text:p>120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97984">
                <text:p>49798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706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04914">
                <text:p>1049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85077">
                <text:p>285077</text:p>
              </table:table-cell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3550">
                <text:p>3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202780">
                <text:p>202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3711">
                <text:p>13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16734">
                <text:p>116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999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83500">
                <text:p>2835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2383">
                <text:p>2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655349">
                <text:p>1655349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4257">
                <text:p>4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664006">
                <text:p>6640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5126">
                <text:p>5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62230">
                <text:p>162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657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276618">
                <text:p>276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312">
                <text:p>1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70043">
                <text:p>17004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508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287270">
                <text:p>2872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3302">
                <text:p>3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14231">
                <text:p>11423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13343">
                <text:p>11334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47092">
                <text:p>14709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3920">
                <text:p>3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703786">
                <text:p>703786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510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02645">
                <text:p>4026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022">
                <text:p>1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36094">
                <text:p>136094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60357">
                <text:p>16035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63790">
                <text:p>163790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188">
                <text:p>2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339546">
                <text:p>3395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4128">
                <text:p>4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326316">
                <text:p>326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5825">
                <text:p>15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597022">
                <text:p>597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469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10665">
                <text:p>110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340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2107672">
                <text:p>2107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4910">
                <text:p>24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211190">
                <text:p>121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9744">
                <text:p>19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739243">
                <text:p>739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478">
                <text:p>1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55557">
                <text:p>155557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9443">
                <text:p>9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5826274">
                <text:p>582627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3611">
                <text:p>3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250534">
                <text:p>12505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4297">
                <text:p>4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405860">
                <text:p>405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1876">
                <text:p>11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187646">
                <text:p>1187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29407">
                <text:p>29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06558">
                <text:p>106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49033">
                <text:p>49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2390903">
                <text:p>239090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9462">
                <text:p>9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246009">
                <text:p>246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2965">
                <text:p>12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40264">
                <text:p>140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862">
                <text:p>1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780231">
                <text:p>780231</text:p>
              </table:table-cell>
              <table:table-cell office:value-type="float" office:value="712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22570">
                <text:p>22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18424">
                <text:p>818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9382">
                <text:p>9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72668">
                <text:p>272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7374">
                <text:p>7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78422680">
                <text:p>78422680</text:p>
              </table:table-cell>
              <table:table-cell office:value-type="float" office:value="14742">
                <text:p>1474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576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90057581">
                <text:p>90057581</text:p>
              </table:table-cell>
              <table:table-cell office:value-type="float" office:value="87627">
                <text:p>87627</text:p>
              </table:table-cell>
              <table:table-cell office:value-type="float" office:value="347309">
                <text:p>3473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840">
                <text:p>384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68435">
                <text:p>1968435</text:p>
              </table:table-cell>
              <table:table-cell office:value-type="float" office:value="25092">
                <text:p>25092</text:p>
              </table:table-cell>
              <table:table-cell office:value-type="float" office:value="19885">
                <text:p>198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2040">
                <text:p>20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2879321">
                <text:p>2879321</text:p>
              </table:table-cell>
              <table:table-cell office:value-type="float" office:value="6375">
                <text:p>6375</text:p>
              </table:table-cell>
              <table:table-cell office:value-type="float" office:value="1565">
                <text:p>15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7019">
                <text:p>701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33985">
                <text:p>133985</text:p>
              </table:table-cell>
              <table:table-cell office:value-type="float" office:value="137">
                <text:p>137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5448">
                <text:p>5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6088250">
                <text:p>6088250</text:p>
              </table:table-cell>
              <table:table-cell office:value-type="float" office:value="11772">
                <text:p>11772</text:p>
              </table:table-cell>
              <table:table-cell office:value-type="float" office:value="16993">
                <text:p>169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2370655">
                <text:p>2370655</text:p>
              </table:table-cell>
              <table:table-cell office:value-type="float" office:value="39629">
                <text:p>39629</text:p>
              </table:table-cell>
              <table:table-cell office:value-type="float" office:value="5263">
                <text:p>5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6462">
                <text:p>6462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3630001">
                <text:p>3630001</text:p>
              </table:table-cell>
              <table:table-cell office:value-type="float" office:value="9775">
                <text:p>9775</text:p>
              </table:table-cell>
              <table:table-cell office:value-type="float" office:value="3521">
                <text:p>3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702">
                <text:p>47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263992">
                <text:p>8263992</text:p>
              </table:table-cell>
              <table:table-cell office:value-type="float" office:value="13127">
                <text:p>13127</text:p>
              </table:table-cell>
              <table:table-cell office:value-type="float" office:value="3863">
                <text:p>3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908">
                <text:p>3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966848">
                <text:p>966848</text:p>
              </table:table-cell>
              <table:table-cell office:value-type="float" office:value="8527">
                <text:p>8527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51">
                <text:p>35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7800919">
                <text:p>17800919</text:p>
              </table:table-cell>
              <table:table-cell office:value-type="float" office:value="72831">
                <text:p>72831</text:p>
              </table:table-cell>
              <table:table-cell office:value-type="float" office:value="24827">
                <text:p>248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6131975">
                <text:p>6131975</text:p>
              </table:table-cell>
              <table:table-cell office:value-type="float" office:value="19646">
                <text:p>19646</text:p>
              </table:table-cell>
              <table:table-cell office:value-type="float" office:value="10528">
                <text:p>10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32773201">
                <text:p>32773201</text:p>
              </table:table-cell>
              <table:table-cell office:value-type="float" office:value="90971">
                <text:p>90971</text:p>
              </table:table-cell>
              <table:table-cell office:value-type="float" office:value="20536">
                <text:p>20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3278399">
                <text:p>3278399</text:p>
              </table:table-cell>
              <table:table-cell office:value-type="float" office:value="6963">
                <text:p>6963</text:p>
              </table:table-cell>
              <table:table-cell office:value-type="float" office:value="398">
                <text:p>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30977">
                <text:p>30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2141174">
                <text:p>2141174</text:p>
              </table:table-cell>
              <table:table-cell office:value-type="float" office:value="2275">
                <text:p>2275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2048427">
                <text:p>2048427</text:p>
              </table:table-cell>
              <table:table-cell office:value-type="float" office:value="31987">
                <text:p>31987</text:p>
              </table:table-cell>
              <table:table-cell office:value-type="float" office:value="24172">
                <text:p>241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54163">
                <text:p>54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6924650">
                <text:p>6924650</text:p>
              </table:table-cell>
              <table:table-cell office:value-type="float" office:value="1296433">
                <text:p>1296433</text:p>
              </table:table-cell>
              <table:table-cell office:value-type="float" office:value="79201">
                <text:p>79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111">
                <text:p>1111</text:p>
              </table:table-cell>
              <table:table-cell office:value-type="float" office:value="7317">
                <text:p>7317</text:p>
              </table:table-cell>
              <table:table-cell office:value-type="float" office:value="1677">
                <text:p>1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679599">
                <text:p>1679599</text:p>
              </table:table-cell>
              <table:table-cell office:value-type="float" office:value="57377">
                <text:p>57377</text:p>
              </table:table-cell>
              <table:table-cell office:value-type="float" office:value="2721">
                <text:p>27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9475">
                <text:p>9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4699570">
                <text:p>14699570</text:p>
              </table:table-cell>
              <table:table-cell office:value-type="float" office:value="11879">
                <text:p>11879</text:p>
              </table:table-cell>
              <table:table-cell office:value-type="float" office:value="5645">
                <text:p>56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3224">
                <text:p>3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23031014">
                <text:p>23031014</text:p>
              </table:table-cell>
              <table:table-cell office:value-type="float" office:value="33083">
                <text:p>33083</text:p>
              </table:table-cell>
              <table:table-cell office:value-type="float" office:value="15580">
                <text:p>15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530">
                <text:p>1530</text:p>
              </table:table-cell>
              <table:table-cell office:value-type="float" office:value="28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3148477">
                <text:p>3148477</text:p>
              </table:table-cell>
              <table:table-cell office:value-type="float" office:value="3231">
                <text:p>3231</text:p>
              </table:table-cell>
              <table:table-cell office:value-type="float" office:value="8144">
                <text:p>8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6973">
                <text:p>6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960570">
                <text:p>960570</text:p>
              </table:table-cell>
              <table:table-cell office:value-type="float" office:value="5663">
                <text:p>5663</text:p>
              </table:table-cell>
              <table:table-cell office:value-type="float" office:value="5655">
                <text:p>5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717">
                <text:p>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26123">
                <text:p>126123</text:p>
              </table:table-cell>
              <table:table-cell office:value-type="float" office:value="394">
                <text:p>394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9439503">
                <text:p>9439503</text:p>
              </table:table-cell>
              <table:table-cell office:value-type="float" office:value="3339">
                <text:p>3339</text:p>
              </table:table-cell>
              <table:table-cell office:value-type="float" office:value="2297">
                <text:p>2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747">
                <text:p>1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02776">
                <text:p>102776</text:p>
              </table:table-cell>
              <table:table-cell office:value-type="float" office:value="9420">
                <text:p>9420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43160">
                <text:p>143160</text:p>
              </table:table-cell>
              <table:table-cell office:value-type="float" office:value="352">
                <text:p>352</text:p>
              </table:table-cell>
              <table:table-cell office:value-type="float" office:value="103">
                <text:p>1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7175">
                <text:p>7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977086">
                <text:p>4977086</text:p>
              </table:table-cell>
              <table:table-cell office:value-type="float" office:value="987">
                <text:p>98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64572">
                <text:p>64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8227581">
                <text:p>8227581</text:p>
              </table:table-cell>
              <table:table-cell office:value-type="float" office:value="1272">
                <text:p>1272</text:p>
              </table:table-cell>
              <table:table-cell office:value-type="float" office:value="234">
                <text:p>2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9743096">
                <text:p>9743096</text:p>
              </table:table-cell>
              <table:table-cell office:value-type="float" office:value="10854">
                <text:p>10854</text:p>
              </table:table-cell>
              <table:table-cell office:value-type="float" office:value="196">
                <text:p>1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602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41660">
                <text:p>141660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164">
                <text:p>1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652269">
                <text:p>652269</text:p>
              </table:table-cell>
              <table:table-cell office:value-type="float" office:value="1129">
                <text:p>1129</text:p>
              </table:table-cell>
              <table:table-cell office:value-type="float" office:value="138">
                <text:p>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4803">
                <text:p>48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5156081">
                <text:p>5156081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9135039">
                <text:p>9135039</text:p>
              </table:table-cell>
              <table:table-cell office:value-type="float" office:value="3530">
                <text:p>3530</text:p>
              </table:table-cell>
              <table:table-cell office:value-type="float" office:value="697">
                <text:p>6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6346">
                <text:p>6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59107">
                <text:p>159107</text:p>
              </table:table-cell>
              <table:table-cell office:value-type="float" office:value="3680">
                <text:p>368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445">
                <text:p>445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90298">
                <text:p>490298</text:p>
              </table:table-cell>
              <table:table-cell office:value-type="float" office:value="4945">
                <text:p>4945</text:p>
              </table:table-cell>
              <table:table-cell office:value-type="float" office:value="2510">
                <text:p>2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095">
                <text:p>1095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289171">
                <text:p>289171</text:p>
              </table:table-cell>
              <table:table-cell office:value-type="float" office:value="1400">
                <text:p>1400</text:p>
              </table:table-cell>
              <table:table-cell office:value-type="float" office:value="236">
                <text:p>2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17326">
                <text:p>117326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776">
                <text:p>776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04150">
                <text:p>104150</text:p>
              </table:table-cell>
              <table:table-cell office:value-type="float" office:value="437">
                <text:p>437</text:p>
              </table:table-cell>
              <table:table-cell office:value-type="float" office:value="462">
                <text:p>4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198">
                <text:p>1198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369689">
                <text:p>369689</text:p>
              </table:table-cell>
              <table:table-cell office:value-type="float" office:value="557">
                <text:p>557</text:p>
              </table:table-cell>
              <table:table-cell office:value-type="float" office:value="407">
                <text:p>4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5498">
                <text:p>1549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79055">
                <text:p>179055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5068">
                <text:p>15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5101379">
                <text:p>5101379</text:p>
              </table:table-cell>
              <table:table-cell office:value-type="float" office:value="3029">
                <text:p>3029</text:p>
              </table:table-cell>
              <table:table-cell office:value-type="float" office:value="2519">
                <text:p>25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654">
                <text:p>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12112">
                <text:p>112112</text:p>
              </table:table-cell>
              <table:table-cell office:value-type="float" office:value="291">
                <text:p>291</text:p>
              </table:table-cell>
              <table:table-cell office:value-type="float" office:value="189">
                <text:p>1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034">
                <text:p>10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489395">
                <text:p>489395</text:p>
              </table:table-cell>
              <table:table-cell office:value-type="float" office:value="800">
                <text:p>800</text:p>
              </table:table-cell>
              <table:table-cell office:value-type="float" office:value="591">
                <text:p>5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4237">
                <text:p>423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64258">
                <text:p>264258</text:p>
              </table:table-cell>
              <table:table-cell office:value-type="float" office:value="478">
                <text:p>478</text:p>
              </table:table-cell>
              <table:table-cell office:value-type="float" office:value="569">
                <text:p>5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2547">
                <text:p>2547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030707">
                <text:p>1030707</text:p>
              </table:table-cell>
              <table:table-cell office:value-type="float" office:value="1215">
                <text:p>1215</text:p>
              </table:table-cell>
              <table:table-cell office:value-type="float" office:value="1716">
                <text:p>17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6625">
                <text:p>66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19992">
                <text:p>119992</text:p>
              </table:table-cell>
              <table:table-cell office:value-type="float" office:value="822">
                <text:p>822</text:p>
              </table:table-cell>
              <table:table-cell office:value-type="float" office:value="517">
                <text:p>5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358">
                <text:p>3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3461817">
                <text:p>3461817</text:p>
              </table:table-cell>
              <table:table-cell office:value-type="float" office:value="6150">
                <text:p>6150</text:p>
              </table:table-cell>
              <table:table-cell office:value-type="float" office:value="4700">
                <text:p>47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854">
                <text:p>2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483474">
                <text:p>9483474</text:p>
              </table:table-cell>
              <table:table-cell office:value-type="float" office:value="10040">
                <text:p>10040</text:p>
              </table:table-cell>
              <table:table-cell office:value-type="float" office:value="4187">
                <text:p>4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692">
                <text:p>69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74606">
                <text:p>174606</text:p>
              </table:table-cell>
              <table:table-cell office:value-type="float" office:value="878">
                <text:p>878</text:p>
              </table:table-cell>
              <table:table-cell office:value-type="float" office:value="463">
                <text:p>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38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622216">
                <text:p>622216</text:p>
              </table:table-cell>
              <table:table-cell office:value-type="float" office:value="1964">
                <text:p>1964</text:p>
              </table:table-cell>
              <table:table-cell office:value-type="float" office:value="1324">
                <text:p>13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69518">
                <text:p>269518</text:p>
              </table:table-cell>
              <table:table-cell office:value-type="float" office:value="3124">
                <text:p>3124</text:p>
              </table:table-cell>
              <table:table-cell office:value-type="float" office:value="1608">
                <text:p>16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360">
                <text:p>36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3890439">
                <text:p>3890439</text:p>
              </table:table-cell>
              <table:table-cell office:value-type="float" office:value="21753">
                <text:p>21753</text:p>
              </table:table-cell>
              <table:table-cell office:value-type="float" office:value="3264">
                <text:p>32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458">
                <text:p>1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2650518">
                <text:p>2650518</text:p>
              </table:table-cell>
              <table:table-cell office:value-type="float" office:value="6030">
                <text:p>6030</text:p>
              </table:table-cell>
              <table:table-cell office:value-type="float" office:value="880">
                <text:p>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692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63433028">
                <text:p>63433028</text:p>
              </table:table-cell>
              <table:table-cell office:value-type="float" office:value="155352">
                <text:p>155352</text:p>
              </table:table-cell>
              <table:table-cell office:value-type="float" office:value="12855">
                <text:p>128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704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2409247">
                <text:p>2409247</text:p>
              </table:table-cell>
              <table:table-cell office:value-type="float" office:value="866">
                <text:p>866</text:p>
              </table:table-cell>
              <table:table-cell office:value-type="float" office:value="674">
                <text:p>6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6531">
                <text:p>653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8918212">
                <text:p>18918212</text:p>
              </table:table-cell>
              <table:table-cell office:value-type="float" office:value="442040">
                <text:p>442040</text:p>
              </table:table-cell>
              <table:table-cell office:value-type="float" office:value="20975">
                <text:p>209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2460382">
                <text:p>22460382</text:p>
              </table:table-cell>
              <table:table-cell office:value-type="float" office:value="18924">
                <text:p>18924</text:p>
              </table:table-cell>
              <table:table-cell office:value-type="float" office:value="3938">
                <text:p>39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520465904">
                <text:p>520465904</text:p>
              </table:table-cell>
              <table:table-cell office:value-type="float" office:value="415170">
                <text:p>415170</text:p>
              </table:table-cell>
              <table:table-cell office:value-type="float" office:value="53436">
                <text:p>53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310863">
                <text:p>310863</text:p>
              </table:table-cell>
              <table:table-cell office:value-type="float" office:value="2606">
                <text:p>2606</text:p>
              </table:table-cell>
              <table:table-cell office:value-type="float" office:value="797">
                <text:p>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4453411">
                <text:p>4453411</text:p>
              </table:table-cell>
              <table:table-cell office:value-type="float" office:value="26030">
                <text:p>26030</text:p>
              </table:table-cell>
              <table:table-cell office:value-type="float" office:value="7730">
                <text:p>7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7779974">
                <text:p>7779974</text:p>
              </table:table-cell>
              <table:table-cell office:value-type="float" office:value="17460">
                <text:p>17460</text:p>
              </table:table-cell>
              <table:table-cell office:value-type="float" office:value="3260">
                <text:p>3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4510747">
                <text:p>4510747</text:p>
              </table:table-cell>
              <table:table-cell office:value-type="float" office:value="112980">
                <text:p>112980</text:p>
              </table:table-cell>
              <table:table-cell office:value-type="float" office:value="13316">
                <text:p>13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31192">
                <text:p>131192</text:p>
              </table:table-cell>
              <table:table-cell office:value-type="float" office:value="2235485">
                <text:p>2235485</text:p>
              </table:table-cell>
              <table:table-cell office:value-type="float" office:value="16977">
                <text:p>16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693">
                <text:p>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>
      <style:graphic-properties draw:stroke="solid" svg:stroke-color="#ec9ba4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5.352cm" svg:height="30.771cm" xlink:href=".." xlink:type="simple" chart:class="chart:line" chart:style-name="ch1">
        <chart:legend chart:legend-position="end" svg:x="62.865cm" svg:y="14.327cm" style:legend-expansion="high" chart:style-name="ch2"/>
        <chart:plot-area chart:style-name="ch3" table:cell-range-address="'6-build-16-bb-threads'.B1700:'6-build-16-bb-threads'.E2041" chart:data-source-has-labels="row" svg:x="1.307cm" svg:y="0.615cm" svg:width="60.251cm" svg:height="29.541cm">
          <chart:coordinate-region svg:x="3.463cm" svg:y="0.818cm" svg:width="57.951cm" svg:height="28.3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6-build-16-bb-threads'.B1701:'6-build-16-bb-threads'.B2041" chart:label-cell-address="'6-build-16-bb-threads'.B1700:'6-build-16-bb-threads'.B1700" chart:class="chart:line">
            <chart:data-point chart:repeated="341"/>
          </chart:series>
          <chart:series chart:style-name="ch8" chart:values-cell-range-address="'6-build-16-bb-threads'.C1701:'6-build-16-bb-threads'.C2041" chart:label-cell-address="'6-build-16-bb-threads'.C1700:'6-build-16-bb-threads'.C1700" chart:class="chart:line">
            <chart:data-point chart:repeated="341"/>
          </chart:series>
          <chart:series chart:style-name="ch9" chart:values-cell-range-address="'6-build-16-bb-threads'.D1701:'6-build-16-bb-threads'.D2041" chart:label-cell-address="'6-build-16-bb-threads'.D1700:'6-build-16-bb-threads'.D1700" chart:class="chart:line">
            <chart:data-point chart:repeated="341"/>
          </chart:series>
          <chart:series chart:style-name="ch10" chart:values-cell-range-address="'6-build-16-bb-threads'.E1701:'6-build-16-bb-threads'.E2041" chart:label-cell-address="'6-build-16-bb-threads'.E1700:'6-build-16-bb-threads'.E1700" chart:class="chart:line">
            <chart:data-point chart:repeated="3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35536</text:p>
                <draw:g>
                  <svg:desc>'6-build-16-bb-threads'.B1700:'6-build-16-bb-threads'.B1700</svg:desc>
                </draw:g>
              </table:table-cell>
              <table:table-cell office:value-type="string">
                <text:p>1</text:p>
                <draw:g>
                  <svg:desc>'6-build-16-bb-threads'.C1700:'6-build-16-bb-threads'.C1700</svg:desc>
                </draw:g>
              </table:table-cell>
              <table:table-cell office:value-type="string">
                <text:p>0</text:p>
                <draw:g>
                  <svg:desc>'6-build-16-bb-threads'.D1700:'6-build-16-bb-threads'.D1700</svg:desc>
                </draw:g>
              </table:table-cell>
              <table:table-cell office:value-type="string">
                <text:p>15</text:p>
                <draw:g>
                  <svg:desc>'6-build-16-bb-threads'.E1700:'6-build-16-bb-threads'.E17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13">
                <text:p>4313</text:p>
                <draw:g>
                  <svg:desc>'6-build-16-bb-threads'.B1701:'6-build-16-bb-threads'.B2041</svg:desc>
                </draw:g>
              </table:table-cell>
              <table:table-cell office:value-type="float" office:value="0">
                <text:p>0</text:p>
                <draw:g>
                  <svg:desc>'6-build-16-bb-threads'.C1701:'6-build-16-bb-threads'.C2041</svg:desc>
                </draw:g>
              </table:table-cell>
              <table:table-cell office:value-type="float" office:value="0">
                <text:p>0</text:p>
                <draw:g>
                  <svg:desc>'6-build-16-bb-threads'.D1701:'6-build-16-bb-threads'.D2041</svg:desc>
                </draw:g>
              </table:table-cell>
              <table:table-cell office:value-type="float" office:value="15">
                <text:p>15</text:p>
                <draw:g>
                  <svg:desc>'6-build-16-bb-threads'.E1701:'6-build-16-bb-threads'.E20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264">
                <text:p>140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6">
                <text:p>3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372">
                <text:p>206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19">
                <text:p>4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850">
                <text:p>102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8422">
                <text:p>3284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0870">
                <text:p>3508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67">
                <text:p>3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452">
                <text:p>123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9456">
                <text:p>229456</text:p>
              </table:table-cell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83">
                <text:p>159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4570">
                <text:p>9845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252">
                <text:p>9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42570">
                <text:p>1242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9232">
                <text:p>68923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82">
                <text:p>3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7265">
                <text:p>154726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99">
                <text:p>8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4422">
                <text:p>394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558">
                <text:p>24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82915">
                <text:p>1582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9590">
                <text:p>279590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552">
                <text:p>105552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76">
                <text:p>3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6015">
                <text:p>116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53">
                <text:p>4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9650">
                <text:p>119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6639">
                <text:p>10663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26">
                <text:p>2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963">
                <text:p>1039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41">
                <text:p>1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0615">
                <text:p>590615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14">
                <text:p>6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4488">
                <text:p>124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19">
                <text:p>3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0843">
                <text:p>760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11211">
                <text:p>1711211</text:p>
              </table:table-cell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2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92241">
                <text:p>379224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84832">
                <text:p>108483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831">
                <text:p>40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6255">
                <text:p>24625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823">
                <text:p>104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3773">
                <text:p>433773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06">
                <text:p>1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6207">
                <text:p>14620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80426">
                <text:p>178042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577">
                <text:p>3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14767">
                <text:p>151476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9785">
                <text:p>19978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219">
                <text:p>30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74596">
                <text:p>1274596</text:p>
              </table:table-cell>
              <table:table-cell office:value-type="float" office:value="21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529">
                <text:p>58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8076">
                <text:p>16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489">
                <text:p>16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801">
                <text:p>100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139">
                <text:p>126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14">
                <text:p>38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88084">
                <text:p>5788084</text:p>
              </table:table-cell>
              <table:table-cell office:value-type="float" office:value="669">
                <text:p>66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92316">
                <text:p>11923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4">
                <text:p>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3987">
                <text:p>303987</text:p>
              </table:table-cell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63278">
                <text:p>5163278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4365">
                <text:p>2143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322">
                <text:p>48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84504">
                <text:p>128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36">
                <text:p>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32567">
                <text:p>353256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32828">
                <text:p>5532828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7114">
                <text:p>12711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03568">
                <text:p>1403568</text:p>
              </table:table-cell>
              <table:table-cell office:value-type="float" office:value="171">
                <text:p>171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58579">
                <text:p>275857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352">
                <text:p>97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43724">
                <text:p>2143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01">
                <text:p>2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46049">
                <text:p>4346049</text:p>
              </table:table-cell>
              <table:table-cell office:value-type="float" office:value="685">
                <text:p>68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81810">
                <text:p>3381810</text:p>
              </table:table-cell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4327">
                <text:p>22432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09">
                <text:p>2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6154">
                <text:p>416154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770">
                <text:p>6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3184">
                <text:p>20318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85">
                <text:p>4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68319">
                <text:p>1168319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1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07594">
                <text:p>17075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72">
                <text:p>2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7838">
                <text:p>2878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47">
                <text:p>2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88755">
                <text:p>688755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4490">
                <text:p>264490</text:p>
              </table:table-cell>
              <table:table-cell office:value-type="float" office:value="357">
                <text:p>357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425">
                <text:p>2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90153">
                <text:p>1090153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63">
                <text:p>3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23331">
                <text:p>32233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046">
                <text:p>14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2686">
                <text:p>31268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6760">
                <text:p>37676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80">
                <text:p>2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8754">
                <text:p>228754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21">
                <text:p>6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7434">
                <text:p>157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2">
                <text:p>2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4273">
                <text:p>184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025">
                <text:p>18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030">
                <text:p>136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832">
                <text:p>4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0036">
                <text:p>120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30">
                <text:p>7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0396">
                <text:p>120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7984">
                <text:p>497984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6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4914">
                <text:p>1049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5077">
                <text:p>285077</text:p>
              </table:table-cell>
              <table:table-cell office:value-type="float" office:value="574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50">
                <text:p>3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2780">
                <text:p>202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711">
                <text:p>13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6734">
                <text:p>1167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99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3500">
                <text:p>2835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83">
                <text:p>2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5349">
                <text:p>1655349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57">
                <text:p>4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64006">
                <text:p>6640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26">
                <text:p>5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2230">
                <text:p>162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57">
                <text:p>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6618">
                <text:p>276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12">
                <text:p>1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0043">
                <text:p>17004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8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7270">
                <text:p>2872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02">
                <text:p>3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4231">
                <text:p>11423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3343">
                <text:p>11334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7092">
                <text:p>14709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20">
                <text:p>3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03786">
                <text:p>703786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10">
                <text:p>1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2645">
                <text:p>4026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22">
                <text:p>1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6094">
                <text:p>136094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0357">
                <text:p>16035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3790">
                <text:p>163790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88">
                <text:p>2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39546">
                <text:p>3395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28">
                <text:p>4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6316">
                <text:p>326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825">
                <text:p>15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97022">
                <text:p>597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69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0665">
                <text:p>110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40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07672">
                <text:p>21076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910">
                <text:p>24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11190">
                <text:p>121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744">
                <text:p>19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39243">
                <text:p>739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78">
                <text:p>1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5557">
                <text:p>155557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443">
                <text:p>9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26274">
                <text:p>582627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11">
                <text:p>3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50534">
                <text:p>12505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97">
                <text:p>4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5860">
                <text:p>405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876">
                <text:p>11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87646">
                <text:p>1187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407">
                <text:p>29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6558">
                <text:p>106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9033">
                <text:p>490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90903">
                <text:p>239090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462">
                <text:p>9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6009">
                <text:p>2460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965">
                <text:p>129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0264">
                <text:p>140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62">
                <text:p>1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0231">
                <text:p>780231</text:p>
              </table:table-cell>
              <table:table-cell office:value-type="float" office:value="712">
                <text:p>71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70">
                <text:p>22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18424">
                <text:p>818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382">
                <text:p>9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72668">
                <text:p>272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374">
                <text:p>7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8422680">
                <text:p>78422680</text:p>
              </table:table-cell>
              <table:table-cell office:value-type="float" office:value="14742">
                <text:p>1474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76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0057581">
                <text:p>90057581</text:p>
              </table:table-cell>
              <table:table-cell office:value-type="float" office:value="87627">
                <text:p>87627</text:p>
              </table:table-cell>
              <table:table-cell office:value-type="float" office:value="347309">
                <text:p>3473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40">
                <text:p>384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68435">
                <text:p>1968435</text:p>
              </table:table-cell>
              <table:table-cell office:value-type="float" office:value="25092">
                <text:p>25092</text:p>
              </table:table-cell>
              <table:table-cell office:value-type="float" office:value="19885">
                <text:p>198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40">
                <text:p>20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79321">
                <text:p>2879321</text:p>
              </table:table-cell>
              <table:table-cell office:value-type="float" office:value="6375">
                <text:p>6375</text:p>
              </table:table-cell>
              <table:table-cell office:value-type="float" office:value="1565">
                <text:p>15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019">
                <text:p>701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3985">
                <text:p>133985</text:p>
              </table:table-cell>
              <table:table-cell office:value-type="float" office:value="137">
                <text:p>137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448">
                <text:p>5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088250">
                <text:p>6088250</text:p>
              </table:table-cell>
              <table:table-cell office:value-type="float" office:value="11772">
                <text:p>11772</text:p>
              </table:table-cell>
              <table:table-cell office:value-type="float" office:value="16993">
                <text:p>169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70655">
                <text:p>2370655</text:p>
              </table:table-cell>
              <table:table-cell office:value-type="float" office:value="39629">
                <text:p>39629</text:p>
              </table:table-cell>
              <table:table-cell office:value-type="float" office:value="5263">
                <text:p>5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462">
                <text:p>6462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30001">
                <text:p>3630001</text:p>
              </table:table-cell>
              <table:table-cell office:value-type="float" office:value="9775">
                <text:p>9775</text:p>
              </table:table-cell>
              <table:table-cell office:value-type="float" office:value="3521">
                <text:p>3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702">
                <text:p>47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263992">
                <text:p>8263992</text:p>
              </table:table-cell>
              <table:table-cell office:value-type="float" office:value="13127">
                <text:p>13127</text:p>
              </table:table-cell>
              <table:table-cell office:value-type="float" office:value="3863">
                <text:p>3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08">
                <text:p>3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66848">
                <text:p>966848</text:p>
              </table:table-cell>
              <table:table-cell office:value-type="float" office:value="8527">
                <text:p>8527</text:p>
              </table:table-cell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1">
                <text:p>35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800919">
                <text:p>17800919</text:p>
              </table:table-cell>
              <table:table-cell office:value-type="float" office:value="72831">
                <text:p>72831</text:p>
              </table:table-cell>
              <table:table-cell office:value-type="float" office:value="24827">
                <text:p>248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31975">
                <text:p>6131975</text:p>
              </table:table-cell>
              <table:table-cell office:value-type="float" office:value="19646">
                <text:p>19646</text:p>
              </table:table-cell>
              <table:table-cell office:value-type="float" office:value="10528">
                <text:p>10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773201">
                <text:p>32773201</text:p>
              </table:table-cell>
              <table:table-cell office:value-type="float" office:value="90971">
                <text:p>90971</text:p>
              </table:table-cell>
              <table:table-cell office:value-type="float" office:value="20536">
                <text:p>20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278399">
                <text:p>3278399</text:p>
              </table:table-cell>
              <table:table-cell office:value-type="float" office:value="6963">
                <text:p>6963</text:p>
              </table:table-cell>
              <table:table-cell office:value-type="float" office:value="398">
                <text:p>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977">
                <text:p>30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41174">
                <text:p>2141174</text:p>
              </table:table-cell>
              <table:table-cell office:value-type="float" office:value="2275">
                <text:p>2275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48427">
                <text:p>2048427</text:p>
              </table:table-cell>
              <table:table-cell office:value-type="float" office:value="31987">
                <text:p>31987</text:p>
              </table:table-cell>
              <table:table-cell office:value-type="float" office:value="24172">
                <text:p>241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4163">
                <text:p>54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924650">
                <text:p>6924650</text:p>
              </table:table-cell>
              <table:table-cell office:value-type="float" office:value="1296433">
                <text:p>1296433</text:p>
              </table:table-cell>
              <table:table-cell office:value-type="float" office:value="79201">
                <text:p>79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11">
                <text:p>1111</text:p>
              </table:table-cell>
              <table:table-cell office:value-type="float" office:value="7317">
                <text:p>7317</text:p>
              </table:table-cell>
              <table:table-cell office:value-type="float" office:value="1677">
                <text:p>1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79599">
                <text:p>1679599</text:p>
              </table:table-cell>
              <table:table-cell office:value-type="float" office:value="57377">
                <text:p>57377</text:p>
              </table:table-cell>
              <table:table-cell office:value-type="float" office:value="2721">
                <text:p>27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475">
                <text:p>9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699570">
                <text:p>14699570</text:p>
              </table:table-cell>
              <table:table-cell office:value-type="float" office:value="11879">
                <text:p>11879</text:p>
              </table:table-cell>
              <table:table-cell office:value-type="float" office:value="5645">
                <text:p>56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224">
                <text:p>3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031014">
                <text:p>23031014</text:p>
              </table:table-cell>
              <table:table-cell office:value-type="float" office:value="33083">
                <text:p>33083</text:p>
              </table:table-cell>
              <table:table-cell office:value-type="float" office:value="15580">
                <text:p>15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30">
                <text:p>1530</text:p>
              </table:table-cell>
              <table:table-cell office:value-type="float" office:value="28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148477">
                <text:p>3148477</text:p>
              </table:table-cell>
              <table:table-cell office:value-type="float" office:value="3231">
                <text:p>3231</text:p>
              </table:table-cell>
              <table:table-cell office:value-type="float" office:value="8144">
                <text:p>8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973">
                <text:p>6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60570">
                <text:p>960570</text:p>
              </table:table-cell>
              <table:table-cell office:value-type="float" office:value="5663">
                <text:p>5663</text:p>
              </table:table-cell>
              <table:table-cell office:value-type="float" office:value="5655">
                <text:p>5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17">
                <text:p>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6123">
                <text:p>126123</text:p>
              </table:table-cell>
              <table:table-cell office:value-type="float" office:value="394">
                <text:p>394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439503">
                <text:p>9439503</text:p>
              </table:table-cell>
              <table:table-cell office:value-type="float" office:value="3339">
                <text:p>3339</text:p>
              </table:table-cell>
              <table:table-cell office:value-type="float" office:value="2297">
                <text:p>2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47">
                <text:p>1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2776">
                <text:p>102776</text:p>
              </table:table-cell>
              <table:table-cell office:value-type="float" office:value="9420">
                <text:p>9420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3160">
                <text:p>143160</text:p>
              </table:table-cell>
              <table:table-cell office:value-type="float" office:value="352">
                <text:p>352</text:p>
              </table:table-cell>
              <table:table-cell office:value-type="float" office:value="103">
                <text:p>1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175">
                <text:p>7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977086">
                <text:p>4977086</text:p>
              </table:table-cell>
              <table:table-cell office:value-type="float" office:value="987">
                <text:p>98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4572">
                <text:p>64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227581">
                <text:p>8227581</text:p>
              </table:table-cell>
              <table:table-cell office:value-type="float" office:value="1272">
                <text:p>1272</text:p>
              </table:table-cell>
              <table:table-cell office:value-type="float" office:value="234">
                <text:p>2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743096">
                <text:p>9743096</text:p>
              </table:table-cell>
              <table:table-cell office:value-type="float" office:value="10854">
                <text:p>10854</text:p>
              </table:table-cell>
              <table:table-cell office:value-type="float" office:value="196">
                <text:p>1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2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1660">
                <text:p>141660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64">
                <text:p>1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52269">
                <text:p>652269</text:p>
              </table:table-cell>
              <table:table-cell office:value-type="float" office:value="1129">
                <text:p>1129</text:p>
              </table:table-cell>
              <table:table-cell office:value-type="float" office:value="138">
                <text:p>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803">
                <text:p>48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156081">
                <text:p>5156081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135039">
                <text:p>9135039</text:p>
              </table:table-cell>
              <table:table-cell office:value-type="float" office:value="3530">
                <text:p>3530</text:p>
              </table:table-cell>
              <table:table-cell office:value-type="float" office:value="697">
                <text:p>6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346">
                <text:p>6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9107">
                <text:p>159107</text:p>
              </table:table-cell>
              <table:table-cell office:value-type="float" office:value="3680">
                <text:p>368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5">
                <text:p>445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90298">
                <text:p>490298</text:p>
              </table:table-cell>
              <table:table-cell office:value-type="float" office:value="4945">
                <text:p>4945</text:p>
              </table:table-cell>
              <table:table-cell office:value-type="float" office:value="2510">
                <text:p>25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95">
                <text:p>1095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9171">
                <text:p>289171</text:p>
              </table:table-cell>
              <table:table-cell office:value-type="float" office:value="1400">
                <text:p>1400</text:p>
              </table:table-cell>
              <table:table-cell office:value-type="float" office:value="236">
                <text:p>2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7326">
                <text:p>117326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76">
                <text:p>776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4150">
                <text:p>104150</text:p>
              </table:table-cell>
              <table:table-cell office:value-type="float" office:value="437">
                <text:p>437</text:p>
              </table:table-cell>
              <table:table-cell office:value-type="float" office:value="462">
                <text:p>4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98">
                <text:p>1198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9689">
                <text:p>369689</text:p>
              </table:table-cell>
              <table:table-cell office:value-type="float" office:value="557">
                <text:p>557</text:p>
              </table:table-cell>
              <table:table-cell office:value-type="float" office:value="407">
                <text:p>4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498">
                <text:p>1549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9055">
                <text:p>179055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068">
                <text:p>15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101379">
                <text:p>5101379</text:p>
              </table:table-cell>
              <table:table-cell office:value-type="float" office:value="3029">
                <text:p>3029</text:p>
              </table:table-cell>
              <table:table-cell office:value-type="float" office:value="2519">
                <text:p>25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54">
                <text:p>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2112">
                <text:p>112112</text:p>
              </table:table-cell>
              <table:table-cell office:value-type="float" office:value="291">
                <text:p>291</text:p>
              </table:table-cell>
              <table:table-cell office:value-type="float" office:value="189">
                <text:p>1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34">
                <text:p>10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9395">
                <text:p>489395</text:p>
              </table:table-cell>
              <table:table-cell office:value-type="float" office:value="800">
                <text:p>800</text:p>
              </table:table-cell>
              <table:table-cell office:value-type="float" office:value="591">
                <text:p>5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37">
                <text:p>423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4258">
                <text:p>264258</text:p>
              </table:table-cell>
              <table:table-cell office:value-type="float" office:value="478">
                <text:p>478</text:p>
              </table:table-cell>
              <table:table-cell office:value-type="float" office:value="569">
                <text:p>5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47">
                <text:p>2547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30707">
                <text:p>1030707</text:p>
              </table:table-cell>
              <table:table-cell office:value-type="float" office:value="1215">
                <text:p>1215</text:p>
              </table:table-cell>
              <table:table-cell office:value-type="float" office:value="1716">
                <text:p>17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625">
                <text:p>66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9992">
                <text:p>119992</text:p>
              </table:table-cell>
              <table:table-cell office:value-type="float" office:value="822">
                <text:p>822</text:p>
              </table:table-cell>
              <table:table-cell office:value-type="float" office:value="517">
                <text:p>5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8">
                <text:p>3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61817">
                <text:p>3461817</text:p>
              </table:table-cell>
              <table:table-cell office:value-type="float" office:value="6150">
                <text:p>6150</text:p>
              </table:table-cell>
              <table:table-cell office:value-type="float" office:value="4700">
                <text:p>47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54">
                <text:p>2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483474">
                <text:p>9483474</text:p>
              </table:table-cell>
              <table:table-cell office:value-type="float" office:value="10040">
                <text:p>10040</text:p>
              </table:table-cell>
              <table:table-cell office:value-type="float" office:value="4187">
                <text:p>4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92">
                <text:p>69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74606">
                <text:p>174606</text:p>
              </table:table-cell>
              <table:table-cell office:value-type="float" office:value="878">
                <text:p>878</text:p>
              </table:table-cell>
              <table:table-cell office:value-type="float" office:value="463">
                <text:p>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38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2216">
                <text:p>622216</text:p>
              </table:table-cell>
              <table:table-cell office:value-type="float" office:value="1964">
                <text:p>1964</text:p>
              </table:table-cell>
              <table:table-cell office:value-type="float" office:value="1324">
                <text:p>13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9518">
                <text:p>269518</text:p>
              </table:table-cell>
              <table:table-cell office:value-type="float" office:value="3124">
                <text:p>3124</text:p>
              </table:table-cell>
              <table:table-cell office:value-type="float" office:value="1608">
                <text:p>16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0">
                <text:p>36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890439">
                <text:p>3890439</text:p>
              </table:table-cell>
              <table:table-cell office:value-type="float" office:value="21753">
                <text:p>21753</text:p>
              </table:table-cell>
              <table:table-cell office:value-type="float" office:value="3264">
                <text:p>32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58">
                <text:p>1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650518">
                <text:p>2650518</text:p>
              </table:table-cell>
              <table:table-cell office:value-type="float" office:value="6030">
                <text:p>6030</text:p>
              </table:table-cell>
              <table:table-cell office:value-type="float" office:value="880">
                <text:p>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92">
                <text:p>6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3433028">
                <text:p>63433028</text:p>
              </table:table-cell>
              <table:table-cell office:value-type="float" office:value="155352">
                <text:p>155352</text:p>
              </table:table-cell>
              <table:table-cell office:value-type="float" office:value="12855">
                <text:p>128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04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09247">
                <text:p>2409247</text:p>
              </table:table-cell>
              <table:table-cell office:value-type="float" office:value="866">
                <text:p>866</text:p>
              </table:table-cell>
              <table:table-cell office:value-type="float" office:value="674">
                <text:p>6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31">
                <text:p>653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918212">
                <text:p>18918212</text:p>
              </table:table-cell>
              <table:table-cell office:value-type="float" office:value="442040">
                <text:p>442040</text:p>
              </table:table-cell>
              <table:table-cell office:value-type="float" office:value="20975">
                <text:p>209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2460382">
                <text:p>22460382</text:p>
              </table:table-cell>
              <table:table-cell office:value-type="float" office:value="18924">
                <text:p>18924</text:p>
              </table:table-cell>
              <table:table-cell office:value-type="float" office:value="3938">
                <text:p>39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20465904">
                <text:p>520465904</text:p>
              </table:table-cell>
              <table:table-cell office:value-type="float" office:value="415170">
                <text:p>415170</text:p>
              </table:table-cell>
              <table:table-cell office:value-type="float" office:value="53436">
                <text:p>53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10863">
                <text:p>310863</text:p>
              </table:table-cell>
              <table:table-cell office:value-type="float" office:value="2606">
                <text:p>2606</text:p>
              </table:table-cell>
              <table:table-cell office:value-type="float" office:value="797">
                <text:p>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453411">
                <text:p>4453411</text:p>
              </table:table-cell>
              <table:table-cell office:value-type="float" office:value="26030">
                <text:p>26030</text:p>
              </table:table-cell>
              <table:table-cell office:value-type="float" office:value="7730">
                <text:p>7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779974">
                <text:p>7779974</text:p>
              </table:table-cell>
              <table:table-cell office:value-type="float" office:value="17460">
                <text:p>17460</text:p>
              </table:table-cell>
              <table:table-cell office:value-type="float" office:value="3260">
                <text:p>3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510747">
                <text:p>4510747</text:p>
              </table:table-cell>
              <table:table-cell office:value-type="float" office:value="112980">
                <text:p>112980</text:p>
              </table:table-cell>
              <table:table-cell office:value-type="float" office:value="13316">
                <text:p>13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1192">
                <text:p>131192</text:p>
              </table:table-cell>
              <table:table-cell office:value-type="float" office:value="2235485">
                <text:p>2235485</text:p>
              </table:table-cell>
              <table:table-cell office:value-type="float" office:value="16977">
                <text:p>16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93">
                <text:p>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